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Helvetica, sans-serif"/>
    <style:font-face style:name="Consolas" svg:font-family="Consolas, Monaco, 'Andale Mono', monospace"/>
    <style:font-face style:name="Crimson Text" svg:font-family="'Crimson Text', serif"/>
    <style:font-face style:name="Droid Sans" svg:font-family="'Droid Sans', Arial, sans-serif"/>
    <style:font-face style:name="Geneva" svg:font-family="Geneva, Tahoma, 'Nimbus Sans L', sans-serif"/>
    <style:font-face style:name="Montserrat" svg:font-family="Montserrat, sans-serif"/>
    <style:font-face style:name="Open Sans" svg:font-family="'Open Sans', 'Helvetica Neue', Helvetica, Arial, sans-serif"/>
    <style:font-face style:name="Source Sans Pro" svg:font-family="'Source Sans Pro', Helvetica, sans-serif"/>
    <style:font-face style:name="Verdana" svg:font-family="Verdana, 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2264in" table:align="left"/>
    </style:style>
    <style:style style:name="Table1.A" style:family="table-column">
      <style:table-column-properties style:column-width="4.2264in"/>
    </style:style>
    <style:style style:name="Table1.A1" style:family="table-cell">
      <style:table-cell-properties style:vertical-align="middle" fo:padding="0.0194in" fo:border="none"/>
    </style:style>
    <style:style style:name="Table2" style:family="table">
      <style:table-properties style:width="4.125in" table:align="center"/>
    </style:style>
    <style:style style:name="Table2.A" style:family="table-column">
      <style:table-column-properties style:column-width="1.3958in"/>
    </style:style>
    <style:style style:name="Table2.B" style:family="table-column">
      <style:table-column-properties style:column-width="2.7292in"/>
    </style:style>
    <style:style style:name="Table2.A1" style:family="table-cell">
      <style:table-cell-properties style:border-line-width-left="0.0007in 0.0014in 0.0007in" style:border-line-width-top="0.0007in 0.0014in 0.0007in" style:border-line-width-bottom="0.0007in 0.0014in 0.0007in" fo:padding="0.0313in" fo:border-left="0.2pt double #808080" fo:border-right="none" fo:border-top="0.2pt double #808080" fo:border-bottom="0.2pt double #808080"/>
    </style:style>
    <style:style style:name="Table2.B1" style:family="table-cell">
      <style:table-cell-properties style:border-line-width="0.0007in 0.0014in 0.0007in" fo:padding="0.0313in" fo:border="0.2pt double #808080"/>
    </style:style>
    <style:style style:name="Table2.A2" style:family="table-cell">
      <style:table-cell-properties style:border-line-width-left="0.0007in 0.0014in 0.0007in" style:border-line-width-bottom="0.0007in 0.0014in 0.0007in" fo:padding="0.0313in" fo:border-left="0.2pt double #808080" fo:border-right="none" fo:border-top="none" fo:border-bottom="0.2pt double #808080"/>
    </style:style>
    <style:style style:name="Table2.B2" style:family="table-cell">
      <style:table-cell-properties style:border-line-width-left="0.0007in 0.0014in 0.0007in" style:border-line-width-right="0.0007in 0.0014in 0.0007in" style:border-line-width-bottom="0.0007in 0.0014in 0.0007in" fo:padding="0.0313in" fo:border-left="0.2pt double #808080" fo:border-right="0.2pt double #808080" fo:border-top="none" fo:border-bottom="0.2pt double #808080"/>
    </style:style>
    <style:style style:name="Table3" style:family="table">
      <style:table-properties style:width="6.6931in" table:align="center" fo:background-color="#bdbdbd">
        <style:background-image/>
      </style:table-properties>
    </style:style>
    <style:style style:name="Table3.A" style:family="table-column">
      <style:table-column-properties style:column-width="0.9757in"/>
    </style:style>
    <style:style style:name="Table3.B" style:family="table-column">
      <style:table-column-properties style:column-width="5.7174in"/>
    </style:style>
    <style:style style:name="Table3.A1" style:family="table-cell">
      <style:table-cell-properties style:vertical-align="middle" fo:padding="0.1458in" fo:border-left="0.75pt solid #808080" fo:border-right="none" fo:border-top="0.75pt solid #808080" fo:border-bottom="0.05pt solid #808080"/>
    </style:style>
    <style:style style:name="Table3.B1" style:family="table-cell">
      <style:table-cell-properties style:vertical-align="middle" fo:padding="0.1458in" fo:border-left="0.05pt solid #808080" fo:border-right="0.75pt solid #808080" fo:border-top="0.75pt solid #808080" fo:border-bottom="0.05pt solid #808080"/>
    </style:style>
    <style:style style:name="Table3.A2" style:family="table-cell">
      <style:table-cell-properties style:vertical-align="middle" fo:padding="0.1458in" fo:border-left="0.75pt solid #808080" fo:border-right="none" fo:border-top="none" fo:border-bottom="0.05pt solid #808080"/>
    </style:style>
    <style:style style:name="Table3.B2" style:family="table-cell">
      <style:table-cell-properties style:vertical-align="middle" fo:padding="0.1458in" fo:border-left="0.05pt solid #808080" fo:border-right="0.75pt solid #808080" fo:border-top="none" fo:border-bottom="0.05pt solid #808080"/>
    </style:style>
    <style:style style:name="Table3.A4" style:family="table-cell">
      <style:table-cell-properties style:vertical-align="middle" fo:padding="0.1458in" fo:border-left="0.75pt solid #808080" fo:border-right="none" fo:border-top="none" fo:border-bottom="0.75pt solid #808080"/>
    </style:style>
    <style:style style:name="Table3.B4" style:family="table-cell">
      <style:table-cell-properties style:vertical-align="middle" fo:padding="0.1458in" fo:border-left="0.05pt solid #808080" fo:border-right="0.75pt solid #808080" fo:border-top="none" fo:border-bottom="0.75pt solid #808080"/>
    </style:style>
    <style:style style:name="Table4" style:family="table">
      <style:table-properties style:width="4.6847in" style:rel-width="70%" table:align="center"/>
    </style:style>
    <style:style style:name="Table4.A" style:family="table-column">
      <style:table-column-properties style:column-width="4.6847in" style:rel-column-width="45870*"/>
    </style:style>
    <style:style style:name="Table4.A1" style:family="table-cell">
      <style:table-cell-properties style:vertical-align="middle" fo:background-color="#fff7d2" fo:padding="0.0729in" fo:border="none">
        <style:background-image/>
      </style:table-cell-properties>
    </style:style>
    <style:style style:name="Table5" style:family="table">
      <style:table-properties style:width="4.6847in" style:rel-width="70%" table:align="center"/>
    </style:style>
    <style:style style:name="Table5.A" style:family="table-column">
      <style:table-column-properties style:column-width="4.6847in" style:rel-column-width="45870*"/>
    </style:style>
    <style:style style:name="Table5.A1" style:family="table-cell">
      <style:table-cell-properties style:vertical-align="middle" fo:background-color="#fff7d2" fo:padding="0.0729in" fo:border="none">
        <style:background-image/>
      </style:table-cell-properties>
    </style:style>
    <style:style style:name="Table6" style:family="table">
      <style:table-properties style:width="4.6847in" style:rel-width="70%" table:align="center"/>
    </style:style>
    <style:style style:name="Table6.A" style:family="table-column">
      <style:table-column-properties style:column-width="4.6847in" style:rel-column-width="45870*"/>
    </style:style>
    <style:style style:name="Table6.A1" style:family="table-cell">
      <style:table-cell-properties style:vertical-align="middle" fo:background-color="#fcfed3" fo:padding="0.0729in" fo:border="none">
        <style:background-image/>
      </style:table-cell-properties>
    </style:style>
    <style:style style:name="Table7" style:family="table">
      <style:table-properties style:width="4.6847in" style:rel-width="70%" table:align="center"/>
    </style:style>
    <style:style style:name="Table7.A" style:family="table-column">
      <style:table-column-properties style:column-width="4.6847in" style:rel-column-width="45870*"/>
    </style:style>
    <style:style style:name="Table7.A1" style:family="table-cell">
      <style:table-cell-properties style:vertical-align="middle" fo:background-color="#fff7d2" fo:padding="0.0729in" fo:border="none">
        <style:background-image/>
      </style:table-cell-properties>
    </style:style>
    <style:style style:name="Table8" style:family="table">
      <style:table-properties style:width="4.6847in" style:rel-width="70%" table:align="center"/>
    </style:style>
    <style:style style:name="Table8.A" style:family="table-column">
      <style:table-column-properties style:column-width="4.6847in" style:rel-column-width="45870*"/>
    </style:style>
    <style:style style:name="Table8.A1" style:family="table-cell">
      <style:table-cell-properties style:vertical-align="middle" fo:background-color="#fff7d2" fo:padding="0.0729in" fo:border="none">
        <style:background-image/>
      </style:table-cell-properties>
    </style:style>
    <style:style style:name="Table9" style:family="table">
      <style:table-properties style:width="4.6847in" style:rel-width="70%" table:align="center"/>
    </style:style>
    <style:style style:name="Table9.A" style:family="table-column">
      <style:table-column-properties style:column-width="4.6847in" style:rel-column-width="45870*"/>
    </style:style>
    <style:style style:name="Table9.A1" style:family="table-cell">
      <style:table-cell-properties style:vertical-align="middle" fo:background-color="#fff7d2" fo:padding="0.0729in" fo:border="none">
        <style:background-image/>
      </style:table-cell-properties>
    </style:style>
    <style:style style:name="Table10" style:family="table">
      <style:table-properties style:width="6.6931in" table:align="left" fo:background-color="transparent">
        <style:background-image/>
      </style:table-properties>
    </style:style>
    <style:style style:name="Table10.A" style:family="table-column">
      <style:table-column-properties style:column-width="0.9826in"/>
    </style:style>
    <style:style style:name="Table10.B" style:family="table-column">
      <style:table-column-properties style:column-width="0.584in"/>
    </style:style>
    <style:style style:name="Table10.C" style:family="table-column">
      <style:table-column-properties style:column-width="1.5417in"/>
    </style:style>
    <style:style style:name="Table10.D" style:family="table-column">
      <style:table-column-properties style:column-width="0.7292in"/>
    </style:style>
    <style:style style:name="Table10.E" style:family="table-column">
      <style:table-column-properties style:column-width="2.8556in"/>
    </style:style>
    <style:style style:name="Table10.A1" style:family="table-cell">
      <style:table-cell-properties style:vertical-align="middle" fo:background-color="#f5f5f5" fo:padding="0.0194in" fo:border="0.05pt solid #d5d5d5">
        <style:background-image/>
      </style:table-cell-properties>
    </style:style>
    <style:style style:name="Table10.A2" style:family="table-cell">
      <style:table-cell-properties style:vertical-align="middle" fo:padding="0.0194in" fo:border="0.05pt solid #d5d5d5"/>
    </style:style>
    <style:style style:name="Table10.B2" style:family="table-cell">
      <style:table-cell-properties style:vertical-align="middle" fo:padding="0.0194in" fo:border="0.05pt solid #d5d5d5"/>
    </style:style>
    <style:style style:name="Table10.C2" style:family="table-cell">
      <style:table-cell-properties style:vertical-align="middle" fo:padding="0.0194in" fo:border="0.05pt solid #d5d5d5"/>
    </style:style>
    <style:style style:name="Table10.D2" style:family="table-cell">
      <style:table-cell-properties style:vertical-align="middle" fo:padding="0.0194in" fo:border="0.05pt solid #d5d5d5"/>
    </style:style>
    <style:style style:name="Table10.E2" style:family="table-cell">
      <style:table-cell-properties style:vertical-align="middle" fo:padding="0.0194in" fo:border="0.05pt solid #d5d5d5"/>
    </style:style>
    <style:style style:name="Table10.A3" style:family="table-cell">
      <style:table-cell-properties style:vertical-align="middle" fo:padding="0.0194in" fo:border="0.05pt solid #d5d5d5"/>
    </style:style>
    <style:style style:name="Table10.B3" style:family="table-cell">
      <style:table-cell-properties style:vertical-align="middle" fo:padding="0.0194in" fo:border="0.05pt solid #d5d5d5"/>
    </style:style>
    <style:style style:name="Table10.C3" style:family="table-cell">
      <style:table-cell-properties style:vertical-align="middle" fo:padding="0.0194in" fo:border="0.05pt solid #d5d5d5"/>
    </style:style>
    <style:style style:name="Table10.D3" style:family="table-cell">
      <style:table-cell-properties style:vertical-align="middle" fo:padding="0.0194in" fo:border="0.05pt solid #d5d5d5"/>
    </style:style>
    <style:style style:name="Table10.E3" style:family="table-cell">
      <style:table-cell-properties style:vertical-align="middle" fo:padding="0.0194in" fo:border="0.05pt solid #d5d5d5"/>
    </style:style>
    <style:style style:name="Table10.A4" style:family="table-cell">
      <style:table-cell-properties style:vertical-align="middle" fo:padding="0.0194in" fo:border="0.05pt solid #d5d5d5"/>
    </style:style>
    <style:style style:name="Table10.B4" style:family="table-cell">
      <style:table-cell-properties style:vertical-align="middle" fo:padding="0.0194in" fo:border="0.05pt solid #d5d5d5"/>
    </style:style>
    <style:style style:name="Table10.C4" style:family="table-cell">
      <style:table-cell-properties style:vertical-align="middle" fo:padding="0.0194in" fo:border="0.05pt solid #d5d5d5"/>
    </style:style>
    <style:style style:name="Table10.D4" style:family="table-cell">
      <style:table-cell-properties style:vertical-align="middle" fo:padding="0.0194in" fo:border="0.05pt solid #d5d5d5"/>
    </style:style>
    <style:style style:name="Table10.E4" style:family="table-cell">
      <style:table-cell-properties style:vertical-align="middle" fo:padding="0.0194in" fo:border="0.05pt solid #d5d5d5"/>
    </style:style>
    <style:style style:name="Table10.A5" style:family="table-cell">
      <style:table-cell-properties style:vertical-align="middle" fo:padding="0.0194in" fo:border="0.05pt solid #d5d5d5"/>
    </style:style>
    <style:style style:name="Table10.B5" style:family="table-cell">
      <style:table-cell-properties style:vertical-align="middle" fo:padding="0.0194in" fo:border="0.05pt solid #d5d5d5"/>
    </style:style>
    <style:style style:name="Table10.C5" style:family="table-cell">
      <style:table-cell-properties style:vertical-align="middle" fo:padding="0.0194in" fo:border="0.05pt solid #d5d5d5"/>
    </style:style>
    <style:style style:name="Table10.D5" style:family="table-cell">
      <style:table-cell-properties style:vertical-align="middle" fo:padding="0.0194in" fo:border="0.05pt solid #d5d5d5"/>
    </style:style>
    <style:style style:name="Table10.E5" style:family="table-cell">
      <style:table-cell-properties style:vertical-align="middle" fo:padding="0.0194in" fo:border="0.05pt solid #d5d5d5"/>
    </style:style>
    <style:style style:name="Table10.A6" style:family="table-cell">
      <style:table-cell-properties style:vertical-align="middle" fo:padding="0.0194in" fo:border="0.05pt solid #d5d5d5"/>
    </style:style>
    <style:style style:name="Table10.B6" style:family="table-cell">
      <style:table-cell-properties style:vertical-align="middle" fo:padding="0.0194in" fo:border="0.05pt solid #d5d5d5"/>
    </style:style>
    <style:style style:name="Table10.C6" style:family="table-cell">
      <style:table-cell-properties style:vertical-align="middle" fo:padding="0.0194in" fo:border="0.05pt solid #d5d5d5"/>
    </style:style>
    <style:style style:name="Table10.D6" style:family="table-cell">
      <style:table-cell-properties style:vertical-align="middle" fo:padding="0.0194in" fo:border="0.05pt solid #d5d5d5"/>
    </style:style>
    <style:style style:name="Table10.E6" style:family="table-cell">
      <style:table-cell-properties style:vertical-align="middle" fo:padding="0.0194in" fo:border="0.05pt solid #d5d5d5"/>
    </style:style>
    <style:style style:name="P1" style:family="paragraph" style:parent-style-name="Standard">
      <style:text-properties fo:font-weight="bold" officeooo:rsid="000a7516" officeooo:paragraph-rsid="000a7516" style:font-weight-asian="bold" style:font-weight-complex="bold"/>
    </style:style>
    <style:style style:name="P2" style:family="paragraph" style:parent-style-name="Standard">
      <style:text-properties fo:font-weight="bold" officeooo:rsid="005e395f" officeooo:paragraph-rsid="005f04de" style:font-weight-asian="bold" style:font-weight-complex="bold"/>
    </style:style>
    <style:style style:name="P3" style:family="paragraph" style:parent-style-name="Standard">
      <style:text-properties officeooo:paragraph-rsid="000a7516"/>
    </style:style>
    <style:style style:name="P4" style:family="paragraph" style:parent-style-name="Standard">
      <style:text-properties fo:font-size="13pt" fo:font-weight="bold" style:font-size-asian="13pt" style:font-weight-asian="bold" style:font-size-complex="13pt" style:font-weight-complex="bold"/>
    </style:style>
    <style:style style:name="P5" style:family="paragraph" style:parent-style-name="Standard">
      <style:text-properties fo:font-size="13pt" fo:font-weight="bold" officeooo:rsid="000a7516" officeooo:paragraph-rsid="000a7516" style:font-size-asian="13pt" style:font-weight-asian="bold" style:font-size-complex="13pt" style:font-weight-complex="bold"/>
    </style:style>
    <style:style style:name="P6" style:family="paragraph" style:parent-style-name="Standard">
      <style:text-properties fo:font-size="13pt" fo:font-weight="bold" officeooo:rsid="000a9334" officeooo:paragraph-rsid="000a9334" style:font-size-asian="13pt" style:font-weight-asian="bold" style:font-size-complex="13pt" style:font-weight-complex="bold"/>
    </style:style>
    <style:style style:name="P7" style:family="paragraph" style:parent-style-name="Standard">
      <style:text-properties fo:font-size="13pt" fo:font-weight="bold" officeooo:rsid="0010c0e0" officeooo:paragraph-rsid="0010c0e0" style:font-size-asian="13pt" style:font-weight-asian="bold" style:font-size-complex="13pt" style:font-weight-complex="bold"/>
    </style:style>
    <style:style style:name="P8" style:family="paragraph" style:parent-style-name="Standard">
      <style:text-properties fo:font-size="13pt" fo:font-weight="bold" officeooo:rsid="0010c0e0" officeooo:paragraph-rsid="00123355" style:font-size-asian="13pt" style:font-weight-asian="bold" style:font-size-complex="13pt" style:font-weight-complex="bold"/>
    </style:style>
    <style:style style:name="P9" style:family="paragraph" style:parent-style-name="Standard">
      <style:text-properties fo:font-size="13pt" fo:font-weight="bold" officeooo:rsid="0015e91b" officeooo:paragraph-rsid="0015e91b" style:font-size-asian="13pt" style:font-weight-asian="bold" style:font-size-complex="13pt" style:font-weight-complex="bold"/>
    </style:style>
    <style:style style:name="P10" style:family="paragraph" style:parent-style-name="Standard">
      <style:text-properties fo:font-size="13pt" fo:font-weight="bold" officeooo:rsid="00161a8a" officeooo:paragraph-rsid="00161a8a" style:font-size-asian="13pt" style:font-weight-asian="bold" style:font-size-complex="13pt" style:font-weight-complex="bold"/>
    </style:style>
    <style:style style:name="P11" style:family="paragraph" style:parent-style-name="Standard">
      <style:text-properties fo:font-size="13pt" fo:font-weight="bold" officeooo:rsid="0016d7fc" officeooo:paragraph-rsid="0016d7fc" style:font-size-asian="13pt" style:font-weight-asian="bold" style:font-size-complex="13pt" style:font-weight-complex="bold"/>
    </style:style>
    <style:style style:name="P12" style:family="paragraph" style:parent-style-name="Standard">
      <style:text-properties fo:font-size="13pt" fo:font-weight="bold" officeooo:paragraph-rsid="003ccb5d" style:font-size-asian="13pt" style:font-weight-asian="bold" style:font-size-complex="13pt" style:font-weight-complex="bold"/>
    </style:style>
    <style:style style:name="P13" style:family="paragraph" style:parent-style-name="Standard">
      <style:text-properties style:font-name="Liberation Serif" fo:font-size="12pt" officeooo:paragraph-rsid="00307ac8" style:font-size-asian="12pt" style:font-size-complex="12pt"/>
    </style:style>
    <style:style style:name="P14" style:family="paragraph" style:parent-style-name="Standard">
      <style:text-properties style:font-name="Liberation Serif" fo:font-size="12pt" fo:font-weight="normal" officeooo:rsid="001b0a9a" officeooo:paragraph-rsid="001b0a9a" style:font-size-asian="10.5pt" style:font-weight-asian="normal" style:font-size-complex="12pt" style:font-weight-complex="normal"/>
    </style:style>
    <style:style style:name="P15" style:family="paragraph" style:parent-style-name="Standard">
      <style:text-properties style:font-name="Liberation Serif" fo:font-size="13pt" fo:font-weight="bold" officeooo:rsid="000df4c2" officeooo:paragraph-rsid="000df4c2" style:font-size-asian="13pt" style:font-weight-asian="bold" style:font-size-complex="13pt" style:font-weight-complex="bold"/>
    </style:style>
    <style:style style:name="P16" style:family="paragraph" style:parent-style-name="Standard">
      <style:text-properties style:font-name="Liberation Serif" fo:font-size="13pt" fo:font-weight="bold" officeooo:rsid="0010c0e0" officeooo:paragraph-rsid="0010c0e0" style:font-size-asian="13pt" style:font-weight-asian="bold" style:font-size-complex="13pt" style:font-weight-complex="bold"/>
    </style:style>
    <style:style style:name="P17" style:family="paragraph" style:parent-style-name="Standard">
      <style:text-properties style:font-name="Liberation Serif" fo:font-size="13pt" fo:font-weight="bold" officeooo:rsid="001b0a9a" officeooo:paragraph-rsid="001b0a9a" style:font-size-asian="13pt" style:font-weight-asian="bold" style:font-size-complex="13pt" style:font-weight-complex="bold"/>
    </style:style>
    <style:style style:name="P18" style:family="paragraph" style:parent-style-name="Standard">
      <style:text-properties style:font-name="Liberation Serif" fo:font-size="13pt" fo:font-weight="bold" officeooo:rsid="003384b7" officeooo:paragraph-rsid="003384b7" style:font-size-asian="13pt" style:font-weight-asian="bold" style:font-size-complex="13pt" style:font-weight-complex="bold"/>
    </style:style>
    <style:style style:name="P19" style:family="paragraph" style:parent-style-name="Standard">
      <style:text-properties style:font-name="Liberation Serif" fo:font-size="13pt" fo:font-weight="bold" officeooo:rsid="000f5651" officeooo:paragraph-rsid="000f5651" style:font-size-asian="13pt" style:font-weight-asian="bold" style:font-size-complex="13pt" style:font-weight-complex="bold"/>
    </style:style>
    <style:style style:name="P20" style:family="paragraph" style:parent-style-name="Standard">
      <style:text-properties style:font-name="Liberation Serif" fo:font-weight="normal" style:font-weight-asian="normal" style:font-weight-complex="normal"/>
    </style:style>
    <style:style style:name="P21" style:family="paragraph" style:parent-style-name="Standard">
      <style:text-properties officeooo:rsid="0010c0e0" officeooo:paragraph-rsid="0010c0e0"/>
    </style:style>
    <style:style style:name="P22" style:family="paragraph" style:parent-style-name="Standard">
      <style:text-properties fo:font-variant="normal" fo:text-transform="none" fo:color="#525252" style:font-name="Droid Sans" fo:font-size="10.5pt" fo:letter-spacing="normal" fo:font-style="normal" fo:font-weight="normal" officeooo:rsid="001b0a9a" officeooo:paragraph-rsid="001b0a9a" style:font-size-asian="12pt" style:font-weight-asian="bold" style:font-size-complex="12pt" style:font-weight-complex="bold"/>
    </style:style>
    <style:style style:name="P23" style:family="paragraph" style:parent-style-name="Standard">
      <style:text-properties fo:font-variant="normal" fo:text-transform="none" fo:color="#000000" style:font-name="Liberation Serif" fo:font-size="12pt" fo:letter-spacing="normal" fo:font-style="normal" fo:font-weight="normal" officeooo:rsid="001fdf85" officeooo:paragraph-rsid="00265020" style:font-size-asian="10.5pt" style:font-style-asian="normal" style:font-weight-asian="normal" style:font-size-complex="12pt" style:font-style-complex="normal" style:font-weight-complex="normal"/>
    </style:style>
    <style:style style:name="P24" style:family="paragraph" style:parent-style-name="Standard">
      <style:text-properties fo:font-variant="normal" fo:text-transform="none" fo:color="#000000" style:font-name="Liberation Serif" fo:font-size="12pt" fo:letter-spacing="normal" fo:font-style="normal" fo:font-weight="normal" officeooo:rsid="000a9334" officeooo:paragraph-rsid="000a9334" style:font-size-asian="10.5pt" style:font-weight-asian="normal" style:font-size-complex="12pt" style:font-weight-complex="normal"/>
    </style:style>
    <style:style style:name="P25" style:family="paragraph" style:parent-style-name="Standard">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6" style:family="paragraph" style:parent-style-name="Standard">
      <style:text-properties fo:font-variant="normal" fo:text-transform="none" fo:color="#000000" style:font-name="Liberation Serif" fo:font-size="12pt" fo:letter-spacing="normal" fo:font-style="normal" fo:font-weight="normal" officeooo:rsid="00408281" officeooo:paragraph-rsid="00408281" style:font-size-asian="12pt" style:font-weight-asian="normal" style:font-size-complex="12pt" style:font-weight-complex="normal"/>
    </style:style>
    <style:style style:name="P27" style:family="paragraph" style:parent-style-name="Standard">
      <style:paragraph-properties>
        <style:tab-stops>
          <style:tab-stop style:position="0.8126in"/>
        </style:tab-stops>
      </style:paragraph-properties>
      <style:text-properties fo:font-variant="normal" fo:text-transform="none" fo:color="#000000" style:font-name="Liberation Serif" fo:font-size="12pt" fo:letter-spacing="normal" fo:font-style="normal" fo:font-weight="normal" officeooo:paragraph-rsid="005f04de" style:font-size-asian="12pt" style:font-weight-asian="normal" style:font-size-complex="12pt" style:font-weight-complex="normal"/>
    </style:style>
    <style:style style:name="P28" style:family="paragraph" style:parent-style-name="Standard">
      <style:text-properties fo:font-variant="normal" fo:text-transform="none" fo:color="#000000" style:font-name="Liberation Serif" fo:font-size="12pt" fo:letter-spacing="normal" fo:font-style="normal" fo:font-weight="normal" style:font-size-asian="12pt" style:font-weight-asian="bold" style:font-size-complex="12pt" style:font-weight-complex="bold"/>
    </style:style>
    <style:style style:name="P29" style:family="paragraph" style:parent-style-name="Standard">
      <style:text-properties fo:font-variant="normal" fo:text-transform="none" fo:color="#000000" style:font-name="Liberation Serif" fo:font-size="12pt" fo:letter-spacing="normal" fo:font-style="normal" fo:font-weight="normal" officeooo:rsid="00408281" officeooo:paragraph-rsid="00408281" style:font-size-asian="12pt" style:font-weight-asian="bold" style:font-size-complex="12pt" style:font-weight-complex="bold"/>
    </style:style>
    <style:style style:name="P30" style:family="paragraph" style:parent-style-name="Standard">
      <style:text-properties fo:font-variant="normal" fo:text-transform="none" fo:color="#000000" style:font-name="Liberation Serif" fo:font-size="12pt" fo:letter-spacing="normal" fo:font-style="normal" fo:font-weight="normal" officeooo:rsid="00448ab7" officeooo:paragraph-rsid="00448ab7" style:font-size-asian="12pt" style:font-weight-asian="bold" style:font-size-complex="12pt" style:font-weight-complex="bold"/>
    </style:style>
    <style:style style:name="P31" style:family="paragraph" style:parent-style-name="Standard">
      <style:text-properties fo:font-variant="normal" fo:text-transform="none" fo:color="#000000" style:font-name="Liberation Serif" fo:font-size="12pt" fo:letter-spacing="normal" fo:font-style="normal" fo:font-weight="normal" officeooo:rsid="0049b338" officeooo:paragraph-rsid="0049b338" style:font-size-asian="12pt" style:font-weight-asian="bold" style:font-size-complex="12pt" style:font-weight-complex="bold"/>
    </style:style>
    <style:style style:name="P32" style:family="paragraph" style:parent-style-name="Standard">
      <style:text-properties fo:font-variant="normal" fo:text-transform="none" fo:color="#000000" style:font-name="Liberation Serif" fo:font-size="12pt" fo:letter-spacing="normal" fo:font-style="normal" fo:font-weight="normal" officeooo:rsid="0010c0e0" officeooo:paragraph-rsid="00123355" style:font-size-asian="12pt" style:font-weight-asian="bold" style:font-size-complex="12pt" style:font-weight-complex="bold"/>
    </style:style>
    <style:style style:name="P33" style:family="paragraph" style:parent-style-name="Standard">
      <style:text-properties fo:font-variant="normal" fo:text-transform="none" fo:color="#000000" style:font-name="Liberation Serif" fo:font-size="12pt" fo:letter-spacing="normal" fo:font-style="normal" fo:font-weight="normal" officeooo:rsid="0010c0e0" officeooo:paragraph-rsid="00137b3e" style:font-size-asian="12pt" style:font-weight-asian="bold" style:font-size-complex="12pt" style:font-weight-complex="bold"/>
    </style:style>
    <style:style style:name="P34" style:family="paragraph" style:parent-style-name="Standard">
      <style:text-properties fo:font-variant="normal" fo:text-transform="none" fo:color="#000000" style:font-name="Liberation Serif" fo:font-size="12pt" fo:letter-spacing="normal" fo:font-style="normal" fo:font-weight="normal" officeooo:rsid="001b0a9a" officeooo:paragraph-rsid="001b0a9a" style:font-size-asian="12pt" style:font-weight-asian="bold" style:font-size-complex="12pt" style:font-weight-complex="bold"/>
    </style:style>
    <style:style style:name="P35" style:family="paragraph" style:parent-style-name="Standard">
      <style:text-properties fo:font-variant="normal" fo:text-transform="none" fo:color="#000000" style:font-name="Liberation Serif" fo:font-size="12pt" fo:letter-spacing="normal" fo:font-style="normal" fo:font-weight="normal" officeooo:rsid="003ccb5d" officeooo:paragraph-rsid="003ccb5d" style:font-size-asian="12pt" style:font-weight-asian="bold" style:font-size-complex="12pt" style:font-weight-complex="bold"/>
    </style:style>
    <style:style style:name="P36" style:family="paragraph" style:parent-style-name="Standard">
      <style:text-properties fo:font-variant="normal" fo:text-transform="none" fo:color="#000000" style:font-name="Liberation Serif" fo:font-size="12pt" fo:letter-spacing="normal" fo:font-style="normal" fo:font-weight="normal" officeooo:rsid="003384b7" officeooo:paragraph-rsid="003384b7" style:font-size-asian="12pt" style:font-weight-asian="bold" style:font-size-complex="12pt" style:font-weight-complex="bold"/>
    </style:style>
    <style:style style:name="P37" style:family="paragraph" style:parent-style-name="Standard">
      <style:text-properties fo:font-variant="normal" fo:text-transform="none" fo:color="#000000" style:font-name="Liberation Serif" fo:font-size="12pt" fo:letter-spacing="normal" fo:font-style="normal" fo:font-weight="normal" officeooo:paragraph-rsid="0041218a" style:font-size-asian="12pt" style:font-size-complex="12pt"/>
    </style:style>
    <style:style style:name="P38" style:family="paragraph" style:parent-style-name="Standard">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39" style:family="paragraph" style:parent-style-name="Standard">
      <style:text-properties fo:font-variant="normal" fo:text-transform="none" fo:color="#000000" style:font-name="Liberation Serif" fo:font-size="13pt" fo:letter-spacing="normal" fo:font-style="normal" fo:font-weight="bold" officeooo:rsid="00257451" officeooo:paragraph-rsid="00257451" style:font-size-asian="13pt" style:font-weight-asian="bold" style:font-size-complex="13pt" style:font-weight-complex="bold"/>
    </style:style>
    <style:style style:name="P40" style:family="paragraph" style:parent-style-name="Standard">
      <style:text-properties fo:font-variant="normal" fo:text-transform="none" fo:color="#000000" style:font-name="Liberation Serif" fo:font-size="13pt" fo:letter-spacing="normal" fo:font-style="normal" fo:font-weight="bold" officeooo:rsid="00265020" officeooo:paragraph-rsid="00265020" style:font-size-asian="13pt" style:font-weight-asian="bold" style:font-size-complex="13pt" style:font-weight-complex="bold"/>
    </style:style>
    <style:style style:name="P41" style:family="paragraph" style:parent-style-name="Standard">
      <style:text-properties fo:font-variant="normal" fo:text-transform="none" fo:color="#000000" style:font-name="Liberation Serif" fo:font-size="13pt" fo:letter-spacing="normal" fo:font-style="normal" fo:font-weight="bold" officeooo:rsid="00415c66" officeooo:paragraph-rsid="00415c66" style:font-size-asian="13pt" style:font-weight-asian="bold" style:font-size-complex="13pt" style:font-weight-complex="bold"/>
    </style:style>
    <style:style style:name="P42" style:family="paragraph" style:parent-style-name="Standard">
      <style:text-properties fo:font-variant="normal" fo:text-transform="none" fo:color="#000000" style:font-name="Liberation Serif" fo:font-size="13pt" fo:letter-spacing="normal" fo:font-style="normal" fo:font-weight="bold" officeooo:rsid="00448ab7" officeooo:paragraph-rsid="00448ab7" style:font-size-asian="13pt" style:font-weight-asian="bold" style:font-size-complex="13pt" style:font-weight-complex="bold"/>
    </style:style>
    <style:style style:name="P43" style:family="paragraph" style:parent-style-name="Standard">
      <style:text-properties fo:font-variant="normal" fo:text-transform="none" fo:color="#000000" style:font-name="Liberation Serif" fo:font-size="13pt" fo:letter-spacing="normal" fo:font-style="normal" fo:font-weight="bold" officeooo:rsid="0049b338" officeooo:paragraph-rsid="0049b338" style:font-size-asian="13pt" style:font-weight-asian="bold" style:font-size-complex="13pt" style:font-weight-complex="bold"/>
    </style:style>
    <style:style style:name="P44" style:family="paragraph" style:parent-style-name="Standard">
      <style:text-properties fo:font-variant="normal" fo:text-transform="none" fo:color="#000000" style:font-name="Liberation Serif" fo:font-size="13pt" fo:letter-spacing="normal" fo:font-style="normal" fo:font-weight="bold" officeooo:rsid="0010c0e0" officeooo:paragraph-rsid="0010c0e0" style:font-size-asian="13pt" style:font-weight-asian="bold" style:font-size-complex="13pt" style:font-weight-complex="bold"/>
    </style:style>
    <style:style style:name="P45" style:family="paragraph" style:parent-style-name="Standard">
      <style:text-properties fo:font-variant="normal" fo:text-transform="none" fo:color="#000000" style:font-name="Liberation Serif" fo:font-size="13pt" fo:letter-spacing="normal" fo:font-style="normal" fo:font-weight="bold" officeooo:rsid="000a9334" officeooo:paragraph-rsid="000a9334" style:font-size-asian="13pt" style:font-weight-asian="bold" style:font-size-complex="13pt" style:font-weight-complex="bold"/>
    </style:style>
    <style:style style:name="P46" style:family="paragraph" style:parent-style-name="Standard">
      <loext:graphic-properties draw:fill="solid" draw:fill-color="#ffffff" draw:opacity="100%"/>
      <style:paragraph-properties fo:background-color="#ffffff"/>
      <style:text-properties fo:font-variant="normal" fo:text-transform="none" fo:color="#000000" style:font-name="Liberation Serif" fo:font-size="13pt" fo:letter-spacing="normal" fo:font-style="normal" fo:font-weight="bold" officeooo:rsid="001fdf85" officeooo:paragraph-rsid="00205d75" style:font-size-asian="13pt" style:font-style-asian="normal" style:font-weight-asian="bold" style:font-size-complex="13pt" style:font-style-complex="normal" style:font-weight-complex="bold"/>
    </style:style>
    <style:style style:name="P47" style:family="paragraph" style:parent-style-name="Standard">
      <style:text-properties fo:font-variant="normal" fo:text-transform="none" fo:color="#000000" fo:font-size="13pt" fo:letter-spacing="normal" fo:font-style="normal" fo:font-weight="bold" style:font-size-asian="13pt" style:font-weight-asian="bold" style:font-size-complex="13pt" style:font-weight-complex="bold"/>
    </style:style>
    <style:style style:name="P48" style:family="paragraph" style:parent-style-name="Standard">
      <style:text-properties fo:font-variant="normal" fo:text-transform="none" fo:color="#000000" fo:font-size="13pt" fo:letter-spacing="normal" fo:font-style="normal" fo:font-weight="bold" officeooo:rsid="005cab69" officeooo:paragraph-rsid="005cab69" style:font-size-asian="13pt" style:font-weight-asian="bold" style:font-size-complex="13pt" style:font-weight-complex="bold"/>
    </style:style>
    <style:style style:name="P49" style:family="paragraph" style:parent-style-name="Standard">
      <style:text-properties fo:font-variant="normal" fo:text-transform="none" fo:color="#515151" style:font-name="Montserrat" fo:font-size="15pt" fo:letter-spacing="normal" fo:font-style="normal" fo:font-weight="bold" style:font-size-asian="13pt" style:font-weight-asian="bold" style:font-size-complex="13pt" style:font-weight-complex="bold"/>
    </style:style>
    <style:style style:name="P50" style:family="paragraph" style:parent-style-name="Standard">
      <style:text-properties fo:font-variant="normal" fo:text-transform="none" fo:color="#515151" style:font-name="Crimson Text" fo:font-size="13pt" fo:letter-spacing="normal" fo:font-style="normal" fo:font-weight="bold" officeooo:paragraph-rsid="003ccb5d" style:font-size-asian="13pt" style:font-weight-asian="bold" style:font-size-complex="13pt" style:font-weight-complex="bold"/>
    </style:style>
    <style:style style:name="P51" style:family="paragraph" style:parent-style-name="Standard">
      <style:text-properties fo:font-variant="normal" fo:text-transform="none" fo:color="#515151" style:font-name="Crimson Text" fo:font-size="13pt" fo:letter-spacing="normal" fo:font-style="normal" fo:font-weight="bold" officeooo:rsid="003fda06" officeooo:paragraph-rsid="003fda06" style:font-size-asian="13pt" style:font-weight-asian="bold" style:font-size-complex="13pt" style:font-weight-complex="bold"/>
    </style:style>
    <style:style style:name="P52" style:family="paragraph" style:parent-style-name="Standard">
      <style:text-properties fo:font-variant="normal" fo:text-transform="none" fo:color="#41423d" style:font-name="Geneva" fo:font-size="9pt" fo:letter-spacing="normal" fo:font-style="normal" fo:font-weight="normal" officeooo:rsid="00448ab7" officeooo:paragraph-rsid="00448ab7" style:font-size-asian="13pt" style:font-weight-asian="bold" style:font-size-complex="13pt" style:font-weight-complex="bold"/>
    </style:style>
    <style:style style:name="P53" style:family="paragraph" style:parent-style-name="Standard">
      <loext:graphic-properties draw:fill="solid" draw:fill-color="#ffffff" draw:opacity="100%"/>
      <style:paragraph-properties fo:background-color="#ffffff"/>
      <style:text-properties fo:font-variant="normal" fo:text-transform="none" fo:color="#222222" style:font-name="Liberation Serif" fo:font-size="12pt" fo:letter-spacing="normal" fo:font-style="normal" fo:font-weight="normal" officeooo:rsid="001b0a9a" officeooo:paragraph-rsid="001fdf85" style:font-size-asian="12pt" style:font-weight-asian="bold" style:font-size-complex="12pt" style:font-weight-complex="bold"/>
    </style:style>
    <style:style style:name="P54" style:family="paragraph" style:parent-style-name="Standard">
      <style:text-properties officeooo:paragraph-rsid="0015e91b"/>
    </style:style>
    <style:style style:name="P55" style:family="paragraph" style:parent-style-name="Standard">
      <style:text-properties officeooo:paragraph-rsid="00161a8a"/>
    </style:style>
    <style:style style:name="P56" style:family="paragraph" style:parent-style-name="Standard">
      <style:text-properties officeooo:paragraph-rsid="0016d7fc"/>
    </style:style>
    <style:style style:name="P57" style:family="paragraph" style:parent-style-name="Standard">
      <style:text-properties fo:color="#000000"/>
    </style:style>
    <style:style style:name="P58" style:family="paragraph" style:parent-style-name="Standard">
      <style:text-properties fo:color="#000000" style:font-name="Liberation Serif"/>
    </style:style>
    <style:style style:name="P59" style:family="paragraph" style:parent-style-name="Standard">
      <style:text-properties fo:color="#000000" style:font-name="Liberation Serif" fo:font-size="13pt" fo:font-weight="bold" officeooo:rsid="00265020" officeooo:paragraph-rsid="00265020" style:font-size-asian="13pt" style:font-weight-asian="bold" style:font-size-complex="13pt" style:font-weight-complex="bold"/>
    </style:style>
    <style:style style:name="P60" style:family="paragraph" style:parent-style-name="Standard">
      <style:text-properties fo:color="#000000" style:font-name="Liberation Serif" fo:font-size="13pt" fo:font-weight="bold" officeooo:rsid="00265020" officeooo:paragraph-rsid="00257451" style:font-size-asian="13pt" style:font-weight-asian="bold" style:font-size-complex="13pt" style:font-weight-complex="bold"/>
    </style:style>
    <style:style style:name="P61" style:family="paragraph" style:parent-style-name="Standard">
      <style:text-properties fo:color="#000000" style:font-name="Liberation Serif" fo:font-size="13pt" fo:font-weight="bold" officeooo:rsid="0035ec5a" officeooo:paragraph-rsid="0035ec5a" style:font-size-asian="13pt" style:font-weight-asian="bold" style:font-size-complex="13pt" style:font-weight-complex="bold"/>
    </style:style>
    <style:style style:name="P62" style:family="paragraph" style:parent-style-name="Standard">
      <style:text-properties fo:color="#000000" style:font-name="Liberation Serif" fo:font-size="13pt" fo:font-weight="bold" officeooo:rsid="005885e1" officeooo:paragraph-rsid="005885e1" style:font-size-asian="13pt" style:font-weight-asian="bold" style:font-size-complex="13pt" style:font-weight-complex="bold"/>
    </style:style>
    <style:style style:name="P63" style:family="paragraph" style:parent-style-name="Standard">
      <style:text-properties fo:color="#000000" style:font-name="Liberation Serif" fo:font-size="13pt" fo:font-weight="bold" officeooo:rsid="000df4c2" officeooo:paragraph-rsid="000df4c2" style:font-size-asian="13pt" style:font-weight-asian="bold" style:font-size-complex="13pt" style:font-weight-complex="bold"/>
    </style:style>
    <style:style style:name="P64" style:family="paragraph" style:parent-style-name="Standard">
      <style:text-properties fo:color="#000000" style:font-name="Liberation Serif" fo:font-size="12pt" style:font-size-asian="12pt" style:font-size-complex="12pt"/>
    </style:style>
    <style:style style:name="P65" style:family="paragraph" style:parent-style-name="Standard">
      <style:text-properties fo:color="#000000" style:font-name="Liberation Serif" fo:font-size="12pt" officeooo:rsid="0035ec5a" officeooo:paragraph-rsid="0035ec5a" style:font-size-asian="12pt" style:font-size-complex="12pt"/>
    </style:style>
    <style:style style:name="P66" style:family="paragraph" style:parent-style-name="Standard">
      <style:text-properties fo:color="#000000" style:font-name="Liberation Serif" fo:font-size="12pt" officeooo:paragraph-rsid="002bfd69" style:font-size-asian="12pt" style:font-size-complex="12pt"/>
    </style:style>
    <style:style style:name="P67" style:family="paragraph" style:parent-style-name="Standard">
      <style:text-properties fo:color="#000000" style:font-name="Liberation Serif" fo:font-size="12pt" officeooo:rsid="00307ac8" officeooo:paragraph-rsid="00307ac8" style:font-size-asian="12pt" style:font-size-complex="12pt"/>
    </style:style>
    <style:style style:name="P68" style:family="paragraph" style:parent-style-name="Standard">
      <style:text-properties fo:color="#000000" style:font-name="Liberation Serif" fo:font-size="12pt" officeooo:paragraph-rsid="00307ac8" style:font-size-asian="12pt" style:font-size-complex="12pt"/>
    </style:style>
    <style:style style:name="P69" style:family="paragraph" style:parent-style-name="Standard">
      <style:text-properties fo:color="#000000" style:font-name="Liberation Serif" fo:font-size="12pt" fo:font-weight="normal" style:font-size-asian="12pt" style:font-size-complex="12pt"/>
    </style:style>
    <style:style style:name="P70" style:family="paragraph" style:parent-style-name="Standard">
      <style:text-properties fo:color="#000000" style:font-name="Liberation Serif" fo:font-size="12pt" fo:font-weight="normal" style:font-size-asian="12pt" style:font-weight-asian="normal" style:font-size-complex="12pt" style:font-weight-complex="normal"/>
    </style:style>
    <style:style style:name="P71" style:family="paragraph" style:parent-style-name="Standard">
      <style:text-properties fo:color="#000000" style:font-name="Liberation Serif" fo:font-size="12pt" fo:font-weight="normal" officeooo:paragraph-rsid="0064d242" style:font-size-asian="12pt" style:font-weight-asian="normal" style:font-size-complex="12pt" style:font-weight-complex="normal"/>
    </style:style>
    <style:style style:name="P72" style:family="paragraph" style:parent-style-name="Standard">
      <style:text-properties fo:color="#000000" style:font-name="Liberation Serif" fo:font-size="12pt" fo:font-weight="normal" officeooo:rsid="006f3d73" officeooo:paragraph-rsid="006f3d73" style:font-size-asian="12pt" style:font-weight-asian="normal" style:font-size-complex="12pt" style:font-weight-complex="normal"/>
    </style:style>
    <style:style style:name="P73" style:family="paragraph" style:parent-style-name="Standard">
      <style:text-properties fo:color="#000000" style:font-name="Liberation Serif" fo:font-size="12pt" fo:font-weight="bold" officeooo:rsid="003384b7" officeooo:paragraph-rsid="003384b7" style:font-size-asian="12pt" style:font-weight-asian="bold" style:font-size-complex="12pt" style:font-weight-complex="bold"/>
    </style:style>
    <style:style style:name="P74" style:family="paragraph" style:parent-style-name="Standard">
      <style:text-properties fo:color="#000000" style:font-name="Liberation Serif" fo:font-size="12pt" fo:font-weight="bold" officeooo:rsid="006f3d73" officeooo:paragraph-rsid="006f3d73" style:font-size-asian="12pt" style:font-weight-asian="bold" style:font-size-complex="12pt" style:font-weight-complex="bold"/>
    </style:style>
    <style:style style:name="P75" style:family="paragraph" style:parent-style-name="Standard">
      <style:text-properties fo:color="#000000" fo:font-size="13pt" fo:font-weight="bold" style:font-size-asian="13pt" style:font-weight-asian="bold" style:font-size-complex="13pt" style:font-weight-complex="bold"/>
    </style:style>
    <style:style style:name="P76" style:family="paragraph" style:parent-style-name="Standard">
      <style:text-properties fo:color="#000000" fo:font-size="13pt" fo:font-weight="bold" officeooo:rsid="005cab69" officeooo:paragraph-rsid="005cab69" style:font-size-asian="13pt" style:font-weight-asian="bold" style:font-size-complex="13pt" style:font-weight-complex="bold"/>
    </style:style>
    <style:style style:name="P77" style:family="paragraph" style:parent-style-name="Standard">
      <style:text-properties fo:color="#000000" fo:font-size="13pt" fo:font-weight="bold" officeooo:rsid="0010c0e0" officeooo:paragraph-rsid="00123355" style:font-size-asian="13pt" style:font-weight-asian="bold" style:font-size-complex="13pt" style:font-weight-complex="bold"/>
    </style:style>
    <style:style style:name="P78" style:family="paragraph" style:parent-style-name="Standard">
      <style:text-properties fo:color="#000000" fo:font-size="12pt" fo:font-weight="bold" officeooo:rsid="000a9334" officeooo:paragraph-rsid="000a9334" style:font-size-asian="10.5pt" style:font-weight-asian="bold" style:font-size-complex="12pt" style:font-weight-complex="bold"/>
    </style:style>
    <style:style style:name="P79" style:family="paragraph" style:parent-style-name="Standard">
      <style:text-properties officeooo:paragraph-rsid="00415c66"/>
    </style:style>
    <style:style style:name="P80" style:family="paragraph" style:parent-style-name="Standard">
      <style:text-properties officeooo:paragraph-rsid="005acad7"/>
    </style:style>
    <style:style style:name="P81" style:family="paragraph" style:parent-style-name="Standard">
      <style:paragraph-properties>
        <style:tab-stops>
          <style:tab-stop style:position="0.8126in"/>
        </style:tab-stops>
      </style:paragraph-properties>
    </style:style>
    <style:style style:name="P82" style:family="paragraph" style:parent-style-name="Standard">
      <style:paragraph-properties>
        <style:tab-stops>
          <style:tab-stop style:position="0.8126in"/>
        </style:tab-stops>
      </style:paragraph-properties>
      <style:text-properties officeooo:paragraph-rsid="005f04de"/>
    </style:style>
    <style:style style:name="P83" style:family="paragraph" style:parent-style-name="Standard">
      <style:text-properties officeooo:paragraph-rsid="005f04de"/>
    </style:style>
    <style:style style:name="P84" style:family="paragraph" style:parent-style-name="Standard">
      <style:text-properties officeooo:paragraph-rsid="0064d242"/>
    </style:style>
    <style:style style:name="P85" style:family="paragraph" style:parent-style-name="Standard">
      <style:text-properties officeooo:paragraph-rsid="0018a44f"/>
    </style:style>
    <style:style style:name="P86" style:family="paragraph" style:parent-style-name="Text_20_body">
      <style:text-properties fo:font-variant="normal" fo:text-transform="none" fo:color="#000000" style:font-name="Liberation Serif" fo:font-size="12pt" fo:letter-spacing="normal" fo:font-style="normal" fo:font-weight="normal" officeooo:rsid="00448ab7" officeooo:paragraph-rsid="00448ab7" style:font-size-asian="12pt" style:font-weight-asian="bold" style:font-size-complex="12pt" style:font-weight-complex="bold"/>
    </style:style>
    <style:style style:name="P87" style:family="paragraph" style:parent-style-name="Text_20_body">
      <style:text-properties fo:font-variant="normal" fo:text-transform="none" fo:color="#000000" style:font-name="Liberation Serif" fo:font-size="12pt" fo:letter-spacing="normal" fo:font-style="normal" fo:font-weight="normal" officeooo:rsid="0010c0e0" officeooo:paragraph-rsid="00137b3e" style:font-size-asian="12pt" style:font-weight-asian="bold" style:font-size-complex="12pt" style:font-weight-complex="bold"/>
    </style:style>
    <style:style style:name="P88" style:family="paragraph" style:parent-style-name="Text_20_body">
      <style:text-properties fo:font-variant="normal" fo:text-transform="none" fo:color="#000000" style:font-name="Liberation Serif" fo:font-size="12pt" fo:letter-spacing="normal" fo:font-style="normal" fo:font-weight="normal" style:font-size-asian="12pt" style:font-size-complex="12pt"/>
    </style:style>
    <style:style style:name="P89" style:family="paragraph" style:parent-style-name="Text_20_body">
      <loext:graphic-properties draw:fill="solid" draw:fill-color="#ffffff" draw:opacity="100%"/>
      <style:paragraph-properties fo:background-color="#ffffff"/>
      <style:text-properties fo:font-variant="normal" fo:text-transform="none" fo:color="#000000" style:font-name="Liberation Serif" fo:font-size="12pt" fo:letter-spacing="normal" fo:font-style="normal" fo:font-weight="normal" officeooo:rsid="001fdf85" officeooo:paragraph-rsid="00205d75" style:font-size-asian="10.5pt" style:font-style-asian="normal" style:font-weight-asian="normal" style:font-size-complex="12pt" style:font-style-complex="normal" style:font-weight-complex="normal"/>
    </style:style>
    <style:style style:name="P90" style:family="paragraph" style:parent-style-name="Text_20_body">
      <loext:graphic-properties draw:fill="solid" draw:fill-color="#ffffff" draw:opacity="100%"/>
      <style:paragraph-properties fo:background-color="#ffffff"/>
      <style:text-properties fo:font-variant="normal" fo:text-transform="none" fo:color="#222222" style:font-name="Liberation Serif" fo:font-size="12pt" fo:letter-spacing="normal" fo:font-style="normal" fo:font-weight="normal" officeooo:rsid="001b0a9a" officeooo:paragraph-rsid="001fdf85" style:font-size-asian="12pt" style:font-weight-asian="bold" style:font-size-complex="12pt" style:font-weight-complex="bold"/>
    </style:style>
    <style:style style:name="P91" style:family="paragraph" style:parent-style-name="Text_20_body">
      <style:text-properties style:font-name="Liberation Serif" fo:font-size="13pt" fo:font-weight="bold" officeooo:rsid="000df4c2" officeooo:paragraph-rsid="000df4c2" style:font-size-asian="13pt" style:font-weight-asian="bold" style:font-size-complex="13pt" style:font-weight-complex="bold"/>
    </style:style>
    <style:style style:name="P92" style:family="paragraph" style:parent-style-name="Text_20_body">
      <style:text-properties style:font-name="Liberation Serif" fo:font-size="12pt" fo:font-weight="normal" officeooo:rsid="001b0a9a" officeooo:paragraph-rsid="001b0a9a" style:font-size-asian="10.5pt" style:font-weight-asian="normal" style:font-size-complex="12pt" style:font-weight-complex="normal"/>
    </style:style>
    <style:style style:name="P93" style:family="paragraph" style:parent-style-name="Text_20_body">
      <style:text-properties style:font-name="Liberation Serif" fo:font-size="12pt" officeooo:paragraph-rsid="00307ac8" style:font-size-asian="12pt" style:font-size-complex="12pt"/>
    </style:style>
    <style:style style:name="P94" style:family="paragraph" style:parent-style-name="Text_20_body">
      <style:text-properties style:font-name="Liberation Serif" fo:font-size="12pt" fo:font-weight="bold" officeooo:rsid="003384b7" officeooo:paragraph-rsid="003384b7" style:font-size-asian="12pt" style:font-weight-asian="bold" style:font-size-complex="12pt" style:font-weight-complex="bold"/>
    </style:style>
    <style:style style:name="P95" style:family="paragraph" style:parent-style-name="Text_20_body">
      <style:paragraph-properties>
        <style:tab-stops>
          <style:tab-stop style:position="2.0209in"/>
        </style:tab-stops>
      </style:paragraph-properties>
      <style:text-properties style:font-name="Liberation Serif" fo:font-weight="normal" officeooo:rsid="005e395f" officeooo:paragraph-rsid="005e395f" style:font-weight-asian="normal" style:font-weight-complex="normal"/>
    </style:style>
    <style:style style:name="P96" style:family="paragraph" style:parent-style-name="Text_20_body">
      <style:paragraph-properties>
        <style:tab-stops>
          <style:tab-stop style:position="2.0209in"/>
        </style:tab-stops>
      </style:paragraph-properties>
      <style:text-properties style:font-name="Liberation Serif" fo:font-weight="normal" officeooo:rsid="005f04de" officeooo:paragraph-rsid="005f04de" style:font-weight-asian="normal" style:font-weight-complex="normal"/>
    </style:style>
    <style:style style:name="P97" style:family="paragraph" style:parent-style-name="Text_20_body">
      <style:paragraph-properties>
        <style:tab-stops>
          <style:tab-stop style:position="2.0209in"/>
        </style:tab-stops>
      </style:paragraph-properties>
      <style:text-properties style:font-name="Liberation Serif" fo:font-weight="bold" officeooo:rsid="005e395f" officeooo:paragraph-rsid="005e395f" style:font-weight-asian="bold" style:font-weight-complex="bold"/>
    </style:style>
    <style:style style:name="P98" style:family="paragraph" style:parent-style-name="Text_20_body">
      <style:paragraph-properties>
        <style:tab-stops>
          <style:tab-stop style:position="2.0209in"/>
        </style:tab-stops>
      </style:paragraph-properties>
      <style:text-properties style:font-name="Liberation Serif" fo:font-weight="bold" officeooo:rsid="005f04de" officeooo:paragraph-rsid="005f04de" style:font-weight-asian="bold" style:font-weight-complex="bold"/>
    </style:style>
    <style:style style:name="P99" style:family="paragraph" style:parent-style-name="Text_20_body">
      <style:paragraph-properties>
        <style:tab-stops>
          <style:tab-stop style:position="2.0209in"/>
        </style:tab-stops>
      </style:paragraph-properties>
      <style:text-properties style:font-name="Liberation Serif" fo:font-weight="bold" officeooo:rsid="005f9c8a" officeooo:paragraph-rsid="005f9c8a" style:font-weight-asian="bold" style:font-weight-complex="bold"/>
    </style:style>
    <style:style style:name="P100" style:family="paragraph" style:parent-style-name="Text_20_body">
      <style:text-properties officeooo:paragraph-rsid="00371fe7"/>
    </style:style>
    <style:style style:name="P101" style:family="paragraph" style:parent-style-name="Text_20_body">
      <style:text-properties fo:color="#313131" style:font-name="Open Sans" fo:font-size="13pt" fo:font-weight="normal" officeooo:rsid="005885e1" officeooo:paragraph-rsid="005885e1" style:font-size-asian="13pt" style:font-weight-asian="bold" style:font-size-complex="13pt" style:font-weight-complex="bold"/>
    </style:style>
    <style:style style:name="P102" style:family="paragraph" style:parent-style-name="Text_20_body">
      <style:paragraph-properties fo:margin-left="0in" fo:margin-right="0in" style:line-height-at-least="0.2291in" fo:widows="1" fo:text-indent="0in" style:auto-text-indent="false"/>
      <style:text-properties fo:font-variant="normal" fo:text-transform="none" fo:color="#252525" style:font-name="Liberation Serif" fo:font-size="12pt" fo:letter-spacing="normal" fo:font-style="normal" fo:font-weight="normal" officeooo:paragraph-rsid="005405b1" style:font-size-asian="12pt" style:font-size-complex="12pt"/>
    </style:style>
    <style:style style:name="P103" style:family="paragraph" style:parent-style-name="Text_20_body">
      <style:paragraph-properties fo:margin-left="0in" fo:margin-right="0in" fo:widows="1" fo:text-indent="0in" style:auto-text-indent="false"/>
      <style:text-properties fo:font-variant="normal" fo:text-transform="none" fo:color="#3d3d3d" style:font-name="Arial" fo:font-size="9pt" fo:letter-spacing="normal" fo:font-style="normal" fo:font-weight="normal" officeooo:rsid="00395f96"/>
    </style:style>
    <style:style style:name="P104" style:family="paragraph" style:parent-style-name="Text_20_body">
      <style:paragraph-properties fo:margin-left="0in" fo:margin-right="0in" fo:widows="1" fo:text-indent="0in" style:auto-text-indent="false"/>
      <style:text-properties fo:font-variant="normal" fo:text-transform="none" fo:color="#000000" style:font-name="Arial" fo:font-size="9pt" fo:letter-spacing="normal" fo:font-style="normal" fo:font-weight="normal" officeooo:rsid="00395f96"/>
    </style:style>
    <style:style style:name="P105" style:family="paragraph" style:parent-style-name="Text_20_body">
      <style:paragraph-properties fo:margin-left="0in" fo:margin-right="0in" fo:widows="1"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06" style:family="paragraph" style:parent-style-name="Text_20_body">
      <style:paragraph-properties fo:margin-left="0in" fo:margin-right="0in" fo:widows="1" fo:text-indent="0in" style:auto-text-indent="false"/>
      <style:text-properties fo:font-variant="normal" fo:text-transform="none" fo:color="#000000" style:font-name="Liberation Serif" fo:font-size="12pt" fo:letter-spacing="normal" fo:font-style="normal" fo:font-weight="normal" officeooo:paragraph-rsid="004a5e8c" style:font-size-asian="12pt" style:font-size-complex="12pt"/>
    </style:style>
    <style:style style:name="P107" style:family="paragraph" style:parent-style-name="Text_20_body">
      <style:paragraph-properties fo:margin-left="0in" fo:margin-right="0in" fo:widows="1" fo:text-indent="0in" style:auto-text-indent="false"/>
      <style:text-properties fo:font-variant="normal" fo:text-transform="none" fo:color="#000000" style:font-name="Liberation Serif" fo:font-size="12pt" fo:letter-spacing="normal" fo:font-style="normal" fo:font-weight="normal" officeooo:paragraph-rsid="004e26f2" style:font-size-asian="12pt" style:font-size-complex="12pt"/>
    </style:style>
    <style:style style:name="P108" style:family="paragraph" style:parent-style-name="Text_20_body">
      <style:paragraph-properties fo:margin-left="0in" fo:margin-right="0in" fo:widows="1" fo:text-indent="0in" style:auto-text-indent="false"/>
      <style:text-properties fo:font-variant="normal" fo:text-transform="none" fo:color="#000000" style:font-name="Liberation Serif" fo:font-size="12pt" fo:letter-spacing="normal" fo:font-style="normal" fo:font-weight="normal" officeooo:paragraph-rsid="0055be0d" style:font-size-asian="12pt" style:font-size-complex="12pt"/>
    </style:style>
    <style:style style:name="P109" style:family="paragraph" style:parent-style-name="Text_20_body">
      <style:paragraph-properties fo:margin-left="0in" fo:margin-right="0in" fo:widows="1" fo:text-indent="0in" style:auto-text-indent="false"/>
      <style:text-properties fo:font-variant="normal" fo:text-transform="none" fo:color="#000000" style:font-name="Liberation Serif" fo:font-size="12pt" fo:letter-spacing="normal" fo:font-style="normal" fo:font-weight="normal" officeooo:rsid="004ba1c9" officeooo:paragraph-rsid="004ba1c9" style:font-size-asian="12pt" style:font-size-complex="12pt"/>
    </style:style>
    <style:style style:name="P110" style:family="paragraph" style:parent-style-name="Text_20_body">
      <style:paragraph-properties fo:margin-left="0in" fo:margin-right="0in" fo:widows="1" fo:text-indent="0in" style:auto-text-indent="false"/>
      <style:text-properties fo:font-variant="normal" fo:text-transform="none" fo:color="#000000" style:font-name="Liberation Serif" fo:font-size="12pt" fo:letter-spacing="normal" fo:font-style="normal" fo:font-weight="normal" officeooo:rsid="004c30a7" officeooo:paragraph-rsid="004c30a7" style:font-size-asian="12pt" style:font-size-complex="12pt"/>
    </style:style>
    <style:style style:name="P111" style:family="paragraph" style:parent-style-name="Text_20_body">
      <style:paragraph-properties fo:margin-left="0in" fo:margin-right="0in" style:line-height-at-least="0.2291in" fo:widows="1"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12" style:family="paragraph" style:parent-style-name="Text_20_body">
      <style:paragraph-properties fo:margin-left="0in" fo:margin-right="0in" style:line-height-at-least="0.2291in" fo:widows="1" fo:text-indent="0in" style:auto-text-indent="false"/>
      <style:text-properties fo:font-variant="normal" fo:text-transform="none" fo:color="#000000" style:font-name="Liberation Serif" fo:font-size="12pt" fo:letter-spacing="normal" fo:font-style="normal" fo:font-weight="normal" officeooo:paragraph-rsid="005405b1" style:font-size-asian="12pt" style:font-size-complex="12pt"/>
    </style:style>
    <style:style style:name="P113" style:family="paragraph" style:parent-style-name="Text_20_body">
      <style:paragraph-properties fo:margin-left="0in" fo:margin-right="0in" style:line-height-at-least="0.2291in" fo:widows="1" fo:text-indent="0in" style:auto-text-indent="false"/>
      <style:text-properties fo:font-variant="normal" fo:text-transform="none" fo:color="#000000" style:font-name="Liberation Serif" fo:font-size="12pt" fo:letter-spacing="normal" fo:font-style="normal" fo:font-weight="normal" officeooo:rsid="005405b1" officeooo:paragraph-rsid="005405b1" style:font-size-asian="12pt" style:font-size-complex="12pt"/>
    </style:style>
    <style:style style:name="P114" style:family="paragraph" style:parent-style-name="Text_20_body">
      <style:paragraph-properties fo:margin-left="0in" fo:margin-right="0in" fo:widows="1" fo:text-indent="0in" style:auto-text-indent="false"/>
      <style:text-properties fo:font-variant="normal" fo:text-transform="none" fo:color="#000000" style:font-name="Liberation Serif" fo:font-size="12pt" fo:letter-spacing="normal" fo:font-style="normal" fo:font-weight="normal" officeooo:rsid="004cf554" officeooo:paragraph-rsid="004cf554" style:font-size-asian="12pt" style:font-weight-asian="bold" style:font-size-complex="12pt" style:font-weight-complex="bold"/>
    </style:style>
    <style:style style:name="P115" style:family="paragraph" style:parent-style-name="Text_20_body">
      <style:paragraph-properties fo:margin-left="0in" fo:margin-right="0in" fo:widows="1" fo:text-indent="0in" style:auto-text-indent="false"/>
      <style:text-properties fo:font-variant="normal" fo:text-transform="none" fo:color="#000000" style:font-name="Liberation Serif" fo:font-size="12pt" fo:letter-spacing="normal" fo:font-style="normal" fo:font-weight="normal" officeooo:rsid="004d5897" officeooo:paragraph-rsid="004d5897" style:font-size-asian="12pt" style:font-weight-asian="bold" style:font-size-complex="12pt" style:font-weight-complex="bold"/>
    </style:style>
    <style:style style:name="P116" style:family="paragraph" style:parent-style-name="Text_20_body">
      <style:paragraph-properties fo:margin-left="0in" fo:margin-right="0in" fo:widows="1" fo:text-indent="0in" style:auto-text-indent="false"/>
      <style:text-properties fo:font-variant="normal" fo:text-transform="none" fo:color="#000000" style:font-name="Liberation Serif" fo:font-size="12pt" fo:letter-spacing="normal" fo:font-style="normal" fo:font-weight="normal" officeooo:rsid="0051cb29" officeooo:paragraph-rsid="0051cb29" style:font-size-asian="12pt" style:font-weight-asian="bold" style:font-size-complex="12pt" style:font-weight-complex="bold"/>
    </style:style>
    <style:style style:name="P117" style:family="paragraph" style:parent-style-name="Text_20_body">
      <style:paragraph-properties fo:margin-left="0in" fo:margin-right="0in" fo:widows="1" fo:text-indent="0in" style:auto-text-indent="false"/>
      <style:text-properties fo:font-variant="normal" fo:text-transform="none" fo:color="#000000" style:font-name="Liberation Serif" fo:font-size="12pt" fo:letter-spacing="normal" fo:font-style="normal" fo:font-weight="normal" officeooo:paragraph-rsid="004c30a7"/>
    </style:style>
    <style:style style:name="P118" style:family="paragraph" style:parent-style-name="Text_20_body">
      <style:paragraph-properties fo:margin-left="0in" fo:margin-right="0in" fo:widows="1" fo:text-indent="0in" style:auto-text-indent="false"/>
      <style:text-properties fo:font-variant="normal" fo:text-transform="none" fo:color="#000000" style:font-name="Liberation Serif" fo:font-size="12pt" fo:letter-spacing="normal" fo:font-style="normal" fo:font-weight="normal" officeooo:rsid="00516b49" officeooo:paragraph-rsid="00516b49" style:font-size-asian="10.5pt" style:font-weight-asian="normal" style:font-size-complex="12pt" style:font-weight-complex="normal"/>
    </style:style>
    <style:style style:name="P119" style:family="paragraph" style:parent-style-name="Text_20_body">
      <style:paragraph-properties fo:margin-left="0in" fo:margin-right="0in" fo:widows="1" fo:text-indent="0in" style:auto-text-indent="false"/>
      <style:text-properties fo:font-variant="normal" fo:text-transform="none" fo:color="#000000" style:font-name="Liberation Serif" fo:font-size="12pt" fo:letter-spacing="normal" fo:font-style="normal" fo:font-weight="normal" officeooo:rsid="00509a29" officeooo:paragraph-rsid="004fe281" style:font-size-asian="10.5pt" style:font-weight-asian="normal" style:font-size-complex="12pt" style:font-weight-complex="normal"/>
    </style:style>
    <style:style style:name="P120" style:family="paragraph" style:parent-style-name="Text_20_body">
      <style:paragraph-properties fo:margin-left="0in" fo:margin-right="0in" style:line-height-at-least="0.2291in" fo:widows="1" fo:text-indent="0in"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21" style:family="paragraph" style:parent-style-name="Text_20_body">
      <style:paragraph-properties fo:margin-left="0in" fo:margin-right="0in" fo:widows="1" fo:text-indent="0in" style:auto-text-indent="false"/>
      <style:text-properties fo:font-variant="normal" fo:text-transform="none" fo:color="#000000" style:font-name="Liberation Serif" fo:font-size="12pt" fo:letter-spacing="normal" style:font-size-asian="12pt" style:font-size-complex="12pt"/>
    </style:style>
    <style:style style:name="P122" style:family="paragraph" style:parent-style-name="Text_20_body">
      <style:paragraph-properties fo:margin-left="0in" fo:margin-right="0in" fo:widows="1" fo:text-indent="0in" style:auto-text-indent="false"/>
      <style:text-properties fo:font-variant="normal" fo:text-transform="none" fo:color="#000000" style:font-name="Liberation Serif" fo:font-size="13pt" fo:letter-spacing="normal" fo:font-style="normal" fo:font-weight="bold" officeooo:rsid="004cf554" officeooo:paragraph-rsid="004cf554" style:font-size-asian="11.3500003814697pt" style:font-weight-asian="bold" style:font-size-complex="13pt" style:font-weight-complex="bold"/>
    </style:style>
    <style:style style:name="P123" style:family="paragraph" style:parent-style-name="Text_20_body">
      <style:paragraph-properties fo:margin-left="0in" fo:margin-right="0in" fo:widows="1" fo:text-indent="0in" style:auto-text-indent="false"/>
      <style:text-properties fo:font-variant="normal" fo:text-transform="none" fo:color="#000000" style:font-name="Liberation Serif" fo:font-size="13pt" fo:letter-spacing="normal" fo:font-style="normal" fo:font-weight="bold" officeooo:rsid="00509a29" officeooo:paragraph-rsid="00509a29" style:font-size-asian="13pt" style:font-weight-asian="bold" style:font-size-complex="13pt" style:font-weight-complex="bold"/>
    </style:style>
    <style:style style:name="P124" style:family="paragraph" style:parent-style-name="Text_20_body">
      <style:paragraph-properties fo:margin-left="0in" fo:margin-right="0in" fo:widows="1" fo:text-indent="0in" style:auto-text-indent="false"/>
      <style:text-properties fo:font-variant="normal" fo:text-transform="none" fo:color="#000000" style:font-name="Liberation Serif" fo:font-size="13pt" fo:letter-spacing="normal" fo:font-style="normal" fo:font-weight="bold" officeooo:rsid="00528677" officeooo:paragraph-rsid="00528677" style:font-size-asian="13pt" style:font-weight-asian="bold" style:font-size-complex="13pt" style:font-weight-complex="bold"/>
    </style:style>
    <style:style style:name="P125" style:family="paragraph" style:parent-style-name="Text_20_body">
      <style:paragraph-properties fo:margin-left="0in" fo:margin-right="0in" fo:widows="1" fo:text-indent="0in" style:auto-text-indent="false"/>
      <style:text-properties fo:font-variant="normal" fo:text-transform="none" fo:color="#000000" style:font-name="Liberation Serif" fo:font-size="13pt" fo:letter-spacing="normal" fo:font-style="normal" fo:font-weight="bold" officeooo:rsid="0055133b" officeooo:paragraph-rsid="0055133b" style:font-size-asian="13pt" style:font-weight-asian="bold" style:font-size-complex="13pt" style:font-weight-complex="bold"/>
    </style:style>
    <style:style style:name="P126" style:family="paragraph" style:parent-style-name="Text_20_body">
      <style:paragraph-properties fo:margin-left="0in" fo:margin-right="0in" fo:widows="1" fo:text-indent="0in" style:auto-text-indent="false"/>
      <style:text-properties fo:font-variant="normal" fo:text-transform="none" fo:color="#000000" style:font-name="Liberation Serif" fo:font-size="13pt" fo:letter-spacing="normal" fo:font-style="normal" fo:font-weight="bold" officeooo:rsid="0051cb29" officeooo:paragraph-rsid="0051cb29" style:font-size-asian="13pt" style:font-weight-asian="bold" style:font-size-complex="13pt" style:font-weight-complex="bold"/>
    </style:style>
    <style:style style:name="P127" style:family="paragraph" style:parent-style-name="Text_20_body">
      <style:paragraph-properties fo:margin-left="0in" fo:margin-right="0in" fo:widows="1" fo:text-indent="0in" style:auto-text-indent="false"/>
      <style:text-properties fo:font-variant="normal" fo:text-transform="none" fo:color="#000000" style:font-name="Liberation Serif" fo:font-size="13pt" fo:letter-spacing="normal" fo:font-style="normal" fo:font-weight="bold" officeooo:rsid="004fe281" officeooo:paragraph-rsid="004fe281" style:font-size-asian="13pt" style:font-weight-asian="bold" style:font-size-complex="13pt" style:font-weight-complex="bold"/>
    </style:style>
    <style:style style:name="P128" style:family="paragraph" style:parent-style-name="Text_20_body">
      <style:paragraph-properties fo:margin-left="0in" fo:margin-right="0in" fo:widows="1" fo:text-indent="0in" style:auto-text-indent="false"/>
      <style:text-properties fo:font-variant="normal" fo:text-transform="none" fo:color="#000000" style:font-name="Liberation Serif" fo:font-size="13pt" fo:letter-spacing="normal" fo:font-style="normal" fo:font-weight="bold" officeooo:paragraph-rsid="0055be0d"/>
    </style:style>
    <style:style style:name="P129" style:family="paragraph" style:parent-style-name="Text_20_body">
      <style:paragraph-properties fo:margin-left="0in" fo:margin-right="0in" fo:widows="1" fo:text-indent="0in" style:auto-text-indent="false"/>
      <style:text-properties fo:font-variant="normal" fo:text-transform="none" fo:color="#313131" style:font-name="Open Sans" fo:font-size="10.5pt" fo:letter-spacing="normal" fo:font-style="normal" fo:font-weight="bold" officeooo:rsid="004ba1c9" officeooo:paragraph-rsid="004ba1c9" style:font-size-asian="12pt" style:font-size-complex="12pt" loext:padding="0in" loext:border="none"/>
    </style:style>
    <style:style style:name="P130" style:family="paragraph" style:parent-style-name="Text_20_body">
      <style:paragraph-properties fo:margin-left="0in" fo:margin-right="0in" fo:widows="1" fo:text-indent="0in" style:auto-text-indent="false"/>
      <style:text-properties fo:font-variant="normal" fo:text-transform="none" fo:color="#494949" style:font-name="Arial1" fo:font-size="10.5pt" fo:letter-spacing="normal" fo:font-style="normal" fo:font-weight="normal" officeooo:paragraph-rsid="004e26f2" style:font-size-asian="11.3500003814697pt" style:font-size-complex="13pt"/>
    </style:style>
    <style:style style:name="P131" style:family="paragraph" style:parent-style-name="Text_20_body">
      <style:paragraph-properties fo:margin-left="0in" fo:margin-right="0in" fo:widows="1" fo:text-indent="0in" style:auto-text-indent="false"/>
      <style:text-properties fo:font-variant="normal" fo:text-transform="none" fo:color="#494949" style:font-name="Arial1" fo:font-size="10.5pt" fo:letter-spacing="normal" fo:font-style="normal" fo:font-weight="normal" officeooo:rsid="004e26f2" officeooo:paragraph-rsid="004e26f2" style:font-size-asian="11.3500003814697pt" style:font-weight-asian="bold" style:font-size-complex="13pt" style:font-weight-complex="bold"/>
    </style:style>
    <style:style style:name="P132" style:family="paragraph" style:parent-style-name="Text_20_body">
      <style:paragraph-properties fo:margin-left="0in" fo:margin-right="0in" style:line-height-at-least="0.2291in" fo:widows="1" fo:text-indent="0in" style:auto-text-indent="false"/>
    </style:style>
    <style:style style:name="P133" style:family="paragraph" style:parent-style-name="Text_20_body">
      <style:paragraph-properties fo:margin-left="0in" fo:margin-right="0in" fo:widows="1" fo:text-indent="0in" style:auto-text-indent="false"/>
    </style:style>
    <style:style style:name="P134" style:family="paragraph" style:parent-style-name="Text_20_body">
      <style:paragraph-properties fo:margin-left="0in" fo:margin-right="0in" fo:widows="1" fo:text-indent="0in" style:auto-text-indent="false"/>
      <style:text-properties officeooo:paragraph-rsid="004e26f2"/>
    </style:style>
    <style:style style:name="P135" style:family="paragraph" style:parent-style-name="Text_20_body">
      <style:paragraph-properties fo:margin-left="0in" fo:margin-right="0in" fo:widows="1" fo:text-indent="0in" style:auto-text-indent="false"/>
      <style:text-properties officeooo:paragraph-rsid="0052b80c"/>
    </style:style>
    <style:style style:name="P136" style:family="paragraph" style:parent-style-name="Text_20_body">
      <style:paragraph-properties fo:margin-left="0in" fo:margin-right="0in" fo:widows="1" fo:text-indent="0in" style:auto-text-indent="false"/>
      <style:text-properties fo:color="#000000" style:font-name="Liberation Serif" fo:font-size="12pt" style:font-size-asian="12pt" style:font-size-complex="12pt"/>
    </style:style>
    <style:style style:name="P137" style:family="paragraph" style:parent-style-name="Text_20_body">
      <style:paragraph-properties fo:margin-left="0in" fo:margin-right="0in" fo:margin-top="0in" fo:margin-bottom="0.1146in" loext:contextual-spacing="false" style:line-height-at-least="0.2291in" fo:widows="1" fo:text-indent="0in" style:auto-text-indent="false" fo:padding="0in" fo:border="none"/>
      <style:text-properties officeooo:paragraph-rsid="00150b30"/>
    </style:style>
    <style:style style:name="P138" style:family="paragraph" style:parent-style-name="Text_20_body">
      <style:paragraph-properties fo:margin-left="0in" fo:margin-right="0in" fo:margin-top="0in" fo:margin-bottom="0.1146in" loext:contextual-spacing="false" style:line-height-at-least="0.2291in" fo:widows="1" fo:text-indent="0in" style:auto-text-indent="false" fo:padding="0in" fo:border="none"/>
      <style:text-properties fo:font-size="13pt" fo:font-weight="bold" officeooo:rsid="0015e91b" officeooo:paragraph-rsid="0015e91b" style:font-size-asian="13pt" style:font-weight-asian="bold" style:font-size-complex="13pt" style:font-weight-complex="bold"/>
    </style:style>
    <style:style style:name="P139" style:family="paragraph" style:parent-style-name="Text_20_body">
      <style:paragraph-properties fo:margin-left="0in" fo:margin-right="0in" fo:margin-top="0in" fo:margin-bottom="0.1146in" loext:contextual-spacing="false" style:line-height-at-least="0.2291in" fo:widows="1" fo:text-indent="0in" style:auto-text-indent="false" fo:padding="0in" fo:border="none"/>
      <style:text-properties fo:font-variant="normal" fo:text-transform="none" fo:color="#000000" style:font-name="Liberation Serif" fo:font-size="12pt" fo:letter-spacing="normal" fo:font-style="normal" fo:font-weight="normal" officeooo:paragraph-rsid="00150b30" style:font-size-asian="12pt" style:font-size-complex="12pt"/>
    </style:style>
    <style:style style:name="P140" style:family="paragraph" style:parent-style-name="Text_20_body">
      <style:paragraph-properties fo:margin-left="0in" fo:margin-right="0in" fo:margin-top="0in" fo:margin-bottom="0in" loext:contextual-spacing="false" style:line-height-at-least="0.25in" fo:widows="1" fo:text-indent="0in" style:auto-text-indent="false" fo:padding="0in" fo:border="none"/>
    </style:style>
    <style:style style:name="P141" style:family="paragraph" style:parent-style-name="Text_20_body">
      <style:paragraph-properties fo:margin-left="0in" fo:margin-right="0in" fo:margin-top="0in" fo:margin-bottom="0in" loext:contextual-spacing="false" fo:widows="1" fo:text-indent="0in" style:auto-text-indent="false" fo:padding="0in" fo:border="none"/>
      <style:text-properties fo:font-variant="normal" fo:text-transform="none" fo:color="#313131" style:font-name="Open Sans" fo:font-size="10.5pt" fo:letter-spacing="normal" fo:font-style="normal" fo:font-weight="bold" loext:padding="0in" loext:border="none"/>
    </style:style>
    <style:style style:name="P142" style:family="paragraph" style:parent-style-name="Text_20_body">
      <style:paragraph-properties fo:margin-left="0in" fo:margin-right="0in" fo:margin-top="0in" fo:margin-bottom="0in" loext:contextual-spacing="false" fo:widows="1" fo:text-indent="0in" style:auto-text-indent="false"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143" style:family="paragraph" style:parent-style-name="Text_20_body">
      <style:paragraph-properties fo:margin-left="0in" fo:margin-right="0in" fo:margin-top="0in" fo:margin-bottom="0in" loext:contextual-spacing="false" fo:widows="1" fo:text-indent="0in" style:auto-text-indent="false" fo:padding="0in" fo:border="none"/>
      <style:text-properties fo:font-variant="normal" fo:text-transform="none" fo:color="#000000" style:font-name="Liberation Serif" fo:font-size="12pt" fo:letter-spacing="normal" fo:font-style="normal" fo:font-weight="normal" officeooo:rsid="0058e7d1" officeooo:paragraph-rsid="0058e7d1" style:font-size-asian="12pt" style:font-size-complex="12pt"/>
    </style:style>
    <style:style style:name="P144" style:family="paragraph" style:parent-style-name="Text_20_body">
      <style:paragraph-properties fo:margin-left="0in" fo:margin-right="0in" fo:margin-top="0in" fo:margin-bottom="0in" loext:contextual-spacing="false" style:line-height-at-least="0.2083in" fo:widows="1" fo:text-indent="0in" style:auto-text-indent="false" fo:padding="0in" fo:border="none"/>
    </style:style>
    <style:style style:name="P145" style:family="paragraph" style:parent-style-name="Text_20_body">
      <style:paragraph-properties fo:margin-left="0in" fo:margin-right="0in" fo:margin-top="0in" fo:margin-bottom="0in" loext:contextual-spacing="false" fo:widows="1" fo:text-indent="0in" style:auto-text-indent="false" fo:padding="0in" fo:border="none"/>
      <style:text-properties fo:color="#000000" style:font-name="Liberation Serif" fo:font-size="12pt" fo:font-weight="normal" style:font-size-asian="12pt" style:font-size-complex="12pt"/>
    </style:style>
    <style:style style:name="P146" style:family="paragraph" style:parent-style-name="Text_20_body">
      <style:paragraph-properties fo:margin-left="0in" fo:margin-right="0in" fo:margin-top="0in" fo:margin-bottom="0in" loext:contextual-spacing="false" fo:widows="1" fo:text-indent="0in" style:auto-text-indent="false" fo:padding="0in" fo:border="none"/>
      <style:text-properties fo:color="#000000" style:font-name="Liberation Serif" fo:font-size="12pt" fo:font-weight="normal" officeooo:rsid="0058e7d1" officeooo:paragraph-rsid="0058e7d1" style:font-size-asian="12pt" style:font-size-complex="12pt"/>
    </style:style>
    <style:style style:name="P147" style:family="paragraph" style:parent-style-name="Preformatted_20_Text">
      <style:paragraph-properties fo:margin-left="0in" fo:margin-right="0in" fo:margin-top="0in" fo:margin-bottom="0in" loext:contextual-spacing="false" fo:line-height="150%" fo:text-align="start" style:justify-single-word="false" fo:widows="1" fo:text-indent="0in" style:auto-text-indent="false" fo:padding="0in" fo:border="none"/>
    </style:style>
    <style:style style:name="P148" style:family="paragraph" style:parent-style-name="Preformatted_20_Text">
      <style:paragraph-properties fo:margin-left="0in" fo:margin-right="0in" fo:margin-top="0in" fo:margin-bottom="0in" loext:contextual-spacing="false" fo:widows="1" fo:text-indent="0in" style:auto-text-indent="false" fo:padding="0in" fo:border="none"/>
      <style:text-properties fo:color="#000000" style:font-name="Liberation Serif" fo:font-size="12pt" fo:font-weight="normal" officeooo:rsid="0058e7d1" officeooo:paragraph-rsid="0058e7d1" style:font-size-asian="12pt" style:font-size-complex="12pt"/>
    </style:style>
    <style:style style:name="P149" style:family="paragraph" style:parent-style-name="Text_20_body">
      <style:paragraph-properties fo:margin-left="0in" fo:margin-right="0in" fo:margin-top="0in" fo:margin-bottom="0in" loext:contextual-spacing="false" style:line-height-at-least="0.25in" fo:widows="1"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50" style:family="paragraph" style:parent-style-name="Text_20_body">
      <style:paragraph-properties fo:margin-left="0in" fo:margin-right="0in" fo:margin-top="0in" fo:margin-bottom="0in" loext:contextual-spacing="false" style:line-height-at-least="0.25in" fo:widows="1" fo:text-indent="0in" style:auto-text-indent="false"/>
    </style:style>
    <style:style style:name="P151" style:family="paragraph" style:parent-style-name="Text_20_body">
      <style:paragraph-properties fo:margin-left="0in" fo:margin-right="0in" fo:margin-top="0in" fo:margin-bottom="0.25in" loext:contextual-spacing="false" style:line-height-at-least="0.25in" fo:widows="1" fo:text-indent="0in" style:auto-text-indent="false"/>
    </style:style>
    <style:style style:name="P152" style:family="paragraph" style:parent-style-name="Text_20_body">
      <style:paragraph-properties fo:margin-left="0in" fo:margin-right="0in" fo:margin-top="0in" fo:margin-bottom="0.25in" loext:contextual-spacing="false" style:line-height-at-least="0.25in" fo:widows="1" fo:text-indent="0in" style:auto-text-indent="false"/>
      <style:text-properties fo:font-variant="normal" fo:text-transform="none" fo:color="#000000" style:font-name="Liberation Serif" fo:font-size="12pt" fo:letter-spacing="normal" fo:font-style="normal" fo:font-weight="normal" officeooo:rsid="002927ad" officeooo:paragraph-rsid="002927ad" style:font-size-asian="12pt" style:font-size-complex="12pt"/>
    </style:style>
    <style:style style:name="P153" style:family="paragraph" style:parent-style-name="Text_20_body">
      <style:paragraph-properties fo:margin-left="0in" fo:margin-right="0in" fo:margin-top="0in" fo:margin-bottom="0.25in" loext:contextual-spacing="false" style:line-height-at-least="0.25in" fo:widows="1" fo:text-indent="0in" style:auto-text-indent="false"/>
      <style:text-properties fo:font-variant="normal" fo:text-transform="none" fo:color="#141412" style:font-name="Source Sans Pro" fo:font-size="12pt" fo:letter-spacing="normal" fo:font-style="normal" fo:font-weight="normal" officeooo:rsid="002d9994" officeooo:paragraph-rsid="002927ad" style:font-size-asian="12pt" style:font-weight-asian="bold" style:font-size-complex="12pt" style:font-weight-complex="bold"/>
    </style:style>
    <style:style style:name="P154" style:family="paragraph" style:parent-style-name="Text_20_body">
      <style:paragraph-properties fo:margin-left="0in" fo:margin-right="0in" fo:margin-top="0in" fo:margin-bottom="0.25in" loext:contextual-spacing="false" style:line-height-at-least="0.25in" fo:widows="1" fo:text-indent="0in" style:auto-text-indent="false"/>
      <style:text-properties fo:font-size="13pt" fo:font-weight="bold" officeooo:rsid="002927ad" officeooo:paragraph-rsid="002927ad" style:font-size-asian="13pt" style:font-weight-asian="bold" style:font-size-complex="13pt" style:font-weight-complex="bold"/>
    </style:style>
    <style:style style:name="P155" style:family="paragraph" style:parent-style-name="Text_20_body" style:master-page-name="">
      <style:paragraph-properties fo:margin-left="0in" fo:margin-right="0in" fo:margin-top="0in" fo:margin-bottom="0.25in" loext:contextual-spacing="false" style:line-height-at-least="0.25in" fo:widows="1" fo:text-indent="0in" style:auto-text-indent="false" style:page-number="auto"/>
      <style:text-properties fo:font-variant="normal" fo:text-transform="none" fo:color="#000000" style:font-name="Liberation Serif" fo:font-size="12pt" fo:letter-spacing="normal" fo:font-style="normal" fo:font-weight="normal" officeooo:rsid="002927ad" officeooo:paragraph-rsid="002927ad" style:font-size-asian="12pt" style:font-size-complex="12pt"/>
    </style:style>
    <style:style style:name="P156" style:family="paragraph" style:parent-style-name="Standard" style:master-page-name="">
      <style:paragraph-properties fo:margin-left="0in" fo:margin-right="0in" fo:text-indent="0in" style:auto-text-indent="false" style:page-number="auto"/>
    </style:style>
    <style:style style:name="P157" style:family="paragraph" style:parent-style-name="Standard">
      <style:paragraph-properties fo:margin-left="0in" fo:margin-right="0in" fo:text-indent="0in" style:auto-text-indent="false"/>
    </style:style>
    <style:style style:name="P158" style:family="paragraph" style:parent-style-name="Text_20_body">
      <style:paragraph-properties fo:margin-left="0in" fo:margin-right="0in" fo:margin-top="0in" fo:margin-bottom="0.1043in" loext:contextual-spacing="false" style:line-height-at-least="0.25in" fo:widows="1" fo:text-indent="0in" style:auto-text-indent="false"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159" style:family="paragraph" style:parent-style-name="Text_20_body">
      <style:paragraph-properties fo:margin-left="0in" fo:margin-right="0in" fo:margin-top="0.2602in" fo:margin-bottom="0.2602in" loext:contextual-spacing="false" style:line-height-at-least="0.3646in" fo:widows="1" fo:text-indent="0in" style:auto-text-indent="false"/>
      <style:text-properties officeooo:paragraph-rsid="0067a5d3"/>
    </style:style>
    <style:style style:name="P160" style:family="paragraph" style:parent-style-name="Preformatted_20_Text">
      <style:paragraph-properties fo:margin-left="0in" fo:margin-right="0in" fo:widows="1"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61" style:family="paragraph" style:parent-style-name="Text_20_body">
      <style:paragraph-properties fo:margin-left="0in" fo:margin-right="0.1043in" fo:margin-top="0in" fo:margin-bottom="0in" loext:contextual-spacing="false" style:line-height-at-least="0.2189in" fo:widows="1" fo:text-indent="0in" style:auto-text-indent="false" fo:padding="0in" fo:border="none"/>
    </style:style>
    <style:style style:name="P162" style:family="paragraph" style:parent-style-name="Table_20_Contents">
      <style:paragraph-properties fo:text-align="start" style:justify-single-word="false"/>
    </style:style>
    <style:style style:name="P163" style:family="paragraph" style:parent-style-name="Table_20_Contents">
      <style:paragraph-properties fo:text-align="center" style:justify-single-word="false"/>
      <style:text-properties fo:font-weight="bold"/>
    </style:style>
    <style:style style:name="P164" style:family="paragraph" style:parent-style-name="Table_20_Contents">
      <style:text-properties fo:color="#000000" style:font-name="Liberation Serif" fo:font-size="12pt" style:font-size-asian="12pt" style:font-size-complex="12pt"/>
    </style:style>
    <style:style style:name="P165" style:family="paragraph" style:parent-style-name="Table_20_Contents">
      <style:paragraph-properties fo:line-height="150%"/>
      <style:text-properties fo:color="#000000" style:font-name="Liberation Serif" fo:font-size="12pt" style:font-size-asian="12pt" style:font-size-complex="12pt"/>
    </style:style>
    <style:style style:name="P166" style:family="paragraph" style:parent-style-name="Table_20_Contents">
      <style:paragraph-properties fo:margin-top="0in" fo:margin-bottom="0.0311in" loext:contextual-spacing="false" fo:text-align="center" style:justify-single-word="false"/>
      <style:text-properties fo:font-weight="bold"/>
    </style:style>
    <style:style style:name="P167" style:family="paragraph" style:parent-style-name="Table_20_Contents">
      <style:paragraph-properties fo:margin-top="0in" fo:margin-bottom="0.0311in" loext:contextual-spacing="false" fo:text-align="justify" style:justify-single-word="false"/>
    </style:style>
    <style:style style:name="P168" style:family="paragraph" style:parent-style-name="Text_20_body">
      <style:paragraph-properties fo:margin-left="0.2602in" fo:margin-right="0in" fo:margin-top="0in" fo:margin-bottom="0in" loext:contextual-spacing="false" fo:widows="1" fo:text-indent="0in" style:auto-text-indent="false" fo:padding="0in" fo:border="none"/>
      <style:text-properties fo:font-variant="normal" fo:text-transform="none" fo:color="#660000" style:font-name="monospace" fo:font-size="10pt" fo:letter-spacing="normal" fo:font-style="normal" fo:font-weight="normal" loext:padding="0in" loext:border="none"/>
    </style:style>
    <style:style style:name="P169" style:family="paragraph" style:parent-style-name="Text_20_body">
      <style:paragraph-properties fo:margin-left="0.2602in" fo:margin-right="0in" fo:margin-top="0in" fo:margin-bottom="0in" loext:contextual-spacing="false" fo:widows="1" fo:text-indent="0in" style:auto-text-indent="false" fo:padding="0in" fo:border="none"/>
      <style:text-properties fo:font-variant="normal" fo:text-transform="none" fo:color="#660000" style:font-name="monospace" fo:font-size="10pt" fo:letter-spacing="normal" fo:font-style="normal" fo:font-weight="normal" officeooo:paragraph-rsid="004ba1c9" loext:padding="0in" loext:border="none"/>
    </style:style>
    <style:style style:name="P170" style:family="paragraph" style:parent-style-name="Table_20_Heading">
      <style:paragraph-properties fo:text-align="start" style:justify-single-word="false"/>
      <style:text-properties fo:color="#000080" fo:font-weight="bold"/>
    </style:style>
    <style:style style:name="P171" style:family="paragraph" style:parent-style-name="Table_20_Heading">
      <style:paragraph-properties fo:line-height="150%" fo:text-align="start" style:justify-single-word="false"/>
      <style:text-properties fo:color="#000000" style:font-name="Liberation Serif" fo:font-size="12pt" style:font-size-asian="12pt" style:font-size-complex="12pt"/>
    </style:style>
    <style:style style:name="P172" style:family="paragraph" style:parent-style-name="Text_20_body">
      <style:paragraph-properties fo:margin-left="0in" fo:margin-right="0.2083in" fo:margin-top="0.1563in" fo:margin-bottom="0.1563in" loext:contextual-spacing="false" fo:text-align="justify" style:justify-single-word="false" fo:widows="1"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73" style:family="paragraph" style:parent-style-name="Preformatted_20_Text">
      <style:paragraph-properties fo:margin-top="0in" fo:margin-bottom="0.1965in" loext:contextual-spacing="false" fo:widows="1"/>
      <style:text-properties officeooo:paragraph-rsid="005405b1"/>
    </style:style>
    <style:style style:name="P174" style:family="paragraph" style:parent-style-name="Preformatted_20_Text">
      <style:paragraph-properties fo:margin-top="0in" fo:margin-bottom="0.1965in" loext:contextual-spacing="false" fo:widows="1"/>
      <style:text-properties fo:font-variant="normal" fo:text-transform="none" fo:color="#000000" style:font-name="Liberation Serif" fo:font-size="12pt" fo:letter-spacing="normal" fo:font-style="normal" fo:font-weight="normal" officeooo:paragraph-rsid="005405b1" style:font-size-asian="12pt" style:font-size-complex="12pt"/>
    </style:style>
    <style:style style:name="P175" style:family="paragraph" style:parent-style-name="Preformatted_20_Text">
      <style:paragraph-properties fo:margin-top="0in" fo:margin-bottom="0.1965in" loext:contextual-spacing="false" fo:widows="1"/>
      <style:text-properties fo:font-variant="normal" fo:text-transform="none" fo:color="#000000" style:font-name="Liberation Serif" fo:font-size="12pt" fo:letter-spacing="normal" style:font-size-asian="12pt" style:font-size-complex="12pt"/>
    </style:style>
    <style:style style:name="P176" style:family="paragraph" style:parent-style-name="Table_20_Contents">
      <style:paragraph-properties fo:margin-top="0in" fo:margin-bottom="0.1965in" loext:contextual-spacing="false"/>
      <style:text-properties fo:color="#000000" style:font-name="Liberation Serif" fo:font-size="12pt" style:font-size-asian="12pt" style:font-size-complex="12pt"/>
    </style:style>
    <style:style style:name="P177" style:family="paragraph" style:parent-style-name="Text_20_body">
      <style:paragraph-properties fo:margin-top="0in" fo:margin-bottom="0in" loext:contextual-spacing="false" style:line-height-at-least="0.2291in" fo:widows="1" fo:padding="0in" fo:border="none"/>
      <style:text-properties fo:font-variant="normal" fo:text-transform="none" fo:color="#000000" style:font-name="Liberation Serif" fo:font-size="13pt" fo:letter-spacing="normal" fo:font-style="normal" fo:font-weight="bold" officeooo:rsid="0056a398" officeooo:paragraph-rsid="0056a398" style:font-size-asian="13pt" style:font-weight-asian="bold" style:font-size-complex="13pt" style:font-weight-complex="bold"/>
    </style:style>
    <style:style style:name="P178" style:family="paragraph" style:parent-style-name="Text_20_body">
      <style:paragraph-properties fo:margin-top="0in" fo:margin-bottom="0in" loext:contextual-spacing="false" style:line-height-at-least="0.2291in" fo:widows="1" fo:padding="0in" fo:border="none"/>
      <style:text-properties fo:font-variant="normal" fo:text-transform="none" fo:color="#000000" style:font-name="Liberation Serif" fo:font-size="12pt" fo:letter-spacing="normal" fo:font-style="normal" fo:font-weight="normal" officeooo:paragraph-rsid="0055be0d" style:font-size-asian="12pt" style:font-size-complex="12pt"/>
    </style:style>
    <style:style style:name="P179" style:family="paragraph" style:parent-style-name="Preformatted_20_Text">
      <style:paragraph-properties fo:widows="1"/>
      <style:text-properties fo:font-variant="normal" fo:text-transform="none" fo:color="#000000" style:font-name="Liberation Serif" fo:font-size="12pt" fo:letter-spacing="normal" fo:font-style="normal" fo:font-weight="normal" style:font-size-asian="12pt" style:font-size-complex="12pt"/>
    </style:style>
    <style:style style:name="P180" style:family="paragraph" style:parent-style-name="Preformatted_20_Text">
      <style:paragraph-properties fo:widows="1"/>
      <style:text-properties fo:font-variant="normal" fo:text-transform="none" fo:color="#000000" style:font-name="Liberation Serif" fo:font-size="12pt" fo:letter-spacing="normal" style:font-size-asian="12pt" style:font-size-complex="12pt"/>
    </style:style>
    <style:style style:name="P181" style:family="paragraph" style:parent-style-name="Standard" style:list-style-name="L1"/>
    <style:style style:name="P182" style:family="paragraph" style:parent-style-name="Standard" style:list-style-name="L1">
      <style:text-properties officeooo:paragraph-rsid="000c3005"/>
    </style:style>
    <style:style style:name="P183" style:family="paragraph" style:parent-style-name="Standard" style:list-style-name="L1">
      <style:text-properties fo:color="#000000" style:font-name="Liberation Serif" fo:font-size="12pt" style:font-size-asian="12pt" style:font-size-complex="12pt"/>
    </style:style>
    <style:style style:name="P184" style:family="paragraph" style:parent-style-name="Standard" style:list-style-name="L1">
      <style:text-properties fo:color="#000000" style:font-name="Liberation Serif" fo:font-size="12pt" officeooo:paragraph-rsid="000c3005" style:font-size-asian="12pt" style:font-size-complex="12pt"/>
    </style:style>
    <style:style style:name="P185" style:family="paragraph" style:parent-style-name="Standard" style:list-style-name="L20">
      <style:text-properties fo:color="#000000" style:font-name="Liberation Serif" fo:font-size="12pt" officeooo:paragraph-rsid="002bfd69" style:font-size-asian="12pt" style:font-size-complex="12pt"/>
    </style:style>
    <style:style style:name="P186" style:family="paragraph" style:parent-style-name="Standard" style:list-style-name="L23">
      <style:text-properties fo:color="#000000" style:font-name="Liberation Serif" fo:font-size="12pt" style:font-size-asian="12pt" style:font-size-complex="12pt"/>
    </style:style>
    <style:style style:name="P187" style:family="paragraph" style:parent-style-name="Standard" style:list-style-name="L24">
      <style:text-properties fo:color="#000000" style:font-name="Liberation Serif" fo:font-size="12pt" style:font-size-asian="12pt" style:font-size-complex="12pt"/>
    </style:style>
    <style:style style:name="P188" style:family="paragraph" style:parent-style-name="Standard" style:list-style-name="L28">
      <style:text-properties fo:color="#000000" style:font-name="Liberation Serif" fo:font-size="12pt" style:font-size-asian="12pt" style:font-size-complex="12pt"/>
    </style:style>
    <style:style style:name="P189" style:family="paragraph" style:parent-style-name="Standard" style:list-style-name="L27">
      <style:text-properties fo:color="#000000" style:font-name="Liberation Serif"/>
    </style:style>
    <style:style style:name="P190" style:family="paragraph" style:parent-style-name="Standard" style:list-style-name="L20">
      <style:text-properties fo:color="#000000"/>
    </style:style>
    <style:style style:name="P191" style:family="paragraph" style:parent-style-name="Standard" style:list-style-name="L27">
      <style:text-properties fo:color="#000000"/>
    </style:style>
    <style:style style:name="P192" style:family="paragraph" style:parent-style-name="Standard" style:list-style-name="L17">
      <style:text-properties officeooo:paragraph-rsid="0067a5d3"/>
    </style:style>
    <style:style style:name="P193" style:family="paragraph" style:parent-style-name="Standard" style:list-style-name="L20"/>
    <style:style style:name="P194" style:family="paragraph" style:parent-style-name="Standard" style:list-style-name="L20">
      <style:text-properties fo:font-variant="normal" fo:text-transform="none" fo:color="#000000" style:font-name="Liberation Serif" fo:font-size="12pt" fo:letter-spacing="normal" fo:font-style="normal" fo:font-weight="normal" style:font-size-asian="12pt" style:font-size-complex="12pt"/>
    </style:style>
    <style:style style:name="P195" style:family="paragraph" style:parent-style-name="Standard" style:list-style-name="L22">
      <style:text-properties fo:font-variant="normal" fo:text-transform="none" fo:color="#000000" style:font-name="Liberation Serif" fo:font-size="12pt" fo:letter-spacing="normal" fo:font-style="normal" fo:font-weight="normal" style:font-size-asian="12pt" style:font-size-complex="12pt"/>
    </style:style>
    <style:style style:name="P196" style:family="paragraph" style:parent-style-name="Standard" style:list-style-name="L20">
      <style:text-properties style:font-name="Liberation Serif" fo:font-size="12pt" style:font-size-asian="12pt" style:font-size-complex="12pt"/>
    </style:style>
    <style:style style:name="P197" style:family="paragraph" style:parent-style-name="Standard" style:list-style-name="L21">
      <style:text-properties style:font-name="Liberation Serif" fo:font-size="12pt" style:font-size-asian="12pt" style:font-size-complex="12pt"/>
    </style:style>
    <style:style style:name="P198" style:family="paragraph" style:parent-style-name="Standard" style:list-style-name="L22"/>
    <style:style style:name="P199" style:family="paragraph" style:parent-style-name="Standard" style:list-style-name="L24"/>
    <style:style style:name="P200" style:family="paragraph" style:parent-style-name="Standard" style:list-style-name="L28"/>
    <style:style style:name="P201" style:family="paragraph" style:parent-style-name="Text_20_body">
      <style:paragraph-properties>
        <style:tab-stops>
          <style:tab-stop style:position="2.0209in"/>
        </style:tab-stops>
      </style:paragraph-properties>
      <style:text-properties style:font-name="Liberation Serif" fo:font-weight="bold" officeooo:rsid="005e395f" officeooo:paragraph-rsid="005e395f" style:font-weight-asian="bold" style:font-weight-complex="bold"/>
    </style:style>
    <style:style style:name="P202" style:family="paragraph" style:parent-style-name="Text_20_body" style:list-style-name="L2">
      <style:paragraph-properties fo:margin-left="0in" fo:margin-right="0in" fo:margin-top="0in" fo:margin-bottom="0in" loext:contextual-spacing="false" style:line-height-at-least="0.2291in" fo:widows="1" fo:text-indent="0in" style:auto-text-indent="false" fo:padding="0in" fo:border="none"/>
    </style:style>
    <style:style style:name="P203" style:family="paragraph" style:parent-style-name="Text_20_body" style:list-style-name="L3">
      <style:paragraph-properties fo:margin-left="0in" fo:margin-right="0in" fo:margin-top="0in" fo:margin-bottom="0in" loext:contextual-spacing="false" style:line-height-at-least="0.2291in" fo:widows="1" fo:text-indent="0in" style:auto-text-indent="false" fo:padding="0in" fo:border="none"/>
    </style:style>
    <style:style style:name="P204" style:family="paragraph" style:parent-style-name="Text_20_body" style:list-style-name="L4">
      <style:paragraph-properties fo:margin-left="0in" fo:margin-right="0in" fo:margin-top="0in" fo:margin-bottom="0in" loext:contextual-spacing="false" style:line-height-at-least="0.2291in" fo:widows="1" fo:text-indent="0in" style:auto-text-indent="false" fo:padding="0in" fo:border="none"/>
    </style:style>
    <style:style style:name="P205" style:family="paragraph" style:parent-style-name="Text_20_body" style:list-style-name="L5">
      <style:paragraph-properties fo:margin-left="0in" fo:margin-right="0in" fo:margin-top="0in" fo:margin-bottom="0in" loext:contextual-spacing="false" style:line-height-at-least="0.2291in" fo:widows="1" fo:text-indent="0in" style:auto-text-indent="false" fo:padding="0in" fo:border="none"/>
    </style:style>
    <style:style style:name="P206" style:family="paragraph" style:parent-style-name="Text_20_body" style:list-style-name="L6">
      <style:paragraph-properties fo:margin-left="0in" fo:margin-right="0in" fo:margin-top="0in" fo:margin-bottom="0in" loext:contextual-spacing="false" style:line-height-at-least="0.2291in" fo:widows="1" fo:text-indent="0in" style:auto-text-indent="false" fo:padding="0in" fo:border="none"/>
    </style:style>
    <style:style style:name="P207" style:family="paragraph" style:parent-style-name="Text_20_body" style:list-style-name="L7">
      <style:paragraph-properties fo:margin-left="0in" fo:margin-right="0in" fo:margin-top="0in" fo:margin-bottom="0in" loext:contextual-spacing="false" style:line-height-at-least="0.2291in" fo:widows="1" fo:text-indent="0in" style:auto-text-indent="false" fo:padding="0in" fo:border="none"/>
    </style:style>
    <style:style style:name="P208" style:family="paragraph" style:parent-style-name="Text_20_body" style:list-style-name="L8">
      <style:paragraph-properties fo:margin-left="0in" fo:margin-right="0in" fo:margin-top="0in" fo:margin-bottom="0in" loext:contextual-spacing="false" style:line-height-at-least="0.2291in" fo:widows="1" fo:text-indent="0in" style:auto-text-indent="false" fo:padding="0in" fo:border="none"/>
    </style:style>
    <style:style style:name="P209" style:family="paragraph" style:parent-style-name="Text_20_body" style:list-style-name="L9">
      <style:paragraph-properties fo:margin-left="0in" fo:margin-right="0in" fo:margin-top="0in" fo:margin-bottom="0in" loext:contextual-spacing="false" style:line-height-at-least="0.2291in" fo:widows="1" fo:text-indent="0in" style:auto-text-indent="false" fo:padding="0in" fo:border="none"/>
    </style:style>
    <style:style style:name="P210" style:family="paragraph" style:parent-style-name="Text_20_body" style:list-style-name="L10">
      <style:paragraph-properties fo:margin-left="0in" fo:margin-right="0in" fo:margin-top="0in" fo:margin-bottom="0in" loext:contextual-spacing="false" style:line-height-at-least="0.2291in" fo:widows="1" fo:text-indent="0in" style:auto-text-indent="false" fo:padding="0in" fo:border="none"/>
    </style:style>
    <style:style style:name="P211" style:family="paragraph" style:parent-style-name="Text_20_body" style:list-style-name="L11">
      <style:paragraph-properties fo:margin-left="0in" fo:margin-right="0in" fo:margin-top="0in" fo:margin-bottom="0in" loext:contextual-spacing="false" style:line-height-at-least="0.2291in" fo:widows="1" fo:text-indent="0in" style:auto-text-indent="false" fo:padding="0in" fo:border="none"/>
    </style:style>
    <style:style style:name="P212" style:family="paragraph" style:parent-style-name="Text_20_body" style:list-style-name="L12">
      <style:paragraph-properties fo:margin-left="0in" fo:margin-right="0in" fo:margin-top="0in" fo:margin-bottom="0in" loext:contextual-spacing="false" style:line-height-at-least="0.2291in" fo:widows="1" fo:text-indent="0in" style:auto-text-indent="false" fo:padding="0in" fo:border="none"/>
    </style:style>
    <style:style style:name="P213" style:family="paragraph" style:parent-style-name="Text_20_body" style:list-style-name="L13">
      <style:paragraph-properties fo:margin-left="0in" fo:margin-right="0in" fo:margin-top="0in" fo:margin-bottom="0in" loext:contextual-spacing="false" style:line-height-at-least="0.2291in" fo:widows="1" fo:text-indent="0in" style:auto-text-indent="false" fo:padding="0in" fo:border="none"/>
    </style:style>
    <style:style style:name="P214" style:family="paragraph" style:parent-style-name="Text_20_body" style:list-style-name="L14">
      <style:paragraph-properties fo:margin-left="0in" fo:margin-right="0in" fo:margin-top="0in" fo:margin-bottom="0in" loext:contextual-spacing="false" style:line-height-at-least="0.2291in" fo:widows="1" fo:text-indent="0in" style:auto-text-indent="false" fo:padding="0in" fo:border="none"/>
    </style:style>
    <style:style style:name="P215" style:family="paragraph" style:parent-style-name="Text_20_body" style:list-style-name="L15">
      <style:paragraph-properties fo:margin-left="0in" fo:margin-right="0in" fo:margin-top="0in" fo:margin-bottom="0in" loext:contextual-spacing="false" style:line-height-at-least="0.2291in" fo:widows="1" fo:text-indent="0in" style:auto-text-indent="false" fo:padding="0in" fo:border="none"/>
    </style:style>
    <style:style style:name="P216" style:family="paragraph" style:parent-style-name="Text_20_body" style:list-style-name="L16">
      <style:paragraph-properties fo:margin-left="0in" fo:margin-right="0in" fo:margin-top="0in" fo:margin-bottom="0in" loext:contextual-spacing="false" style:line-height-at-least="0.2291in" fo:widows="1" fo:text-indent="0in" style:auto-text-indent="false" fo:padding="0in" fo:border="none"/>
    </style:style>
    <style:style style:name="P217" style:family="paragraph" style:parent-style-name="Text_20_body" style:list-style-name="L18">
      <style:paragraph-properties fo:margin-left="0in" fo:margin-right="0in" fo:margin-top="0.1665in" fo:margin-bottom="0.1665in" loext:contextual-spacing="false" style:line-height-at-least="0.25in" fo:text-align="justify" style:justify-single-word="false" fo:widows="1" fo:text-indent="0in" style:auto-text-indent="false" fo:padding="0in" fo:border="none"/>
    </style:style>
    <style:style style:name="P218" style:family="paragraph" style:parent-style-name="Text_20_body" style:list-style-name="L19">
      <style:paragraph-properties fo:margin-left="0in" fo:margin-right="0in" fo:margin-top="0in" fo:margin-bottom="0.1252in" loext:contextual-spacing="false" style:line-height-at-least="0.1874in" fo:widows="1" fo:text-indent="0in" style:auto-text-indent="false"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219" style:family="paragraph" style:parent-style-name="Text_20_body" style:list-style-name="L32">
      <style:paragraph-properties fo:margin-left="0in" fo:margin-right="0in" fo:widows="1" fo:text-indent="0in" style:auto-text-indent="false"/>
      <style:text-properties fo:font-variant="normal" fo:text-transform="none" fo:color="#000000" style:font-name="Liberation Serif" fo:font-size="12pt" fo:letter-spacing="normal" fo:font-style="normal" fo:font-weight="normal" officeooo:paragraph-rsid="004a5e8c" style:font-size-asian="12pt" style:font-size-complex="12pt"/>
    </style:style>
    <style:style style:name="P220" style:family="paragraph" style:parent-style-name="Text_20_body" style:list-style-name="L33">
      <style:paragraph-properties fo:margin-left="0in" fo:margin-right="0in" fo:widows="1" fo:text-indent="0in" style:auto-text-indent="false"/>
      <style:text-properties fo:font-variant="normal" fo:text-transform="none" fo:color="#000000" style:font-name="Liberation Serif" fo:font-size="12pt" fo:letter-spacing="normal" fo:font-style="normal" fo:font-weight="normal" officeooo:rsid="004fe281" officeooo:paragraph-rsid="004fe281" style:font-size-asian="10.5pt" style:font-weight-asian="normal" style:font-size-complex="12pt" style:font-weight-complex="normal"/>
    </style:style>
    <style:style style:name="P221" style:family="paragraph" style:parent-style-name="Text_20_body" style:list-style-name="L33">
      <style:paragraph-properties fo:margin-left="0in" fo:margin-right="0in" fo:widows="1" fo:text-indent="0in" style:auto-text-indent="false"/>
      <style:text-properties fo:font-variant="normal" fo:text-transform="none" fo:color="#000000" style:font-name="Liberation Serif" fo:font-size="13pt" fo:letter-spacing="normal" fo:font-style="normal" fo:font-weight="bold" officeooo:rsid="004e26f2" officeooo:paragraph-rsid="004e26f2" style:font-size-asian="13pt" style:font-weight-asian="bold" style:font-size-complex="13pt" style:font-weight-complex="bold"/>
    </style:style>
    <style:style style:name="P222" style:family="paragraph" style:parent-style-name="Text_20_body" style:list-style-name="L33">
      <style:paragraph-properties fo:margin-left="0in" fo:margin-right="0in" fo:widows="1" fo:text-indent="0in" style:auto-text-indent="false"/>
      <style:text-properties fo:font-variant="normal" fo:text-transform="none" fo:color="#000000" style:font-name="Liberation Serif" fo:font-size="13pt" fo:letter-spacing="normal" fo:font-style="normal" fo:font-weight="bold" officeooo:rsid="004fe281" officeooo:paragraph-rsid="004fe281" style:font-size-asian="13pt" style:font-weight-asian="bold" style:font-size-complex="13pt" style:font-weight-complex="bold"/>
    </style:style>
    <style:style style:name="P223" style:family="paragraph" style:parent-style-name="Text_20_body" style:list-style-name="L25">
      <style:paragraph-properties fo:margin-left="0in" fo:margin-right="0.2083in" fo:margin-top="0in" fo:margin-bottom="0in" loext:contextual-spacing="false" style:line-height-at-least="0.2083in" fo:widows="1" fo:text-indent="0in" style:auto-text-indent="false" fo:padding="0in" fo:border="none"/>
    </style:style>
    <style:style style:name="P224" style:family="paragraph" style:parent-style-name="Text_20_body" style:list-style-name="L26">
      <style:paragraph-properties fo:margin-left="0in" fo:margin-right="0.2083in" fo:margin-top="0in" fo:margin-bottom="0in" loext:contextual-spacing="false" style:line-height-at-least="0.2083in" fo:widows="1" fo:text-indent="0in" style:auto-text-indent="false" fo:padding="0in" fo:border="none"/>
    </style:style>
    <style:style style:name="P225" style:family="paragraph" style:parent-style-name="Text_20_body" style:list-style-name="L29">
      <style:paragraph-properties fo:margin-top="0in" fo:margin-bottom="0in" loext:contextual-spacing="false" fo:widows="1"/>
      <style:text-properties fo:font-variant="normal" fo:text-transform="none" fo:color="#000000" style:font-name="Liberation Serif" fo:font-size="12pt" fo:letter-spacing="normal" fo:font-style="normal" fo:font-weight="normal" style:font-size-asian="12pt" style:font-size-complex="12pt"/>
    </style:style>
    <style:style style:name="P226" style:family="paragraph" style:parent-style-name="Text_20_body" style:list-style-name="L30">
      <style:paragraph-properties fo:margin-top="0in" fo:margin-bottom="0in" loext:contextual-spacing="false" fo:widows="1"/>
      <style:text-properties fo:font-variant="normal" fo:text-transform="none" fo:color="#000000" style:font-name="Liberation Serif" fo:font-size="12pt" fo:letter-spacing="normal" fo:font-style="normal" fo:font-weight="normal" style:font-size-asian="12pt" style:font-size-complex="12pt"/>
    </style:style>
    <style:style style:name="P227" style:family="paragraph" style:parent-style-name="Text_20_body" style:list-style-name="L31">
      <style:paragraph-properties fo:margin-top="0in" fo:margin-bottom="0in" loext:contextual-spacing="false" fo:widows="1"/>
      <style:text-properties fo:font-variant="normal" fo:text-transform="none" fo:color="#000000" style:font-name="Liberation Serif" fo:font-size="12pt" fo:letter-spacing="normal" fo:font-style="normal" fo:font-weight="normal" style:font-size-asian="12pt" style:font-size-complex="12pt"/>
    </style:style>
    <style:style style:name="P228" style:family="paragraph" style:parent-style-name="Text_20_body" style:list-style-name="L34">
      <style:paragraph-properties fo:margin-top="0in" fo:margin-bottom="0in" loext:contextual-spacing="false" style:line-height-at-least="0.2291in" fo:widows="1" fo:padding="0in" fo:border="none"/>
      <style:text-properties fo:font-variant="normal" fo:text-transform="none" fo:color="#000000" style:font-name="Liberation Serif" fo:font-size="12pt" fo:letter-spacing="normal" fo:font-style="normal" fo:font-weight="normal" officeooo:paragraph-rsid="0055be0d" style:font-size-asian="12pt" style:font-size-complex="12pt"/>
    </style:style>
    <style:style style:name="P229" style:family="paragraph" style:parent-style-name="Heading_20_2">
      <style:text-properties fo:font-size="12pt" style:font-size-asian="12pt" style:font-size-complex="12pt"/>
    </style:style>
    <style:style style:name="P230" style:family="paragraph" style:parent-style-name="Heading_20_3">
      <style:paragraph-properties fo:margin-left="0in" fo:margin-right="0in" fo:widows="1" fo:text-indent="0in" style:auto-text-indent="false"/>
      <style:text-properties fo:font-variant="normal" fo:text-transform="none" fo:color="#000000" style:font-name="Liberation Serif" fo:font-size="12pt" fo:letter-spacing="normal" fo:font-style="normal" style:font-size-asian="12pt" style:font-size-complex="12pt"/>
    </style:style>
    <style:style style:name="T1" style:family="text">
      <style:text-properties fo:font-variant="normal" fo:text-transform="none" fo:color="#252525" style:font-name="Liberation Serif" fo:font-size="12pt" fo:letter-spacing="normal" fo:font-style="normal" fo:font-weight="normal" style:font-size-asian="12pt" style:font-size-complex="12pt"/>
    </style:style>
    <style:style style:name="T2" style:family="text">
      <style:text-properties fo:font-variant="normal" fo:text-transform="none" fo:color="#252525" style:font-name="Liberation Serif" fo:font-size="12pt" fo:letter-spacing="normal" fo:font-style="normal" fo:font-weight="bold" style:font-size-asian="12pt" style:font-size-complex="12pt"/>
    </style:style>
    <style:style style:name="T3" style:family="text">
      <style:text-properties fo:font-variant="normal" fo:text-transform="none" fo:color="#0b008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 style:family="text">
      <style:text-properties fo:font-variant="normal" fo:text-transform="none" fo:color="#a55858"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5" style:family="text">
      <style:text-properties fo:font-variant="normal" fo:text-transform="none" fo:color="#000000" style:font-name="Liberation Serif" fo:font-size="13pt" fo:letter-spacing="normal" fo:font-style="normal" fo:font-weight="bold" officeooo:rsid="0022c362" style:font-size-asian="13pt" style:font-weight-asian="bold" style:font-size-complex="13pt" style:font-weight-complex="bold" loext:padding="0in" loext:border="none"/>
    </style:style>
    <style:style style:name="T6" style:family="text">
      <style:text-properties fo:font-variant="normal" fo:text-transform="none" fo:color="#000000" style:font-name="Liberation Serif" fo:font-size="13pt" fo:letter-spacing="normal" fo:font-style="normal" fo:font-weight="bold" officeooo:rsid="00415c66" style:font-size-asian="13pt" style:font-weight-asian="bold" style:font-size-complex="13pt" style:font-weight-complex="bold"/>
    </style:style>
    <style:style style:name="T7" style:family="text">
      <style:text-properties fo:font-variant="normal" fo:text-transform="none" fo:color="#000000" style:font-name="Liberation Serif" fo:font-size="13pt" fo:letter-spacing="normal" fo:font-style="normal" fo:font-weight="bold" officeooo:rsid="0058e7d1" style:font-size-asian="13pt" style:font-weight-asian="bold" style:font-size-complex="13pt" style:font-weight-complex="bold" loext:padding="0in" loext:border="none"/>
    </style:style>
    <style:style style:name="T8" style:family="text">
      <style:text-properties fo:font-variant="normal" fo:text-transform="none" fo:color="#000000" style:font-name="Liberation Serif" fo:font-size="13pt" fo:letter-spacing="normal" fo:font-style="normal" fo:font-weight="bold" officeooo:rsid="00371fe7" style:font-size-asian="13pt" style:font-weight-asian="bold" style:font-size-complex="13pt" style:font-weight-complex="bold"/>
    </style:style>
    <style:style style:name="T9" style:family="text">
      <style:text-properties fo:font-variant="normal" fo:text-transform="none" fo:color="#000000" style:font-name="Liberation Serif" fo:font-size="12pt" fo:letter-spacing="normal" fo:font-style="normal"/>
    </style:style>
    <style:style style:name="T10" style:family="text">
      <style:text-properties fo:font-variant="normal" fo:text-transform="none" fo:color="#000000" style:font-name="Liberation Serif" fo:font-size="12pt" fo:letter-spacing="normal" fo:font-style="normal" fo:font-weight="normal"/>
    </style:style>
    <style:style style:name="T11" style:family="text">
      <style:text-properties fo:font-variant="normal" fo:text-transform="none" fo:color="#000000" style:font-name="Liberation Serif" fo:font-size="12pt" fo:letter-spacing="normal" fo:font-style="normal" fo:font-weight="normal" style:font-size-asian="12pt" style:font-size-complex="12pt"/>
    </style:style>
    <style:style style:name="T12" style:family="text">
      <style:text-properties fo:font-variant="normal" fo:text-transform="none" fo:color="#000000" style:font-name="Liberation Serif" fo:font-size="12pt" fo:letter-spacing="normal" fo:font-style="normal" fo:font-weight="normal" style:font-size-asian="12pt" style:font-size-complex="12pt" loext:padding="0in" loext:border="none"/>
    </style:style>
    <style:style style:name="T13" style:family="text">
      <style:text-properties fo:font-variant="normal" fo:text-transform="none" fo:color="#000000" style:font-name="Liberation Serif" fo:font-size="12pt" fo:letter-spacing="normal" fo:font-style="normal" fo:font-weight="normal" officeooo:rsid="0052b80c" style:font-size-asian="12pt" style:font-size-complex="12pt"/>
    </style:style>
    <style:style style:name="T14" style:family="text">
      <style:text-properties fo:font-variant="normal" fo:text-transform="none" fo:color="#000000" style:font-name="Liberation Serif" fo:font-size="12pt" fo:letter-spacing="normal" fo:font-style="normal" fo:font-weight="normal" officeooo:rsid="0067a5d3"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52b80c" style:font-size-asian="12pt" style:font-weight-asian="bold" style:font-size-complex="12pt" style:font-weight-complex="bold"/>
    </style:style>
    <style:style style:name="T16"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7"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in" loext:border="none"/>
    </style:style>
    <style:style style:name="T18" style:family="text">
      <style:text-properties fo:font-variant="normal" fo:text-transform="none" fo:color="#000000" style:font-name="Liberation Serif" fo:font-size="12pt" fo:letter-spacing="normal" fo:font-style="normal" fo:font-weight="normal" officeooo:rsid="005f04de" style:font-size-asian="12pt" style:font-weight-asian="normal"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05f9c8a" style:font-size-asian="12pt" style:font-weight-asian="normal" style:font-size-complex="12pt" style:font-weight-complex="normal"/>
    </style:style>
    <style:style style:name="T20"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5acad7" style:font-size-asian="10.5pt" style:font-size-complex="12pt" loext:padding="0in" loext:border="none"/>
    </style:style>
    <style:style style:name="T22"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style:style>
    <style:style style:name="T23"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loext:padding-left="0.0417in" loext:padding-right="0.0417in" loext:padding-top="0.0193in" loext:padding-bottom="0.0193in" loext:border="0.06pt solid #dddddd"/>
    </style:style>
    <style:style style:name="T24" style:family="text">
      <style:text-properties fo:font-variant="normal" fo:text-transform="none" fo:color="#000000" style:font-name="Liberation Serif" fo:font-size="12pt" fo:letter-spacing="normal" fo:font-style="normal" fo:font-weight="normal" officeooo:rsid="00257451"/>
    </style:style>
    <style:style style:name="T25" style:family="text">
      <style:text-properties fo:font-variant="normal" fo:text-transform="none" fo:color="#000000" style:font-name="Liberation Serif" fo:font-size="12pt" fo:letter-spacing="normal" fo:font-style="normal" fo:font-weight="bold" style:font-size-asian="12pt" style:font-size-complex="12pt"/>
    </style:style>
    <style:style style:name="T26" style:family="text">
      <style:text-properties fo:font-variant="normal" fo:text-transform="none" fo:color="#000000" style:font-name="Liberation Serif" fo:font-size="12pt" fo:letter-spacing="normal" fo:font-style="normal" fo:font-weight="bold" style:font-size-asian="12pt" style:font-size-complex="12pt" loext:padding="0in" loext:border="none"/>
    </style:style>
    <style:style style:name="T27" style:family="text">
      <style:text-properties fo:font-variant="normal" fo:text-transform="none" fo:color="#000000" style:font-name="Liberation Serif" fo:font-size="12pt" fo:letter-spacing="normal" fo:font-style="normal" style:font-size-asian="12pt" style:font-size-complex="12pt"/>
    </style:style>
    <style:style style:name="T28" style:family="text">
      <style:text-properties fo:font-variant="normal" fo:text-transform="none" fo:color="#000000" style:font-name="Liberation Serif" fo:font-size="12pt" fo:letter-spacing="normal" fo:font-style="normal" officeooo:rsid="00246136"/>
    </style:style>
    <style:style style:name="T29" style:family="text">
      <style:text-properties fo:font-variant="normal" fo:text-transform="none" fo:color="#000000" style:font-name="Liberation Serif" fo:font-size="12pt" fo:letter-spacing="normal" fo:font-weight="normal" style:font-size-asian="12pt" style:font-size-complex="12pt"/>
    </style:style>
    <style:style style:name="T30" style:family="text">
      <style:text-properties fo:font-variant="normal" fo:text-transform="none" fo:color="#000000" style:font-name="Liberation Serif" fo:font-size="12pt" fo:letter-spacing="normal" fo:font-style="italic" fo:font-weight="normal" style:font-size-asian="12pt" style:font-weight-asian="normal" style:font-size-complex="12pt" style:font-weight-complex="normal"/>
    </style:style>
    <style:style style:name="T31" style:family="text">
      <style:text-properties fo:font-variant="normal" fo:text-transform="none" fo:color="#000000" style:font-name="Liberation Serif" fo:font-size="12pt" fo:letter-spacing="normal" fo:font-style="italic" fo:font-weight="normal" fo:background-color="#ffffff" loext:char-shading-value="0" style:font-size-asian="12pt" style:font-size-complex="12pt" loext:padding-left="0.0417in" loext:padding-right="0.0417in" loext:padding-top="0.0193in" loext:padding-bottom="0.0193in" loext:border="0.06pt solid #dddddd"/>
    </style:style>
    <style:style style:name="T32" style:family="text">
      <style:text-properties fo:font-variant="normal" fo:text-transform="none" fo:color="#000000" style:font-name="Liberation Serif" fo:letter-spacing="normal" fo:font-style="normal" fo:font-weight="bold" style:font-size-asian="12pt" loext:padding="0in" loext:border="none"/>
    </style:style>
    <style:style style:name="T33" style:family="text">
      <style:text-properties fo:font-variant="normal" fo:text-transform="none" fo:color="#000000" style:font-name="Liberation Serif" fo:letter-spacing="normal" fo:font-style="normal" style:font-size-asian="12pt"/>
    </style:style>
    <style:style style:name="T3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3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loext:padding="0in" loext:border="none"/>
    </style:style>
    <style:style style:name="T3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3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345a1" style:text-blinking="false" style:font-size-asian="12pt" style:font-weight-asian="normal" style:font-size-complex="12pt" style:font-weight-complex="normal" loext:padding="0in" loext:border="none"/>
    </style:style>
    <style:style style:name="T3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4d242" style:text-blinking="false" style:font-size-asian="12pt" style:font-weight-asian="normal" style:font-size-complex="12pt" style:font-weight-complex="normal"/>
    </style:style>
    <style:style style:name="T3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c3005" style:text-blinking="false" style:font-size-asian="12pt" style:font-weight-asian="normal" style:font-size-complex="12pt" style:font-weight-complex="normal"/>
    </style:style>
    <style:style style:name="T40" style:family="text">
      <style:text-properties fo:font-variant="normal" fo:text-transform="none" fo:color="#000000" style:font-name="Arial" fo:font-size="9.75pt" fo:letter-spacing="normal" fo:font-style="normal" fo:font-weight="normal" loext:padding="0in" loext:border="none"/>
    </style:style>
    <style:style style:name="T41" style:family="text">
      <style:text-properties fo:font-variant="normal" fo:text-transform="none" fo:color="#000000" style:font-name="Arial" fo:font-size="9.75pt" fo:letter-spacing="normal" fo:font-style="normal" fo:font-weight="normal" officeooo:rsid="00372660" loext:padding="0in" loext:border="none"/>
    </style:style>
    <style:style style:name="T42" style:family="text">
      <style:text-properties fo:font-variant="normal" fo:text-transform="none" fo:color="#000000" style:font-name="Consolas" fo:letter-spacing="normal" fo:font-style="normal" fo:font-weight="normal" loext:padding="0in" loext:border="none"/>
    </style:style>
    <style:style style:name="T43" style:family="text">
      <style:text-properties fo:font-variant="normal" fo:text-transform="none" fo:color="#000000" fo:letter-spacing="normal" loext:padding="0in" loext:border="none"/>
    </style:style>
    <style:style style:name="T44" style:family="text">
      <style:text-properties fo:font-variant="normal" fo:text-transform="none" fo:color="#333333" style:font-name="Liberation Serif" fo:font-size="12pt" fo:letter-spacing="normal" fo:font-style="normal" fo:font-weight="normal"/>
    </style:style>
    <style:style style:name="T45" style:family="text">
      <style:text-properties fo:font-variant="normal" fo:text-transform="none" fo:color="#333333" style:font-name="Liberation Serif" fo:font-size="12pt" fo:letter-spacing="normal" fo:font-style="normal" fo:font-weight="normal" officeooo:rsid="00257451"/>
    </style:style>
    <style:style style:name="T46" style:family="text">
      <style:text-properties fo:font-variant="normal" fo:text-transform="none" fo:color="#046eb8" style:text-line-through-style="none" style:text-line-through-type="none" style:font-name="Liberation Serif" fo:font-size="12pt" fo:letter-spacing="normal" fo:font-style="normal" style:text-underline-style="none" style:text-blinking="false"/>
    </style:style>
    <style:style style:name="T47" style:family="text">
      <style:text-properties fo:font-variant="normal" fo:text-transform="none" fo:color="#35383d" style:font-name="Verdana" fo:font-size="9pt" fo:letter-spacing="normal" fo:font-style="normal"/>
    </style:style>
    <style:style style:name="T48" style:family="text">
      <style:text-properties fo:font-variant="normal" fo:text-transform="none" fo:letter-spacing="normal" fo:font-style="normal"/>
    </style:style>
    <style:style style:name="T49" style:family="text">
      <style:text-properties fo:font-variant="normal" fo:text-transform="none" fo:color="#0077aa" style:font-name="Consolas" fo:font-size="10.5pt" fo:letter-spacing="normal" fo:font-style="normal" loext:padding="0in" loext:border="none"/>
    </style:style>
    <style:style style:name="T50" style:family="text">
      <style:text-properties fo:font-variant="normal" fo:text-transform="none" fo:color="#999999" style:font-name="Consolas" fo:font-size="10.5pt" fo:letter-spacing="normal" fo:font-style="normal" fo:font-weight="normal" loext:padding="0in" loext:border="none"/>
    </style:style>
    <style:style style:name="T51" style:family="text">
      <style:text-properties fo:font-variant="normal" fo:text-transform="none" fo:color="#999999" style:font-name="Consolas" fo:font-size="10.5pt" fo:letter-spacing="normal" fo:font-style="normal" loext:padding="0in" loext:border="none"/>
    </style:style>
    <style:style style:name="T52" style:family="text">
      <style:text-properties fo:font-variant="normal" fo:text-transform="none" fo:color="#669900" style:font-name="Consolas" fo:font-size="10.5pt" fo:letter-spacing="normal" fo:font-style="normal" fo:font-weight="normal" loext:padding="0in" loext:border="none"/>
    </style:style>
    <style:style style:name="T53" style:family="text">
      <style:text-properties fo:font-variant="normal" fo:text-transform="none" fo:color="#990055" style:font-name="Consolas" fo:font-size="10.5pt" fo:letter-spacing="normal" fo:font-style="normal" fo:font-weight="normal" loext:padding="0in" loext:border="none"/>
    </style:style>
    <style:style style:name="T54" style:family="text">
      <style:text-properties fo:font-variant="normal" fo:text-transform="none" style:font-name="Consolas" fo:letter-spacing="normal" fo:font-style="normal" loext:padding="0in" loext:border="none"/>
    </style:style>
    <style:style style:name="T55" style:family="text">
      <style:text-properties fo:font-variant="normal" fo:text-transform="none" style:font-name="Liberation Serif" fo:letter-spacing="normal" fo:font-style="normal"/>
    </style:style>
    <style:style style:name="T56" style:family="text">
      <style:text-properties fo:font-variant="normal" fo:text-transform="none" style:font-name="Liberation Serif" fo:letter-spacing="normal" fo:font-style="normal" officeooo:rsid="00123355"/>
    </style:style>
    <style:style style:name="T57" style:family="text">
      <style:text-properties style:font-name="Liberation Serif"/>
    </style:style>
    <style:style style:name="T58" style:family="text">
      <style:text-properties style:font-name="Liberation Serif" fo:font-size="12pt" fo:font-weight="normal" officeooo:rsid="0055be0d" style:font-size-asian="12pt" style:font-weight-asian="bold" style:font-size-complex="12pt" style:font-weight-complex="bold"/>
    </style:style>
    <style:style style:name="T59" style:family="text">
      <style:text-properties style:font-name="Liberation Serif" fo:font-size="12pt" fo:font-weight="normal" officeooo:rsid="0055133b" style:font-size-asian="12pt" style:font-weight-asian="bold" style:font-size-complex="12pt" style:font-weight-complex="bold"/>
    </style:style>
    <style:style style:name="T60" style:family="text">
      <style:text-properties style:font-name="Liberation Serif" fo:font-size="12pt" style:font-size-asian="12pt" style:font-size-complex="12pt"/>
    </style:style>
    <style:style style:name="T61" style:family="text">
      <style:text-properties style:font-name="Liberation Serif" fo:font-weight="normal" style:font-size-asian="12pt"/>
    </style:style>
    <style:style style:name="T62" style:family="text">
      <style:text-properties style:font-name="Liberation Serif" style:font-size-asian="12pt"/>
    </style:style>
    <style:style style:name="T63" style:family="text">
      <style:text-properties fo:font-style="italic"/>
    </style:style>
    <style:style style:name="T64" style:family="text">
      <style:text-properties fo:font-size="13pt" fo:font-weight="bold" officeooo:rsid="00150b30" style:font-size-asian="13pt" style:font-weight-asian="bold" style:font-size-complex="13pt" style:font-weight-complex="bold"/>
    </style:style>
    <style:style style:name="T65" style:family="text">
      <style:text-properties fo:font-size="13pt" fo:font-weight="bold" officeooo:rsid="00156cf3" style:font-size-asian="13pt" style:font-weight-asian="bold" style:font-size-complex="13pt" style:font-weight-complex="bold"/>
    </style:style>
    <style:style style:name="T66" style:family="text">
      <style:text-properties fo:font-size="13pt" fo:font-weight="bold" officeooo:rsid="0018a44f" style:font-size-asian="13pt" style:font-weight-asian="bold" style:font-size-complex="13pt" style:font-weight-complex="bold"/>
    </style:style>
    <style:style style:name="T67" style:family="text">
      <style:text-properties officeooo:rsid="00205d75"/>
    </style:style>
    <style:style style:name="T68" style:family="text">
      <style:text-properties fo:color="#000000"/>
    </style:style>
    <style:style style:name="T69" style:family="text">
      <style:text-properties fo:color="#000000" style:text-line-through-style="none" style:text-line-through-type="none" style:text-underline-style="none" style:text-blinking="false"/>
    </style:style>
    <style:style style:name="T70" style:family="text">
      <style:text-properties fo:color="#000000" style:text-line-through-style="none" style:text-line-through-type="none" style:font-name="Liberation Serif" fo:font-size="12pt" style:text-underline-style="none" fo:font-weight="bold" style:text-blinking="false"/>
    </style:style>
    <style:style style:name="T71" style:family="text">
      <style:text-properties fo:color="#000000" style:text-line-through-style="none" style:text-line-through-type="none" style:font-name="Liberation Serif" fo:font-size="12pt" style:text-underline-style="none" fo:font-weight="bold" style:text-blinking="false" style:font-size-asian="12pt" style:font-size-complex="12pt"/>
    </style:style>
    <style:style style:name="T72" style:family="text">
      <style:text-properties fo:color="#000000" style:text-line-through-style="none" style:text-line-through-type="none" style:font-name="Liberation Serif" fo:font-size="12pt" style:text-underline-style="none" fo:font-weight="normal" style:text-blinking="false" style:font-size-asian="12pt" style:font-size-complex="12pt"/>
    </style:style>
    <style:style style:name="T73" style:family="text">
      <style:text-properties fo:color="#000000" style:text-line-through-style="none" style:text-line-through-type="none" style:font-name="Liberation Serif" fo:font-size="12pt" style:text-underline-style="none" style:text-blinking="false" style:font-size-asian="12pt" style:font-size-complex="12pt"/>
    </style:style>
    <style:style style:name="T74" style:family="text">
      <style:text-properties fo:color="#000000" fo:font-weight="bold"/>
    </style:style>
    <style:style style:name="T75" style:family="text">
      <style:text-properties fo:color="#000000" style:font-name="Liberation Serif"/>
    </style:style>
    <style:style style:name="T76" style:family="text">
      <style:text-properties fo:color="#000000" style:font-name="Liberation Serif" fo:font-size="12pt"/>
    </style:style>
    <style:style style:name="T77" style:family="text">
      <style:text-properties fo:color="#000000" style:font-name="Liberation Serif" fo:font-size="12pt" fo:font-weight="normal" style:font-size-asian="12pt" style:font-size-complex="12pt"/>
    </style:style>
    <style:style style:name="T78" style:family="text">
      <style:text-properties fo:color="#000000" style:font-name="Liberation Serif" fo:font-size="12pt" fo:font-weight="normal" officeooo:rsid="004d5897" style:font-size-asian="12pt" style:font-size-complex="12pt"/>
    </style:style>
    <style:style style:name="T79" style:family="text">
      <style:text-properties fo:color="#000000" style:font-name="Liberation Serif" fo:font-size="12pt" fo:font-weight="normal" style:font-size-asian="12pt" style:font-weight-asian="normal" style:font-size-complex="12pt" style:font-weight-complex="normal"/>
    </style:style>
    <style:style style:name="T80" style:family="text">
      <style:text-properties fo:color="#000000" style:font-name="Liberation Serif" fo:font-size="12pt" fo:font-weight="normal" officeooo:rsid="003ccb5d" style:font-size-asian="12pt" style:font-weight-asian="normal" style:font-size-complex="12pt" style:font-weight-complex="normal"/>
    </style:style>
    <style:style style:name="T81" style:family="text">
      <style:text-properties fo:color="#000000" style:font-name="Liberation Serif" fo:font-size="12pt" fo:font-weight="normal" officeooo:rsid="003fda06" style:font-size-asian="12pt" style:font-weight-asian="normal" style:font-size-complex="12pt" style:font-weight-complex="normal"/>
    </style:style>
    <style:style style:name="T82" style:family="text">
      <style:text-properties fo:color="#000000" style:font-name="Liberation Serif" fo:font-size="12pt" fo:font-weight="normal" officeooo:rsid="00607a05" style:font-size-asian="12pt" style:font-weight-asian="normal" style:font-size-complex="12pt" style:font-weight-complex="normal"/>
    </style:style>
    <style:style style:name="T83" style:family="text">
      <style:text-properties fo:color="#000000" style:font-name="Liberation Serif" fo:font-size="12pt" fo:font-weight="normal" officeooo:rsid="0061bb7e" style:font-size-asian="12pt" style:font-weight-asian="normal" style:font-size-complex="12pt" style:font-weight-complex="normal"/>
    </style:style>
    <style:style style:name="T84" style:family="text">
      <style:text-properties fo:color="#000000" style:font-name="Liberation Serif" fo:font-size="12pt" fo:font-weight="normal" officeooo:rsid="000a7516" style:font-size-asian="12pt" style:font-weight-asian="normal" style:font-size-complex="12pt" style:font-weight-complex="normal"/>
    </style:style>
    <style:style style:name="T85" style:family="text">
      <style:text-properties fo:color="#000000" style:font-name="Liberation Serif" fo:font-size="12pt" fo:letter-spacing="-0.0102in" fo:font-weight="bold" style:font-size-asian="12pt" style:font-size-complex="12pt"/>
    </style:style>
    <style:style style:name="T86" style:family="text">
      <style:text-properties fo:color="#000000" style:font-name="Liberation Serif" fo:font-size="12pt" style:font-size-asian="12pt" style:font-size-complex="12pt"/>
    </style:style>
    <style:style style:name="T87" style:family="text">
      <style:text-properties fo:color="#000000" style:font-name="Liberation Serif" fo:font-size="12pt" officeooo:rsid="004805c8" style:font-size-asian="12pt" style:font-size-complex="12pt"/>
    </style:style>
    <style:style style:name="T88" style:family="text">
      <style:text-properties fo:color="#000000" style:font-name="Liberation Serif" fo:font-size="12pt" officeooo:rsid="004d5897" style:font-size-asian="12pt" style:font-weight-asian="bold" style:font-size-complex="12pt" style:font-weight-complex="bold"/>
    </style:style>
    <style:style style:name="T89" style:family="text">
      <style:text-properties fo:color="#000000" style:font-name="Liberation Serif" officeooo:rsid="003ccb5d"/>
    </style:style>
    <style:style style:name="T90" style:family="text">
      <style:text-properties fo:color="#000000" style:font-name="Liberation Serif" fo:font-weight="normal"/>
    </style:style>
    <style:style style:name="T91" style:family="text">
      <style:text-properties fo:color="#000000" style:font-name="Liberation Serif" fo:font-weight="bold"/>
    </style:style>
    <style:style style:name="T92" style:family="text">
      <style:text-properties fo:color="#000000" style:font-name="Liberation Serif" fo:font-weight="bold" officeooo:rsid="005405b1"/>
    </style:style>
    <style:style style:name="T93" style:family="text">
      <style:text-properties fo:color="#000000" style:font-name="Liberation Serif" officeooo:rsid="005405b1"/>
    </style:style>
    <style:style style:name="T94" style:family="text">
      <style:text-properties fo:color="#000000" officeooo:rsid="00321f54"/>
    </style:style>
    <style:style style:name="T95" style:family="text">
      <style:text-properties style:font-name="Arial1" fo:font-size="10.5pt"/>
    </style:style>
    <style:style style:name="T96" style:family="text">
      <style:text-properties officeooo:rsid="002f77ad"/>
    </style:style>
    <style:style style:name="T97" style:family="text">
      <style:text-properties fo:font-weight="bold"/>
    </style:style>
    <style:style style:name="T98" style:family="text">
      <style:text-properties officeooo:rsid="00307ac8"/>
    </style:style>
    <style:style style:name="T99" style:family="text">
      <style:text-properties officeooo:rsid="00314c1d"/>
    </style:style>
    <style:style style:name="T100" style:family="text">
      <style:text-properties officeooo:rsid="003e6319"/>
    </style:style>
    <style:style style:name="T101" style:family="text">
      <style:text-properties officeooo:rsid="00415c66"/>
    </style:style>
    <style:style style:name="T102" style:family="text">
      <style:text-properties officeooo:rsid="00408281" style:font-weight-asian="bold" style:font-weight-complex="bold"/>
    </style:style>
    <style:style style:name="T103" style:family="text">
      <style:text-properties officeooo:rsid="0041218a" style:font-weight-asian="bold" style:font-weight-complex="bold"/>
    </style:style>
    <style:style style:name="T104" style:family="text">
      <style:text-properties officeooo:rsid="00415c66" style:font-weight-asian="bold" style:font-weight-complex="bold"/>
    </style:style>
    <style:style style:name="T105" style:family="text">
      <style:text-properties officeooo:rsid="0041a0a0"/>
    </style:style>
    <style:style style:name="T106" style:family="text">
      <style:text-properties officeooo:rsid="004a5e8c"/>
    </style:style>
    <style:style style:name="T107" style:family="text">
      <style:text-properties fo:color="#660000" style:font-name="monospace" fo:font-size="9.75pt"/>
    </style:style>
    <style:style style:name="T108" style:family="text">
      <style:text-properties officeooo:rsid="004c30a7" style:font-size-asian="12pt" style:font-size-complex="12pt"/>
    </style:style>
    <style:style style:name="T109" style:family="text">
      <style:text-properties style:text-line-through-style="none" style:text-line-through-type="none" style:font-name="Liberation Serif" fo:font-size="12pt" style:text-underline-style="none" fo:font-weight="normal" officeooo:rsid="0055133b" style:text-blinking="false" style:font-size-asian="12pt" style:font-weight-asian="bold" style:font-size-complex="12pt" style:font-weight-complex="bold"/>
    </style:style>
    <style:style style:name="T110" style:family="text">
      <style:text-properties style:text-line-through-style="none" style:text-line-through-type="none" style:font-name="Liberation Serif" style:text-underline-style="none" style:text-blinking="false" style:font-size-asian="12pt" loext:padding="0in" loext:border="none"/>
    </style:style>
    <style:style style:name="T111" style:family="text">
      <style:text-properties fo:font-style="normal" fo:font-weight="normal"/>
    </style:style>
    <style:style style:name="T112" style:family="text">
      <style:text-properties fo:font-size="12pt" fo:font-weight="normal" officeooo:rsid="006a3cff" style:font-size-asian="12pt" style:font-weight-asian="bold" style:font-size-complex="12pt" style:font-weight-complex="bold"/>
    </style:style>
    <style:style style:name="T113" style:family="text">
      <style:text-properties fo:color="#280099" style:text-underline-style="solid" style:text-underline-width="auto" style:text-underline-color="font-color"/>
    </style:style>
    <style:style style:name="T114" style:family="text">
      <style:text-properties officeooo:rsid="0067a5d3"/>
    </style:style>
    <style:style style:name="T115" style:family="text">
      <style:text-properties officeooo:rsid="006a3cff"/>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text:style-name="Numbering_20_Symbols" style:num-suffix="." style:num-format="1" text:start-value="3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IT</text:p>
      <text:p text:style-name="P1"/>
      <text:p text:style-name="P5">1. Explique qué es un sistema de control de versiones. ¿Qué versionadores conoce?</text:p>
      <text:p text:style-name="P1"/>
      <text:p text:style-name="P3"><text:span text:style-name="T11">Un sistema de control de versiones </text:span><text:span text:style-name="Strong_20_Emphasis"><text:span text:style-name="T26">es una herramienta que registra todos los cambios hechos en uno o más proyectos</text:span></text:span><text:span text:style-name="T11">, guardando así versiones del producto en todas sus fases del desarrollo. Las versiones son como fotografías que registran su estado en ese momento del tiempo y se van guardando a medida que se hacen modificaciones al código fuente.</text:span><text:span text:style-name="T84">. Ejemplos de este tipo de herramientas son entre otros: </text:span><text:a xlink:type="simple" xlink:href="https://es.wikipedia.org/wiki/CVS" text:style-name="Internet_20_link" text:visited-style-name="Visited_20_Internet_20_Link"><text:span text:style-name="T36">CVS</text:span></text:a><text:span text:style-name="T16">, </text:span><text:a xlink:type="simple" xlink:href="https://es.wikipedia.org/wiki/Subversion" text:style-name="Internet_20_link" text:visited-style-name="Visited_20_Internet_20_Link"><text:span text:style-name="T36">Subversion</text:span></text:a><text:span text:style-name="T16">, </text:span><text:a xlink:type="simple" xlink:href="https://es.wikipedia.org/wiki/SourceSafe" text:style-name="Internet_20_link" text:visited-style-name="Visited_20_Internet_20_Link"><text:span text:style-name="T36">SourceSafe</text:span></text:a><text:span text:style-name="T16">, </text:span><text:a xlink:type="simple" xlink:href="https://en.wikipedia.org/wiki/Rational_ClearCase" text:style-name="Internet_20_link" text:visited-style-name="Visited_20_Internet_20_Link"><text:span text:style-name="T36">ClearCase</text:span></text:a><text:span text:style-name="T16">, </text:span><text:a xlink:type="simple" xlink:href="https://es.wikipedia.org/wiki/Darcs" text:style-name="Internet_20_link" text:visited-style-name="Visited_20_Internet_20_Link"><text:span text:style-name="T36">Darcs</text:span></text:a><text:span text:style-name="T16">, </text:span><text:a xlink:type="simple" xlink:href="https://es.wikipedia.org/wiki/Bazaar_(software)" text:style-name="Internet_20_link" text:visited-style-name="Visited_20_Internet_20_Link"><text:span text:style-name="T36">Bazaar</text:span></text:a><text:span text:style-name="T16">, </text:span><text:a xlink:type="simple" xlink:href="https://es.wikipedia.org/wiki/Plastic_SCM" text:style-name="Internet_20_link" text:visited-style-name="Visited_20_Internet_20_Link"><text:span text:style-name="T36">Plastic SCM</text:span></text:a><text:span text:style-name="T16">, </text:span><text:a xlink:type="simple" xlink:href="https://es.wikipedia.org/wiki/Git" text:style-name="Internet_20_link" text:visited-style-name="Visited_20_Internet_20_Link"><text:span text:style-name="T36">Git</text:span></text:a><text:span text:style-name="T16">, </text:span><text:a xlink:type="simple" xlink:href="https://es.wikipedia.org/wiki/Mercurial" text:style-name="Internet_20_link" text:visited-style-name="Visited_20_Internet_20_Link"><text:span text:style-name="T36">Mercurial</text:span></text:a><text:span text:style-name="T16">, </text:span><text:a xlink:type="simple" xlink:href="https://es.wikipedia.org/wiki/Perforce" text:style-name="Internet_20_link" text:visited-style-name="Visited_20_Internet_20_Link"><text:span text:style-name="T36">Perforce</text:span></text:a><text:span text:style-name="T16">, Fossil SCM.</text:span></text:p>
      <text:p text:style-name="P3"/>
      <text:p text:style-name="P45">2. ¿Qué es git? Indique las características más relevantes.</text:p>
      <text:p text:style-name="P6"/>
      <text:p text:style-name="P24">Git es un sistema de control de versiones.</text:p>
      <text:p text:style-name="P78"/>
      <text:p text:style-name="P64">Entre las características más relevantes se encuentran:</text:p>
      <text:p text:style-name="P64"/>
      <text:list xml:id="list1832414186362133401" text:style-name="L1">
        <text:list-item>
          <text:p text:style-name="P184">Fuerte apoyo al desarrollo no lineal, por ende rapidez en la gestión de ramas y mezclado de diferentes versiones. Git incluye herramientas específicas para navegar y visualizar un historial de desarrollo no lineal. Una presunción fundamental en Git es que un cambio será fusionado mucho más frecuentemente de lo que se escribe originalmente, conforme se pasa entre varios programadores que lo revisan.</text:p>
        </text:list-item>
        <text:list-item>
          <text:p text:style-name="P182"><text:span text:style-name="T11">Gestión distribuida. Al igual que </text:span><text:a xlink:type="simple" xlink:href="https://es.wikipedia.org/wiki/Darcs" text:style-name="Internet_20_link" text:visited-style-name="Visited_20_Internet_20_Link"><text:span text:style-name="T34">Darcs</text:span></text:a><text:span text:style-name="T11">, </text:span><text:a xlink:type="simple" xlink:href="https://es.wikipedia.org/wiki/BitKeeper" text:style-name="Internet_20_link" text:visited-style-name="Visited_20_Internet_20_Link"><text:span text:style-name="T34">BitKeeper</text:span></text:a><text:span text:style-name="T11">, </text:span><text:a xlink:type="simple" xlink:href="https://es.wikipedia.org/wiki/Mercurial" text:style-name="Internet_20_link" text:visited-style-name="Visited_20_Internet_20_Link"><text:span text:style-name="T34">Mercurial</text:span></text:a><text:span text:style-name="T11">, </text:span><text:a xlink:type="simple" xlink:href="https://es.wikipedia.org/w/index.php?title=SVK&amp;action=edit&amp;redlink=1" text:style-name="Internet_20_link" text:visited-style-name="Visited_20_Internet_20_Link"><text:span text:style-name="T34">SVK</text:span></text:a><text:span text:style-name="T11">, </text:span><text:a xlink:type="simple" xlink:href="https://es.wikipedia.org/wiki/Bazaar_(software)" text:style-name="Internet_20_link" text:visited-style-name="Visited_20_Internet_20_Link"><text:span text:style-name="T39">Bazaar</text:span></text:a><text:span text:style-name="T34"> </text:span><text:span text:style-name="T11">y </text:span><text:a xlink:type="simple" xlink:href="https://es.wikipedia.org/wiki/Monotone" text:style-name="Internet_20_link" text:visited-style-name="Visited_20_Internet_20_Link"><text:span text:style-name="T34">Monotone</text:span></text:a><text:span text:style-name="T11">, Git le da a cada programador una copia local del historial del desarrollo entero, y los cambios se propagan entre los repositorios locales. Los cambios se importan como ramas adicionales y pueden ser fusionados en la misma manera que se hace con la rama local.</text:span></text:p>
        </text:list-item>
        <text:list-item>
          <text:p text:style-name="P181"><text:span text:style-name="T11">Los almacenes de información pueden publicarse por </text:span><text:a xlink:type="simple" xlink:href="https://es.wikipedia.org/wiki/HTTP" text:style-name="Internet_20_link" text:visited-style-name="Visited_20_Internet_20_Link"><text:span text:style-name="T34">HTTP</text:span></text:a><text:span text:style-name="T11">, </text:span><text:a xlink:type="simple" xlink:href="https://es.wikipedia.org/wiki/File_Transfer_Protocol" text:style-name="Internet_20_link" text:visited-style-name="Visited_20_Internet_20_Link"><text:span text:style-name="T34">FTP</text:span></text:a><text:span text:style-name="T11">, </text:span><text:a xlink:type="simple" xlink:href="https://es.wikipedia.org/wiki/Rsync" text:style-name="Internet_20_link" text:visited-style-name="Visited_20_Internet_20_Link"><text:span text:style-name="T68">rsync</text:span></text:a><text:span text:style-name="T34"> </text:span><text:span text:style-name="T11">o mediante un protocolo nativo, ya sea a través de una conexión TCP/IP simple o a través de cifrado </text:span><text:a xlink:type="simple" xlink:href="https://es.wikipedia.org/wiki/SSH" text:style-name="Internet_20_link" text:visited-style-name="Visited_20_Internet_20_Link"><text:span text:style-name="T34">SSH</text:span></text:a><text:span text:style-name="T11">. Git también puede emular servidores </text:span><text:a xlink:type="simple" xlink:href="https://es.wikipedia.org/wiki/CVS" text:style-name="Internet_20_link" text:visited-style-name="Visited_20_Internet_20_Link"><text:span text:style-name="T34">CVS</text:span></text:a><text:span text:style-name="T11">, lo que habilita el uso de clientes CVS pre-existentes y módulos IDE para CVS pre-existentes en el acceso de repositorios Git.</text:span></text:p>
        </text:list-item>
        <text:list-item>
          <text:p text:style-name="P183">Los repositorios Subversion y svk se pueden usar directamente con git-svn.</text:p>
        </text:list-item>
        <text:list-item>
          <text:p text:style-name="P183">Gestión eficiente de proyectos grandes, dada la rapidez de gestión de diferencias entre archivos, entre otras mejoras de optimización de velocidad de ejecución.</text:p>
        </text:list-item>
        <text:list-item>
          <text:p text:style-name="P181"><text:span text:style-name="T11">Todas las versiones previas a un cambio determinado, implican la notificación de un cambio posterior en cualquiera de ellas a ese cambio (denominado autenticación criptográfica de historial). Esto existía en </text:span><text:a xlink:type="simple" xlink:href="https://es.wikipedia.org/wiki/Monotone" text:style-name="Internet_20_link" text:visited-style-name="Visited_20_Internet_20_Link"><text:span text:style-name="T34">Monotone</text:span></text:a><text:span text:style-name="T11">.</text:span></text:p>
        </text:list-item>
        <text:list-item>
          <text:p text:style-name="P183">Resulta algo más caro trabajar con ficheros concretos frente a proyectos, eso diferencia el trabajo frente a CVS, que trabaja con base en cambios de fichero, pero mejora el trabajo con afectaciones de código que concurren en operaciones similares en varios archivos.</text:p>
        </text:list-item>
        <text:list-item>
          <text:p text:style-name="P183">Los renombrados se trabajan basándose en similitudes entre ficheros, aparte de nombres de ficheros, pero no se hacen marcas explícitas de cambios de nombre con base en supuestos nombres únicos de nodos de sistema de ficheros, lo que evita posibles, y posiblemente desastrosas, coincidencias de ficheros diferentes en un único nombre.</text:p>
        </text:list-item>
        <text:list-item>
          <text:p text:style-name="P183">Realmacenamiento periódico en paquetes (ficheros). Esto es relativamente eficiente para escritura de cambios y relativamente ineficiente para lectura si el reempaquetado (con base en diferencias) no ocurre cada cierto tiempo.</text:p>
        </text:list-item>
      </text:list>
      <text:p text:style-name="P64"/>
      <text:p text:style-name="P15"/>
      <text:p text:style-name="P15"/>
      <text:p text:style-name="P15"/>
      <text:p text:style-name="P15"/>
      <text:p text:style-name="P63"><text:soft-page-break/>3. Indique los comandos básicos de git y su utilidad.</text:p>
      <text:p text:style-name="P15"/>
      <text:p text:style-name="P91"><text:span text:style-name="Source_20_Text"><text:span text:style-name="T23">git fetch</text:span></text:span><text:span text:style-name="T22">:</text:span></text:p>
      <text:p text:style-name="P120">Descarga los cambios realizados en el repositorio remoto.</text:p>
      <text:list xml:id="list5006784023521753693" text:style-name="L2">
        <text:list-header>
          <text:p text:style-name="P202"><text:span text:style-name="Source_20_Text"><text:span text:style-name="T23">git merge </text:span></text:span><text:span text:style-name="Source_20_Text"><text:span text:style-name="T31">&lt;nombre_rama&gt;</text:span></text:span><text:span text:style-name="T22">:</text:span></text:p>
        </text:list-header>
      </text:list>
      <text:p text:style-name="P120">Impacta en la rama en la que te encuentras parado, los cambios realizados en la rama “nombre_rama”.</text:p>
      <text:list xml:id="list40890863240839854" text:style-name="L3">
        <text:list-header>
          <text:p text:style-name="P203"><text:span text:style-name="Source_20_Text"><text:span text:style-name="T23">git pull</text:span></text:span><text:span text:style-name="T22">:</text:span></text:p>
        </text:list-header>
      </text:list>
      <text:p text:style-name="P120">Unifica los comandos <text:span text:style-name="T63">fetch </text:span>y <text:span text:style-name="T63">merge </text:span>en un único comando.</text:p>
      <text:list xml:id="list8754338907760549212" text:style-name="L4">
        <text:list-header>
          <text:p text:style-name="P204"><text:span text:style-name="Source_20_Text"><text:span text:style-name="T23">git commit -am "&lt;mensaje&gt;"</text:span></text:span><text:span text:style-name="T22">:</text:span></text:p>
        </text:list-header>
      </text:list>
      <text:p text:style-name="P120">Confirma los cambios realizados. El “mensaje” generalmente se usa para asociar al <text:span text:style-name="T63">commit </text:span>una breve descripción de los cambios realizados.</text:p>
      <text:list xml:id="list1759064906244618248" text:style-name="L5">
        <text:list-item>
          <text:p text:style-name="P205"><text:span text:style-name="Source_20_Text"><text:span text:style-name="T23">git push origin </text:span></text:span><text:span text:style-name="Source_20_Text"><text:span text:style-name="T31">&lt;nombre_rama&gt;</text:span></text:span><text:span text:style-name="T22">:</text:span></text:p>
        </text:list-item>
      </text:list>
      <text:p text:style-name="P120">Sube la rama “nombre_rama” al servidor remoto.</text:p>
      <text:list xml:id="list4229980337715061751" text:style-name="L6">
        <text:list-header>
          <text:p text:style-name="P206"><text:span text:style-name="Source_20_Text"><text:span text:style-name="T23">git status</text:span></text:span><text:span text:style-name="T22">:</text:span></text:p>
        </text:list-header>
      </text:list>
      <text:p text:style-name="P120">Muestra el estado actual de la rama, como los cambios que hay sin commitear.</text:p>
      <text:list xml:id="list7194987853078943121" text:style-name="L7">
        <text:list-header>
          <text:p text:style-name="P207"><text:span text:style-name="Source_20_Text"><text:span text:style-name="T23">git add </text:span></text:span><text:span text:style-name="Source_20_Text"><text:span text:style-name="T31">&lt;nombre_archivo&gt;</text:span></text:span><text:span text:style-name="T22">:</text:span></text:p>
        </text:list-header>
      </text:list>
      <text:p text:style-name="P120">Comienza a trackear el archivo “nombre_archivo”.</text:p>
      <text:list xml:id="list9043432693463188316" text:style-name="L8">
        <text:list-header>
          <text:p text:style-name="P208"><text:span text:style-name="Source_20_Text"><text:span text:style-name="T23">git checkout -b </text:span></text:span><text:span text:style-name="Source_20_Text"><text:span text:style-name="T31">&lt;nombre_rama_nueva&gt;</text:span></text:span><text:span text:style-name="T22">:</text:span></text:p>
        </text:list-header>
      </text:list>
      <text:p text:style-name="P120">Crea una rama a partir de la que te encuentres parado con el nombre “nombre_rama_nueva”, y luego salta sobre la rama nueva, por lo que quedas parado en ésta última.</text:p>
      <text:list xml:id="list8724582676442294944" text:style-name="L9">
        <text:list-header>
          <text:p text:style-name="P209"><text:span text:style-name="Source_20_Text"><text:span text:style-name="T23">git checkout -t origin/</text:span></text:span><text:span text:style-name="Source_20_Text"><text:span text:style-name="T31">&lt;nombre_rama&gt;</text:span></text:span><text:span text:style-name="T22">:</text:span></text:p>
        </text:list-header>
      </text:list>
      <text:p text:style-name="P120">Si existe una rama remota de nombre “nombre_rama”, al ejecutar este comando se crea una rama local con el nombre “nombre_rama” para hacer un seguimiento de la rama remota con el mismo nombre.</text:p>
      <text:list xml:id="list5373871682887409281" text:style-name="L10">
        <text:list-header>
          <text:p text:style-name="P210"><text:span text:style-name="Source_20_Text"><text:span text:style-name="T23">git branch</text:span></text:span><text:span text:style-name="T22">:</text:span></text:p>
        </text:list-header>
      </text:list>
      <text:p text:style-name="P120">Lista todas las ramas locales.</text:p>
      <text:list xml:id="list7152639690933642379" text:style-name="L11">
        <text:list-header>
          <text:p text:style-name="P211"><text:span text:style-name="Source_20_Text"><text:span text:style-name="T23">git branch -a</text:span></text:span><text:span text:style-name="T22">:</text:span></text:p>
        </text:list-header>
      </text:list>
      <text:p text:style-name="P120">Lista todas las ramas locales y remotas.</text:p>
      <text:list xml:id="list4767366226167851835" text:style-name="L12">
        <text:list-header>
          <text:p text:style-name="P212"><text:span text:style-name="Source_20_Text"><text:span text:style-name="T23">git branch -d </text:span></text:span><text:span text:style-name="Source_20_Text"><text:span text:style-name="T31">&lt;nombre_rama&gt;</text:span></text:span><text:span text:style-name="T22">:</text:span></text:p>
        </text:list-header>
      </text:list>
      <text:p text:style-name="P120">Elimina la rama local con el nombre “nombre_rama”.</text:p>
      <text:list xml:id="list1136001360682490288" text:style-name="L13">
        <text:list-header>
          <text:p text:style-name="P213"><text:span text:style-name="Source_20_Text"><text:span text:style-name="T23">git push origin :</text:span></text:span><text:span text:style-name="Source_20_Text"><text:span text:style-name="T31">&lt;nombre_rama&gt;</text:span></text:span><text:span text:style-name="T22">:</text:span></text:p>
        </text:list-header>
      </text:list>
      <text:p text:style-name="P120">Elimina la rama remote con el nombre “nombre_rama”.</text:p>
      <text:list xml:id="list3666112518954095311" text:style-name="L14">
        <text:list-header>
          <text:p text:style-name="P214"><text:span text:style-name="Source_20_Text"><text:span text:style-name="T23">git remote prune origin</text:span></text:span><text:span text:style-name="T22">:</text:span></text:p>
        </text:list-header>
      </text:list>
      <text:p text:style-name="P120">Actualiza tu repositorio remoto en caso que algún otro desarrollador haya eliminado alguna rama remota.</text:p>
      <text:list xml:id="list1778498027700461127" text:style-name="L15">
        <text:list-header>
          <text:p text:style-name="P215"><text:span text:style-name="Source_20_Text"><text:span text:style-name="T23">git reset --hard HEAD</text:span></text:span><text:span text:style-name="T22">:</text:span></text:p>
        </text:list-header>
      </text:list>
      <text:p text:style-name="P120"><text:soft-page-break/>Elimina los cambios realizados que aún no se hayan hecho <text:span text:style-name="T63">commit</text:span>.</text:p>
      <text:list xml:id="list2725905136569591352" text:style-name="L16">
        <text:list-header>
          <text:p text:style-name="P216"><text:span text:style-name="Source_20_Text"><text:span text:style-name="T23">git revert </text:span></text:span><text:span text:style-name="Source_20_Text"><text:span text:style-name="T31">&lt;hash_commit&gt;</text:span></text:span><text:span text:style-name="T22">:</text:span></text:p>
        </text:list-header>
      </text:list>
      <text:p text:style-name="P120">Revierte el <text:span text:style-name="T63">commit </text:span>realizado, identificado por el “hash_commit”.</text:p>
      <text:p text:style-name="P19"/>
      <text:p text:style-name="P16">4. <text:span text:style-name="T68">Instalando git: </text:span><text:a xlink:type="simple" xlink:href="https://git/" text:style-name="Internet_20_link" text:visited-style-name="Visited_20_Internet_20_Link">https://git</text:a><text:span text:style-name="T113">scm.com/book/es/v1/EmpezandoInstalandoGit</text:span></text:p>
      <text:p text:style-name="P16"/>
      <text:p text:style-name="P44">5. Configuren su identidad globalmente utilizando el comando git config . Además del usuario y mail, ¿qué otras cosas pueden configurarse con este comando?</text:p>
      <text:p text:style-name="P7"/>
      <text:p text:style-name="P21">Las otras cosas que pueden configurarse son:</text:p>
      <text:p text:style-name="Standard"/>
      <text:p text:style-name="Standard">git config —global color.ui true</text:p>
      <text:p text:style-name="Standard"/>
      <text:p text:style-name="Standard">Una ayuda visual es el tener coloreada la salida que arroja GIT, es decir, sus respuestas. Este comando activa la interfaz de colores de la terminal al recibir información de GIT, lo que te permitirá identificar más fácilmente cada uno de los elementos importantes, tanto para saber si todo esta bien, o para resolver algún problema.</text:p>
      <text:p text:style-name="Standard"/>
      <text:p text:style-name="Standard">git config —global —list</text:p>
      <text:p text:style-name="Standard"/>
      <text:p text:style-name="Standard">Con la finalidad de saber como esta configurado nuestra instalación de GIT, este comando muestra todos los parámetros usados en dicha configuración por lo que no tenemos pretextos para decir que no sabemos que información tiene.</text:p>
      <text:p text:style-name="P7"/>
      <text:p text:style-name="P77"><text:span text:style-name="T55">6. </text:span><text:span text:style-name="T56">Dentro de una carpeta vacía cree un repositorio git utilizando el comando git init . ¿Qué cambios se produjeron? Investigue el contenido de la carpeta .git/.</text:span></text:p>
      <text:p text:style-name="P8"/>
      <text:p text:style-name="P32">Cuando lanzas 'git init' sobre una carpeta nueva o sobre una ya existente, Git crea la carpeta auxiliar '.git'; la carpeta donde se ubica prácticamente todo lo almacenado y manipulado por Git. Si deseas hacer una copia de seguridad de tu repositorio, con tan solo copiar esta carpeta a cualquier otro lugar ya tienes tu copia completa. Todo este capítulo se encarga de repasar el contenido en dicha carpeta. Tiene un aspecto como este:</text:p>
      <text:p text:style-name="P32"/>
      <text:p text:style-name="P33">$ ls </text:p>
      <text:p text:style-name="P33">HEAD </text:p>
      <text:p text:style-name="P33">branches/ </text:p>
      <text:p text:style-name="P33">config </text:p>
      <text:p text:style-name="P33">description </text:p>
      <text:p text:style-name="P33">hooks/ </text:p>
      <text:p text:style-name="P33">index </text:p>
      <text:p text:style-name="P33">info/ </text:p>
      <text:p text:style-name="P33">objects/ </text:p>
      <text:p text:style-name="P33">refs/</text:p>
      <text:p text:style-name="P33"/>
      <text:p text:style-name="P87">Puede que veas algunos otros archivos en tu carpeta '.git', pero este es el contenido de un repositorio recién creado tras ejecutar 'git init', --es la estructura por defecto--. La carpeta 'branches' no se utiliza en las últimas versiones de Git, y el archivo 'description' se utiliza solo en el programa GitWeb; por lo que no necesitas preocuparte por ellos. El archivo 'config' contiene las opciones de configuración específicas de este proyecto concreto, y la carpeta 'info' guarda un archivo global de <text:soft-page-break/>exclusión con los patrones a ignorar ademas de los presentes en el archivo .gitignore. La carpeta 'hooks' contiene tus scripts, tanto de la parte cliente como de la parte servidor.</text:p>
      <text:p text:style-name="P139">Esto nos deja con cuatro entradas importantes: los archivos 'HEAD' e 'index' y las carpetas 'objects' y 'refs'. Estos elementos forman el núcleo de Git. La carpeta 'objects' guarda el contenido de tu base de datos, la carpeta 'refs' guarda los apuntadores a las confirmaciones de cambios (commits), el archivo 'HEAD' apunta a la rama que tengas activa (checked out) en este momento, y el archivo 'index' es donde Git almacena la información sobre tu area de preparación (staging area).</text:p>
      <text:p text:style-name="P137"><text:span text:style-name="T64">7. Agregue contenido (archivos, carpetas nuev</text:span><text:span text:style-name="T65">a</text:span><text:span text:style-name="T64">s) al repositorio recién creado utilizando git add.</text:span></text:p>
      <text:p text:style-name="P138">8. Genere la primera versión dentro del nuevo repositorio utilizando el comando git commit.</text:p>
      <text:p text:style-name="P9">9. Modifique algún archivo y vea esos cambios con el comando git diff , agregue estos cambios y realice un nuevo commit.</text:p>
      <text:p text:style-name="P54"/>
      <text:p text:style-name="P10">10. Utilice el comando git log para ver los commits recién agregados.</text:p>
      <text:p text:style-name="P55"/>
      <text:p text:style-name="P11">11. Busquen y bajen un repositorio git público cualquiera (por ejemplo: https://github.com/mulab/trygit) utilizando el comando git clone . Examinen las versiones y los logs del proyecto bajado.</text:p>
      <text:p text:style-name="P56"/>
      <text:p text:style-name="P85"><text:span text:style-name="T66">12. Complete el siguiente tutorial: </text:span><text:a xlink:type="simple" xlink:href="https://try.github.io/levels/1/challenges/1" text:style-name="Internet_20_link" text:visited-style-name="Visited_20_Internet_20_Link"><text:span text:style-name="T66">https://try.github.io/levels/1/challenges/1</text:span></text:a><text:span text:style-name="T66"> que los guiará al uso de estos comando básicos.</text:span><text:line-break/></text:p>
      <text:p text:style-name="P17"/>
      <text:p text:style-name="P17">Conceptos generales</text:p>
      <text:p text:style-name="P17"/>
      <text:p text:style-name="P17">13. ¿Qué son las RFC?</text:p>
      <text:p text:style-name="P17"/>
      <text:p text:style-name="P92"><text:span text:style-name="Strong_20_Emphasis"><text:span text:style-name="T32">RFC </text:span></text:span><text:span text:style-name="T33">es una sigla en inglés (</text:span><text:span text:style-name="Strong_20_Emphasis"><text:span text:style-name="T32">Request For Comments</text:span></text:span><text:span text:style-name="T33">) que significa </text:span><text:span text:style-name="Strong_20_Emphasis"><text:span text:style-name="T32">solicitud de comentarios </text:span></text:span><text:span text:style-name="T33">y consiste en un documento que puede ser escrito por cualquier persona y que contiene una propuesta para una nueva tecnología, información acerca del uso de tecnologías y/o recursos existentes, propuestas para mejoras de tecnologías, proyectos experimentales y demás.</text:span></text:p>
      <text:p text:style-name="P140"><text:span text:style-name="T11">Las RFC conforman básicamente la documentación de protocolos y tecnologías de Internet, siendo incluso muchas de ellas estándares. Las mismas son matenidas por el </text:span><text:a xlink:type="simple" xlink:href="http://www.ietf.org/" office:target-frame-name="_blank" xlink:show="new" text:style-name="Internet_20_link" text:visited-style-name="Visited_20_Internet_20_Link"><text:span text:style-name="T35">IETF</text:span></text:a><text:span text:style-name="T11">(Internet Engineering Task Force) y son accesibles por cualquier persona debido a que son publicadas on-line y sin restricciones. Pueden consultarse las mismas en la </text:span><text:a xlink:type="simple" xlink:href="http://www.ietf.org/rfc.html" office:target-frame-name="_blank" xlink:show="new" text:style-name="Internet_20_link" text:visited-style-name="Visited_20_Internet_20_Link"><text:span text:style-name="T35">página de búsqueda de RFCs del IETF</text:span></text:a><text:span text:style-name="T11">.</text:span></text:p>
      <text:p text:style-name="P158">La metodología que se utiliza con las RFC es asignarle a cada una un número único que la identifique y que es el consecutivo de la última RFC publicada. Una RFC ya publicada jamás puede modificarse, no existen varias versiones de una RFC. Lo que se hace, en cambio, es escribir una nueva RFC que deje obsoleta o complemente una RFC anterior.</text:p>
      <text:p text:style-name="P140"><text:span text:style-name="T11">Para crear una nueva RFC puede utilizarse el sitio </text:span><text:a xlink:type="simple" xlink:href="http://www.rfc-editor.org/" office:target-frame-name="_blank" xlink:show="new" text:style-name="Internet_20_link" text:visited-style-name="Visited_20_Internet_20_Link"><text:span text:style-name="T35">RFC Editor</text:span></text:a><text:span text:style-name="T11">, desde donde se envían las nuevas propuestas que eventualmente podrán ser adoptadas como RFC y, si son de gran interés, convertirse </text:span><text:soft-page-break/><text:span text:style-name="T11">en estándares. En el mismo sitio de RFC Editor, existe una </text:span><text:a xlink:type="simple" xlink:href="http://www.rfc-editor.org/rfcfaq.html" office:target-frame-name="_blank" xlink:show="new" text:style-name="Internet_20_link" text:visited-style-name="Visited_20_Internet_20_Link"><text:span text:style-name="T86">FAQ</text:span></text:a><text:span text:style-name="T35"> </text:span><text:span text:style-name="T11">muy útil para evacuar algunas dudas.</text:span></text:p>
      <text:p text:style-name="P14"/>
      <text:p text:style-name="P17">14. ¿Qué es la W3C? ¿De qué se encarga?</text:p>
      <text:p text:style-name="P17"/>
      <text:p text:style-name="P34">W3C es la sigla utilizada por la World Wide Consortium, una organización mundial que se encarga de estudiar, desarrollar y perfeccionar los estándares y recomendaciones que sirve como guía para la elaboración de una web de calidad. La misión de la organización es conducir a la Web a desarrollar su máximo potencial.</text:p>
      <text:p text:style-name="P22"/>
      <text:p text:style-name="P46">15. <text:span text:style-name="T67">¿Qué son los validadores de la W3C?¿Para qué son necesarios?</text:span></text:p>
      <text:p text:style-name="P46"/>
      <text:p text:style-name="P89"><text:span text:style-name="T62">La organización provee una herramienta automatizada, llamada </text:span><text:a xlink:type="simple" xlink:href="http://validator.w3.org/" text:style-name="Internet_20_link" text:visited-style-name="Visited_20_Internet_20_Link"><text:span text:style-name="T110">W3C Validator</text:span></text:a><text:span text:style-name="T62">, que permite validar nuestra web HTML contra esos estándares. En el caso de querer válidad nuestro código CSS, existe otra herramienta para ello: </text:span><text:a xlink:type="simple" xlink:href="http://jigsaw.w3.org/css-validator/" text:style-name="Internet_20_link" text:visited-style-name="Visited_20_Internet_20_Link"><text:span text:style-name="T110">http://jigsaw.w3.org/css-validator/</text:span></text:a><text:span text:style-name="T62">. De este modo, una vez que ponemos a prueba nuestra web en esa herramienta, la misma nos devuelve un listado de errores y advertencia para que podamos corregirlo.</text:span></text:p>
      <text:p text:style-name="P161"><text:span text:style-name="Strong_20_Emphasis"><text:span text:style-name="T12">Que un sitio sea validado por esas herramienta significa, concretamente, que esa web no posee errores de sintaxis y que no utiliza tags actualmente en desuso.</text:span></text:span></text:p>
      <text:p text:style-name="P161"/>
      <text:p text:style-name="Standard"><text:span text:style-name="Strong_20_Emphasis"><text:span text:style-name="T5">16. ¿Qué es el DNS y por qué existe? ¿De qué se encarga?</text:span></text:span></text:p>
      <text:p text:style-name="Standard"/>
      <text:p text:style-name="Standard"><text:span text:style-name="T10">El </text:span><text:span text:style-name="Strong_20_Emphasis"><text:span text:style-name="T9">sistema de nombres de dominio</text:span></text:span><text:span text:style-name="T44">, </text:span><text:span text:style-name="T10">más comúnmente conocido por sus siglas en inglés como </text:span><text:span text:style-name="Strong_20_Emphasis"><text:span text:style-name="T9">Domain Name System o DNS</text:span></text:span><text:span text:style-name="T10">, es básicamente es </text:span><text:span text:style-name="Strong_20_Emphasis"><text:span text:style-name="T9">el encargado de traducir </text:span></text:span><text:a xlink:type="simple" xlink:href="http://www.informatica-hoy.com.ar/aprender-informatica/Que-es-la-direccion-IP.php" text:style-name="Internet_20_link" text:visited-style-name="Visited_20_Internet_20_Link"><text:span text:style-name="Strong_20_Emphasis"><text:span text:style-name="T57">las complicadas series de números que conforman una dirección IP</text:span></text:span></text:a><text:span text:style-name="Strong_20_Emphasis"><text:span text:style-name="T46"> </text:span></text:span><text:span text:style-name="Strong_20_Emphasis"><text:span text:style-name="T9">en palabras que el usuario pueda recordar fácilmente.</text:span></text:span></text:p>
      <text:p text:style-name="Standard"><text:span text:style-name="Strong_20_Emphasis"><text:span text:style-name="T28">L</text:span></text:span><text:span text:style-name="Strong_20_Emphasis"><text:span text:style-name="T9">os servicios DNS de </text:span></text:span><text:a xlink:type="simple" xlink:href="http://www.informatica-hoy.com.ar/internet/contenidos-internet.php" text:style-name="Internet_20_link" text:visited-style-name="Visited_20_Internet_20_Link"><text:span text:style-name="Strong_20_Emphasis"><text:span text:style-name="T57">internet</text:span></text:span></text:a><text:span text:style-name="Strong_20_Emphasis"><text:span text:style-name="T46"> </text:span></text:span><text:span text:style-name="Strong_20_Emphasis"><text:span text:style-name="T9">son un conjunto de bases de datos esparcidas en servidores de todo el mundo</text:span></text:span><text:span text:style-name="T44">. </text:span><text:span text:style-name="T10">Estas bases de datos tienen la función de indicar el IP que está asociado a un nombre de un sitio web </text:span><text:span text:style-name="T24">(Por ejemplo</text:span><text:span text:style-name="T45"> </text:span><text:a xlink:type="simple" xlink:href="http://www.facebook.com/" text:style-name="Internet_20_link" text:visited-style-name="Visited_20_Internet_20_Link"><text:span text:style-name="T57">www.facebook.com</text:span></text:a><text:span text:style-name="T45">)</text:span><text:span text:style-name="T44">.</text:span></text:p>
      <text:p text:style-name="Standard"/>
      <text:p text:style-name="P39">1<text:span text:style-name="T115">7</text:span>. Un archivo que está en una máquina remota se desea bajar a una máquina local. Cite diferentes formas de hacerlo, con los riesgos que puede llegar a implicar en caso de haberlos.</text:p>
      <text:p text:style-name="P60"/>
      <text:p text:style-name="P59"/>
      <text:p text:style-name="P40"><text:span text:style-name="T115">18</text:span>. Explique el concepto de URL y URI.</text:p>
      <text:p text:style-name="P23"/>
      <text:p text:style-name="P53"><text:a xlink:type="simple" xlink:href="http://es.wikipedia.org/wiki/Localizador_uniforme_de_recursos" text:style-name="Internet_20_link" text:visited-style-name="Visited_20_Internet_20_Link"><text:span text:style-name="T69">URL</text:span></text:a><text:span text:style-name="T68">: </text:span><text:span text:style-name="Strong_20_Emphasis"><text:span text:style-name="T74">Uniform Resource Locator</text:span></text:span><text:span text:style-name="T68">, o Localizador Uniforme de Recursos. Son unas cadenas de texto que se usan para nombrar recursos en Internet para su localización.</text:span></text:p>
      <text:p text:style-name="P90"><text:span text:style-name="Strong_20_Emphasis"><text:span text:style-name="T74">Ejemplo</text:span></text:span><text:span text:style-name="T68">: http://es.wikipedia.org:80/wiki/Special:Search?search=tren&amp;go=Go</text:span></text:p>
      <text:list xml:id="list7198659402454876692" text:style-name="L17">
        <text:list-item>
          <text:p text:style-name="P192"><text:a xlink:type="simple" xlink:href="http://es.wikipedia.org/wiki/URN" text:style-name="Internet_20_link" text:visited-style-name="Visited_20_Internet_20_Link"><text:span text:style-name="T34">URN</text:span></text:a><text:span text:style-name="T11">: </text:span><text:span text:style-name="Strong_20_Emphasis"><text:span text:style-name="T25">Uniform Resource Name</text:span></text:span><text:span text:style-name="T11">, o Nombre Uniforme de Recursos. Son unas cadenas de texto que se usan para nombrar recursos en Internet para su identificación.<text:line-break/></text:span></text:p>
        </text:list-item>
        <text:list-item>
          <text:p text:style-name="P192"><text:span text:style-name="Strong_20_Emphasis"><text:span text:style-name="T16">Ejemplo</text:span></text:span><text:span text:style-name="T11">: urn:isbn:0451450523</text:span></text:p>
        </text:list-item>
      </text:list>
      <text:list xml:id="list4523892983363554053" text:style-name="L18">
        <text:list-item>
          <text:p text:style-name="P217"><text:a xlink:type="simple" xlink:href="http://es.wikipedia.org/wiki/Uniform_Resource_Identifier" text:style-name="Internet_20_link" text:visited-style-name="Visited_20_Internet_20_Link"><text:span text:style-name="T34">URI</text:span></text:a><text:span text:style-name="T11">: </text:span><text:span text:style-name="Strong_20_Emphasis"><text:span text:style-name="T25">Uniform Resource Identifier</text:span></text:span><text:span text:style-name="T11">, o Identificador Uniforme de Recursos.</text:span></text:p>
        </text:list-item>
      </text:list>
      <text:p text:style-name="P151"><text:span text:style-name="T11">Las </text:span><text:span text:style-name="Strong_20_Emphasis"><text:span text:style-name="T25">URI engloban los otros dos conceptos</text:span></text:span><text:span text:style-name="T11">, pudiendo clasificarlas entre URL, URN o ambas. En el </text:span><text:soft-page-break/><text:span text:style-name="T11">esquema de arriba se puede observar el contenido del conjunto URI, y la intersección entre los conjunto URL y URN.</text:span></text:p>
      <text:p text:style-name="P152">En Resumen</text:p>
      <text:p text:style-name="P155">Un URL es un URI</text:p>
      <text:list xml:id="list8875338628924190700" text:style-name="L19">
        <text:list-header>
          <text:p text:style-name="P218">Un URI no es necesariamente una URL</text:p>
          <text:p text:style-name="P218">Un URN sólo define un nombre, no proporciona detalles acerca de cómo obtener el recurso en una red.</text:p>
          <text:p text:style-name="P218">Puedes obtener una “cosa” a través de una URL, usted no puede conseguir cualquier cosa con un URN</text:p>
          <text:p text:style-name="P218">En general, si el URL describe tanto la ubicación y el nombre de un recurso, el término a utilizar es URI.</text:p>
          <text:p text:style-name="P218">Básicamente, un URI es igual a la suma del URL y del URN</text:p>
        </text:list-header>
      </text:list>
      <text:p text:style-name="P154">19. Explique detalladamente qué sucede desde que un usuario introduce una url en la barra de direcciones de una navegador web y presiona la tecla Enter hasta que el navegador presenta una respuesta.</text:p>
      <text:p text:style-name="P64">Ejemplo:</text:p>
      <text:p text:style-name="P64"/>
      <text:p text:style-name="P156"><text:span text:style-name="T27">Tecleamos en nuestro navegador </text:span><text:a xlink:type="simple" xlink:href="http://www.xatakaon.com/" text:style-name="Internet_20_link" text:visited-style-name="Visited_20_Internet_20_Link"><text:span text:style-name="Strong_20_Emphasis"><text:span text:style-name="T25">www.xatakaon.com</text:span></text:span></text:a></text:p>
      <text:p text:style-name="P157"><text:span text:style-name="Strong_20_Emphasis"><text:span text:style-name="T25"/></text:span></text:p>
      <text:list xml:id="list4539512454375275673" text:style-name="L20">
        <text:list-header>
          <text:p text:style-name="P185">Nuestro Sistema Operativo comprueba la petición y ve que no tiene en su memoria caché la dirección de ese dominio (porque suponemos que no nos habéis visitado nunca en ese ordenador), entonces realiza la petición al servidor DNS configurado manualmente o mediante DHCP.</text:p>
        </text:list-header>
      </text:list>
      <text:p text:style-name="P66"/>
      <text:list xml:id="list143654368742268" text:continue-numbering="true" text:style-name="L20">
        <text:list-header>
          <text:p text:style-name="P193"><text:span text:style-name="T11">El servidor DNS que tenemos configurado tampoco tiene memorizada la dirección IP de ese dominio, por lo que realiza una petición al servidor encargado de </text:span><text:span text:style-name="Strong_20_Emphasis"><text:span text:style-name="T25">la zona de autoridad .com.</text:span></text:span></text:p>
          <text:p text:style-name="P193"><text:span text:style-name="Strong_20_Emphasis"><text:span text:style-name="T25"/></text:span></text:p>
          <text:p text:style-name="P190"/>
          <text:p text:style-name="P193"><text:span text:style-name="T11">El servidor encargado de la zona de autoridad .com tiene una tabla de datos en los que están almacenados las direcciones IP de las máquinas y sus dominios. Lo busca y le responde al servidor DNS que está almacenado en la máquina con dirección </text:span><text:span text:style-name="Strong_20_Emphasis"><text:span text:style-name="T25">amazon-gw.ip4.tinet.net </text:span></text:span><text:span text:style-name="T11">(77.67.82.130).</text:span></text:p>
          <text:p text:style-name="P194"/>
          <text:p text:style-name="P196"><text:span text:style-name="T68">Es entonces cuando el servidor DNS que tenemos configurado realiza una petición a amazon-gw.ip4.tinet.net para saber en qué parte de su máquina (recordad que una máquina puede alojar varias páginas) está</text:span> <text:a xlink:type="simple" xlink:href="http://www.xatakaon.com/" text:style-name="Internet_20_link" text:visited-style-name="Visited_20_Internet_20_Link">www.xatakaon.com</text:a></text:p>
          <text:p text:style-name="P196"/>
          <text:p text:style-name="P196">El servidor donde está la página alojada busca en su tabla de correspondencias y le responde diciendo que está en la dirección IP 178.236.0.213.</text:p>
          <text:p text:style-name="P196"/>
        </text:list-header>
      </text:list>
      <text:list xml:id="list3027906914630726329" text:style-name="L21">
        <text:list-header>
          <text:p text:style-name="P197">Es entonces cuando 178.236.0.213 le devuelve la consulta a nuestra aplicación (navegador en esta ocasión) y se comienzan a intercambiar paquetes para procesar el proceso.</text:p>
        </text:list-header>
      </text:list>
      <text:p text:style-name="P153"/>
      <text:p text:style-name="P4"><text:soft-page-break/>20. ¿Qué es HTTP? ¿Cómo funciona? ¿Cuál es la diferencia de la versión 1.0 a la 1.1? ¿Qué tipos de mensajes acepta? ¿Cuál es la diferencia entre ellos?</text:p>
      <text:p text:style-name="P4"/>
      <text:p text:style-name="P25">El término <text:span text:style-name="T96">HTTP</text:span> quiere decir "Hypertext Transfer Protocol", en español "Protocolo de Transferencia de Hipertexto".<text:span text:style-name="T95"> </text:span>Es un protocolo orientado a transacciones y sigue el esquema petición-respuesta entre un cliente y un servidor. Al cliente que efectúa la petición (un navegador web o un spider) se lo conoce como "user agent" (agente del usuario). A la información transmitida se la llama recurso y se la identifica mediante un localizador uniforme de recursos (URL). Los recursos pueden ser archivos, el resultado de la ejecución de un programa, una consulta a una base de datos, la traducción automática de un documento, etc.</text:p>
      <text:p text:style-name="P25"/>
      <text:p text:style-name="Standard"><text:span text:style-name="T86">Una </text:span><text:a xlink:type="simple" xlink:href="https://es.wikipedia.org/w/index.php?title=Transacción_(red)&amp;action=edit&amp;redlink=1" text:style-name="Internet_20_link" text:visited-style-name="Visited_20_Internet_20_Link"><text:span text:style-name="T68">transacción</text:span></text:a><text:span text:style-name="T73"> </text:span><text:span text:style-name="T86">HTTP está formada por un encabezado seguido, opcionalmente, por una línea en blanco y algún dato. El encabezado especificará cosas como la acción requerida del servidor, o el tipo de dato retornado, o el código de estado.</text:span></text:p>
      <text:p text:style-name="P64">El uso de campos de encabezados enviados en las transacciones HTTP le dan gran flexibilidad al protocolo. Estos campos permiten que se envíe información descriptiva en la transacción, permitiendo así la autenticación, cifrado e identificación de usuario.</text:p>
      <text:p text:style-name="Standard"><text:span text:style-name="T11">Un encabezado es un bloque de datos que precede a la información propiamente dicha, por lo que muchas veces se hace referencia a él como </text:span><text:a xlink:type="simple" xlink:href="https://es.wikipedia.org/wiki/Metadato" text:style-name="Internet_20_link" text:visited-style-name="Visited_20_Internet_20_Link"><text:span text:style-name="T34">metadato</text:span></text:a><text:span text:style-name="T11">—porque tiene datos sobre los datos—.</text:span></text:p>
      <text:p text:style-name="Standard"><text:span text:style-name="T11">Si se reciben líneas de encabezado del cliente, el servidor las coloca en las variables de entorno de </text:span><text:a xlink:type="simple" xlink:href="https://es.wikipedia.org/wiki/Common_Gateway_Interface" text:style-name="Internet_20_link" text:visited-style-name="Visited_20_Internet_20_Link"><text:span text:style-name="T68">CGI</text:span></text:a><text:span text:style-name="T34"> </text:span><text:span text:style-name="T11">con el prefijo HTTP_ seguido del nombre del encabezado. Cualquier carácter guion ( - ) del nombre del encabezado se convierte a caracteres "_".</text:span></text:p>
      <text:p text:style-name="P64">El servidor puede excluir cualquier encabezado que ya esté procesado, como <text:span text:style-name="T63">Authorization</text:span>, <text:span text:style-name="T63">Content-type </text:span>y <text:span text:style-name="T63">Content-length</text:span>. El servidor puede elegir excluir alguno o todos los encabezados, si incluirlos, si se excede algún límite del entorno de sistema. Ejemplos de esto son las variables HTTP_ACCEPT y HTTP_USER_AGENT.</text:p>
      <text:p text:style-name="P64"/>
      <text:list xml:id="list5490319957368873258" text:style-name="L22">
        <text:list-item>
          <text:p text:style-name="P198"><text:span text:style-name="T25">HTTP_ACCEPT</text:span><text:span text:style-name="T11">. Los </text:span><text:a xlink:type="simple" xlink:href="https://es.wikipedia.org/wiki/Multipurpose_Internet_Mail_Extensions" text:style-name="Internet_20_link" text:visited-style-name="Visited_20_Internet_20_Link"><text:span text:style-name="T68">tipos MIME</text:span></text:a><text:span text:style-name="T34"> </text:span><text:span text:style-name="T11">que el cliente aceptará, dados los encabezados HTTP. Otros protocolos quizás necesiten obtener esta información de otro lugar. Los elementos de esta lista deben estar separados por una coma, como se dice en la especificación HTTP: tipo, tipo.</text:span></text:p>
          <text:p text:style-name="P195"/>
        </text:list-item>
      </text:list>
      <text:list xml:id="list2648175322681887716" text:style-name="L23">
        <text:list-item>
          <text:p text:style-name="P186"><text:span text:style-name="T97">HTTP_USER_AGENT</text:span>. El navegador que utiliza el cliente para realizar la petición. El formato general para esta variable es: software/versión biblioteca/versión.</text:p>
        </text:list-item>
      </text:list>
      <text:p text:style-name="P64">El servidor envía al cliente:</text:p>
      <text:list xml:id="list1082748985277438885" text:style-name="L24">
        <text:list-item>
          <text:p text:style-name="P187">Un código de estado que indica si la petición fue correcta o no. Los códigos de error típicos indican que el archivo solicitado no se encontró, que la petición no se realizó de forma correcta o que se requiere autenticación para acceder al archivo.</text:p>
        </text:list-item>
        <text:list-item>
          <text:p text:style-name="P199"><text:span text:style-name="T11">La información propiamente dicha. Como HTTP permite enviar documentos de todo tipo y formato, es ideal para transmitir </text:span><text:a xlink:type="simple" xlink:href="https://es.wikipedia.org/wiki/Multimedia" text:style-name="Internet_20_link" text:visited-style-name="Visited_20_Internet_20_Link"><text:span text:style-name="T34">multimedia</text:span></text:a><text:span text:style-name="T11">, como gráficos, audio y video. Esta libertad es una de las mayores ventajas de HTTP.</text:span></text:p>
        </text:list-item>
        <text:list-item>
          <text:p text:style-name="P187">Información sobre el objeto que se retorna.</text:p>
        </text:list-item>
      </text:list>
      <text:p text:style-name="P64">Hay que tener en cuenta que la lista no es una lista completa de los campos de encabezado y que todos ellos sólo tienen sentido en una dirección.</text:p>
      <text:p text:style-name="P64"/>
      <text:p text:style-name="P64"/>
      <text:p text:style-name="P67">Diferencias entre HTTP 1.0 y HTTP 1.1</text:p>
      <text:p text:style-name="P67"/>
      <text:p text:style-name="P68"><text:span text:style-name="T98">L</text:span>as principales diferencias que existen entre la versión anterior del protocolo HTTP (versión 1.0) y la actual (versión 1.1). </text:p>
      <text:p text:style-name="P68"/>
      <text:p text:style-name="P68">HTTP V 1.0 </text:p>
      <text:p text:style-name="P68"/>
      <text:p text:style-name="P68"><text:soft-page-break/>Utiliza TCP para realizar las conexiones a través del puerto 80. </text:p>
      <text:p text:style-name="P68">Las conexiones NO son persistentes, es decir cuando se finaliza la transmisión de un elemento, esta se cierra. </text:p>
      <text:p text:style-name="P68">No especifica un nombre de host, por lo cual no es compatible con multihomed hosts. </text:p>
      <text:p text:style-name="P68">Sin soporte para Proxys jerárquicos. </text:p>
      <text:p text:style-name="P68"/>
      <text:p text:style-name="P68">HTTP V 1.1 </text:p>
      <text:p text:style-name="P68"/>
      <text:p text:style-name="P68">Utiliza TCP para realizar las conexiones a través del puerto 80. <text:span text:style-name="T99">(Igual que la version 1.0)</text:span></text:p>
      <text:p text:style-name="P68">Las conexiones son persistentes, y una conexión tcp solo es finalizada cuando se lo requiera explícitamente. </text:p>
      <text:p text:style-name="P68">Agrega al header un campo denominado host, en el cual se debe especificar donde reside el recurso a obtener. Esto brinda compatibilidad con multi-homed hosts. </text:p>
      <text:p text:style-name="P68">Agrega soporte para Proxys jerárquicos.</text:p>
      <text:p text:style-name="P68"/>
      <text:p text:style-name="P93"><text:span text:style-name="Strong_20_Emphasis"><text:span text:style-name="T68">Tabla: </text:span></text:span><text:span text:style-name="T68">Métodos </text:span><text:span text:style-name="T94">(o mensajes) que entiende</text:span><text:span text:style-name="T68"> HTTP</text:span></text:p>
      <table:table table:name="Table1" table:style-name="Table1">
        <table:table-column table:style-name="Table1.A"/>
        <table:table-row>
          <table:table-cell table:style-name="Table1.A1" office:value-type="string">
            <table:table table:name="Table2" table:style-name="Table2">
              <table:table-column table:style-name="Table2.A"/>
              <table:table-column table:style-name="Table2.B"/>
              <table:table-row>
                <table:table-cell table:style-name="Table2.A1" office:value-type="string">
                  <text:p text:style-name="P170">Método</text:p>
                </table:table-cell>
                <table:table-cell table:style-name="Table2.B1" office:value-type="string">
                  <text:p text:style-name="P170">Significado</text:p>
                </table:table-cell>
              </table:table-row>
              <table:table-row>
                <table:table-cell table:style-name="Table2.A2" office:value-type="string">
                  <text:p text:style-name="P162">GET</text:p>
                </table:table-cell>
                <table:table-cell table:style-name="Table2.B2" office:value-type="string">
                  <text:p text:style-name="P162">Devuelve el recurso identificado en la URL pedida.</text:p>
                </table:table-cell>
              </table:table-row>
              <table:table-row>
                <table:table-cell table:style-name="Table2.A2" office:value-type="string">
                  <text:p text:style-name="P162">HEAD</text:p>
                </table:table-cell>
                <table:table-cell table:style-name="Table2.B2" office:value-type="string">
                  <text:p text:style-name="P162">Funciona como el GET, pero sin que el servidor devuelva el cuerpo del mensaje. Es decir, sólo se devuelve la información de cabecera.</text:p>
                </table:table-cell>
              </table:table-row>
              <table:table-row>
                <table:table-cell table:style-name="Table2.A2" office:value-type="string">
                  <text:p text:style-name="P162">POST</text:p>
                </table:table-cell>
                <table:table-cell table:style-name="Table2.B2" office:value-type="string">
                  <text:p text:style-name="P162">Indica al servidor que se prepare para recibir información del cliente. Suele usarse para enviar información desde formularios.</text:p>
                </table:table-cell>
              </table:table-row>
              <table:table-row>
                <table:table-cell table:style-name="Table2.A2" office:value-type="string">
                  <text:p text:style-name="P162">PUT</text:p>
                </table:table-cell>
                <table:table-cell table:style-name="Table2.B2" office:value-type="string">
                  <text:p text:style-name="P162">Envía el recurso identificado en la URL desde el cliente hacia el servidor.</text:p>
                </table:table-cell>
              </table:table-row>
              <table:table-row>
                <table:table-cell table:style-name="Table2.A2" office:value-type="string">
                  <text:p text:style-name="P162">OPTIONS</text:p>
                </table:table-cell>
                <table:table-cell table:style-name="Table2.B2" office:value-type="string">
                  <text:p text:style-name="P162">Pide información sobre las características de comunicación proporcionadas por el servidor. Le permite al cliente negociar los parámetros de comunicación.</text:p>
                </table:table-cell>
              </table:table-row>
              <table:table-row>
                <table:table-cell table:style-name="Table2.A2" office:value-type="string">
                  <text:p text:style-name="P162">TRACE</text:p>
                </table:table-cell>
                <table:table-cell table:style-name="Table2.B2" office:value-type="string">
                  <text:p text:style-name="P162">Inicia un ciclo de mensajes de petición. Se usa para depuración y permite al cliente ver lo que el servidor recibe en el otro lado.</text:p>
                </table:table-cell>
              </table:table-row>
              <table:table-row>
                <table:table-cell table:style-name="Table2.A2" office:value-type="string">
                  <text:p text:style-name="P162">DELETE</text:p>
                </table:table-cell>
                <table:table-cell table:style-name="Table2.B2" office:value-type="string">
                  <text:p text:style-name="P162">Solicita al servidor que borre el recurso identificado con el URL.</text:p>
                </table:table-cell>
              </table:table-row>
              <table:table-row>
                <table:table-cell table:style-name="Table2.A2" office:value-type="string">
                  <text:p text:style-name="P162">CONNECT</text:p>
                </table:table-cell>
                <table:table-cell table:style-name="Table2.B2" office:value-type="string">
                  <text:p text:style-name="P162">Este método se reserva para uso con proxys. Permitirá que un proxy pueda dinámicamente convertirse en un túnel. Por ejemplo para comunicaciones con SSL.</text:p>
                </table:table-cell>
              </table:table-row>
            </table:table>
          </table:table-cell>
        </table:table-row>
      </table:table>
      <text:p text:style-name="P13"/>
      <text:p text:style-name="P13"/>
      <text:p text:style-name="P13"/>
      <text:p text:style-name="P18"><text:soft-page-break/>21. ¿Qué es la WAI? Mencione algunos aspectos mencionados en las pautas WCAG y su punto de verificación en un documento HTML.</text:p>
      <text:p text:style-name="P18"/>
      <text:p text:style-name="Standard"><text:span text:style-name="T11">La </text:span><text:span text:style-name="T27">Web Accessibility Initiative </text:span><text:span text:style-name="T11">(</text:span><text:a xlink:type="simple" xlink:href="https://es.wikipedia.org/wiki/WAI" text:style-name="Internet_20_link" text:visited-style-name="Visited_20_Internet_20_Link"><text:span text:style-name="T34">WAI</text:span></text:a><text:span text:style-name="T11">) o </text:span><text:span text:style-name="T27">Iniciativa para la Accesibilidad Web </text:span><text:span text:style-name="T11">es una rama del </text:span><text:a xlink:type="simple" xlink:href="https://es.wikipedia.org/wiki/World_Wide_Web_Consortium" text:style-name="Internet_20_link" text:visited-style-name="Visited_20_Internet_20_Link">World Wide Web Consortium</text:a><text:span text:style-name="T34"> </text:span><text:span text:style-name="T11">que vela por la </text:span><text:a xlink:type="simple" xlink:href="https://es.wikipedia.org/wiki/Accesibilidad_web" text:style-name="Internet_20_link" text:visited-style-name="Visited_20_Internet_20_Link">accesibilidad</text:a><text:span text:style-name="T34"> </text:span><text:span text:style-name="T11">de la Web.</text:span></text:p>
      <text:p text:style-name="Standard"><text:span text:style-name="T11">Publica las </text:span><text:a xlink:type="simple" xlink:href="https://es.wikipedia.org/w/index.php?title=Web_Content_Accessibility_Guidelines&amp;action=edit&amp;redlink=1" text:style-name="Internet_20_link" text:visited-style-name="Visited_20_Internet_20_Link"><text:span text:style-name="T34">Guías de Accesibilidad al Contenido Web</text:span></text:a><text:span text:style-name="T11">. La idea general del WAI es crear una serie de reglas claras.</text:span></text:p>
      <text:p text:style-name="P64">El grado de accesibilidad se establece en niveles denominados A, AA, y AAA, correspondiendo respectivamente a criterios mínimos de accesibilidad, extendidos, y accesibilidad máxima. Técnicamente la accesibilidad se implementa mediante pautas de lógica estructural de documentos, contenido auto-explicativo y semántica adicional, con la intención de permitir, a una audiencia lo más extensa posible de usuarios con distintos niveles de dotación tecnológica y capacidad sensorial, acceder a la información que se intenta representar y transmitir.</text:p>
      <text:p text:style-name="P64"/>
      <text:p text:style-name="P65"/>
      <text:p text:style-name="P61">Motores de búsqueda</text:p>
      <text:p text:style-name="P64"/>
      <text:p text:style-name="P61">22. ¿ Qué son los motores de búsqueda? ¿Cuáles existen? ¿Pueden influenciar la manera de desarrollar un sitio?</text:p>
      <text:p text:style-name="P18"/>
      <text:p text:style-name="P36">Un motor de búsqueda es una aplicación de software diseñado para encontrar los recursos digitales como páginas web, textos, noticias de Usenet, imágenes, vídeo, archivos, etc introduciendo palabras clave. Algunos sitios web ofrecen un motor de búsqueda como la principal característica, por ejemplo Google, Bing y Ask.com y los servicios en línea se refiere a menudo como los motores de búsqueda.</text:p>
      <text:p text:style-name="P73"/>
      <text:p text:style-name="P94"><text:span text:style-name="Strong_20_Emphasis"><text:span text:style-name="T40">Top Motores de Búsqueda</text:span></text:span></text:p>
      <text:list xml:id="list1136387053968839309" text:style-name="L25">
        <text:list-item>
          <text:p text:style-name="P223"><text:span text:style-name="Strong_20_Emphasis"><text:span text:style-name="T40">Google</text:span></text:span></text:p>
        </text:list-item>
        <text:list-item>
          <text:p text:style-name="P223"><text:span text:style-name="Strong_20_Emphasis"><text:span text:style-name="T40">Yahoo!</text:span></text:span></text:p>
        </text:list-item>
        <text:list-item>
          <text:p text:style-name="P223"><text:span text:style-name="Strong_20_Emphasis"><text:span text:style-name="T40">Ask</text:span></text:span></text:p>
        </text:list-item>
        <text:list-item>
          <text:p text:style-name="P223"><text:span text:style-name="Strong_20_Emphasis"><text:span text:style-name="T40">Altavista</text:span></text:span></text:p>
        </text:list-item>
        <text:list-item>
          <text:p text:style-name="P223"><text:span text:style-name="Strong_20_Emphasis"><text:span text:style-name="T40">MSN</text:span></text:span></text:p>
        </text:list-item>
        <text:list-item>
          <text:p text:style-name="P223"><text:span text:style-name="Strong_20_Emphasis"><text:span text:style-name="T40">AOL</text:span></text:span></text:p>
        </text:list-item>
        <text:list-item>
          <text:p text:style-name="P223"><text:span text:style-name="Strong_20_Emphasis"><text:span text:style-name="T40">AlltheWeb</text:span></text:span></text:p>
        </text:list-item>
        <text:list-item>
          <text:p text:style-name="P223"><text:span text:style-name="Strong_20_Emphasis"><text:span text:style-name="T40">Go</text:span></text:span></text:p>
        </text:list-item>
        <text:list-item>
          <text:p text:style-name="P223"><text:span text:style-name="Strong_20_Emphasis"><text:span text:style-name="T40">Netscape Search</text:span></text:span></text:p>
        </text:list-item>
        <text:list-item>
          <text:p text:style-name="P223"><text:span text:style-name="Strong_20_Emphasis"><text:span text:style-name="T40">Live</text:span></text:span></text:p>
        </text:list-item>
        <text:list-item>
          <text:p text:style-name="P223"><text:span text:style-name="Strong_20_Emphasis"><text:span text:style-name="T40">Lycos</text:span></text:span></text:p>
        </text:list-item>
        <text:list-item>
          <text:p text:style-name="P223"><text:span text:style-name="Strong_20_Emphasis"><text:span text:style-name="T40">Snap</text:span></text:span></text:p>
        </text:list-item>
        <text:list-item>
          <text:p text:style-name="P223"><text:span text:style-name="Strong_20_Emphasis"><text:span text:style-name="T40">webcrawler</text:span></text:span></text:p>
        </text:list-item>
      </text:list>
      <text:p text:style-name="P144"><text:bookmark text:name="more-7177"/><text:span text:style-name="Strong_20_Emphasis"><text:span text:style-name="T40">Listado de </text:span></text:span><text:span text:style-name="Strong_20_Emphasis"><text:span text:style-name="T41">los demas</text:span></text:span><text:span text:style-name="Strong_20_Emphasis"><text:span text:style-name="T40"> Motores de Búsqueda</text:span></text:span></text:p>
      <text:list xml:id="list3554653921152973780" text:style-name="L26">
        <text:list-item>
          <text:p text:style-name="P224"><text:span text:style-name="Strong_20_Emphasis"><text:span text:style-name="T40">A9</text:span></text:span></text:p>
        </text:list-item>
        <text:list-item>
          <text:p text:style-name="P224"><text:span text:style-name="Strong_20_Emphasis"><text:span text:style-name="T40">AOL</text:span></text:span></text:p>
        </text:list-item>
        <text:list-item>
          <text:p text:style-name="P224"><text:span text:style-name="Strong_20_Emphasis"><text:span text:style-name="T40">AURA!</text:span></text:span></text:p>
        </text:list-item>
        <text:list-item>
          <text:p text:style-name="P224"><text:span text:style-name="Strong_20_Emphasis"><text:span text:style-name="T40">blinkx</text:span></text:span></text:p>
        </text:list-item>
        <text:list-item>
          <text:p text:style-name="P224"><text:span text:style-name="Strong_20_Emphasis"><text:span text:style-name="T40">boing</text:span></text:span></text:p>
        </text:list-item>
        <text:list-item>
          <text:p text:style-name="P224"><text:span text:style-name="Strong_20_Emphasis"><text:span text:style-name="T40">bookmach.com</text:span></text:span></text:p>
        </text:list-item>
        <text:list-item>
          <text:p text:style-name="P224"><text:span text:style-name="Strong_20_Emphasis"><text:span text:style-name="T40">BOXXET</text:span></text:span></text:p>
        </text:list-item>
        <text:list-item>
          <text:p text:style-name="P224"><text:span text:style-name="Strong_20_Emphasis"><text:span text:style-name="T40">ChaCha</text:span></text:span></text:p>
        </text:list-item>
        <text:list-item>
          <text:p text:style-name="P224"><text:soft-page-break/><text:span text:style-name="Strong_20_Emphasis"><text:span text:style-name="T40">ClipBlast!</text:span></text:span></text:p>
        </text:list-item>
        <text:list-item>
          <text:p text:style-name="P224"><text:span text:style-name="Strong_20_Emphasis"><text:span text:style-name="T40">Clusty</text:span></text:span></text:p>
        </text:list-item>
        <text:list-item>
          <text:p text:style-name="P224"><text:span text:style-name="Strong_20_Emphasis"><text:span text:style-name="T40">collarity</text:span></text:span></text:p>
        </text:list-item>
        <text:list-item>
          <text:p text:style-name="P224"><text:span text:style-name="Strong_20_Emphasis"><text:span text:style-name="T40">CometQ</text:span></text:span></text:p>
        </text:list-item>
        <text:list-item>
          <text:p text:style-name="P224"><text:span text:style-name="Strong_20_Emphasis"><text:span text:style-name="T40">CONGOO</text:span></text:span></text:p>
        </text:list-item>
        <text:list-item>
          <text:p text:style-name="P224"><text:span text:style-name="Strong_20_Emphasis"><text:span text:style-name="T40">Cuil</text:span></text:span></text:p>
        </text:list-item>
        <text:list-item>
          <text:p text:style-name="P224"><text:span text:style-name="Strong_20_Emphasis"><text:span text:style-name="T40">d e c i p h o</text:span></text:span></text:p>
        </text:list-item>
        <text:list-item>
          <text:p text:style-name="P224"><text:span text:style-name="Strong_20_Emphasis"><text:span text:style-name="T40">del.icio.us</text:span></text:span></text:p>
        </text:list-item>
        <text:list-item>
          <text:p text:style-name="P224"><text:span text:style-name="Strong_20_Emphasis"><text:span text:style-name="T40">digg</text:span></text:span></text:p>
        </text:list-item>
        <text:list-item>
          <text:p text:style-name="P224"><text:span text:style-name="Strong_20_Emphasis"><text:span text:style-name="T40">digg labs swarm</text:span></text:span></text:p>
        </text:list-item>
        <text:list-item>
          <text:p text:style-name="P224"><text:span text:style-name="Strong_20_Emphasis"><text:span text:style-name="T40">Ditto</text:span></text:span></text:p>
        </text:list-item>
        <text:list-item>
          <text:p text:style-name="P224"><text:span text:style-name="Strong_20_Emphasis"><text:span text:style-name="T40">Dmoz</text:span></text:span></text:p>
        </text:list-item>
        <text:list-item>
          <text:p text:style-name="P224"><text:span text:style-name="Strong_20_Emphasis"><text:span text:style-name="T40">dumbfind</text:span></text:span></text:p>
        </text:list-item>
        <text:list-item>
          <text:p text:style-name="P224"><text:span text:style-name="Strong_20_Emphasis"><text:span text:style-name="T40">exalead</text:span></text:span></text:p>
        </text:list-item>
        <text:list-item>
          <text:p text:style-name="P224"><text:span text:style-name="Strong_20_Emphasis"><text:span text:style-name="T40">factbites</text:span></text:span></text:p>
        </text:list-item>
        <text:list-item>
          <text:p text:style-name="P224"><text:span text:style-name="Strong_20_Emphasis"><text:span text:style-name="T40">fazzle</text:span></text:span></text:p>
        </text:list-item>
        <text:list-item>
          <text:p text:style-name="P224"><text:span text:style-name="Strong_20_Emphasis"><text:span text:style-name="T40">FEEDS|2.0</text:span></text:span></text:p>
        </text:list-item>
        <text:list-item>
          <text:p text:style-name="P224"><text:span text:style-name="Strong_20_Emphasis"><text:span text:style-name="T40">Feedster</text:span></text:span></text:p>
        </text:list-item>
        <text:list-item>
          <text:p text:style-name="P224"><text:span text:style-name="Strong_20_Emphasis"><text:span text:style-name="T40">FindSounds</text:span></text:span></text:p>
        </text:list-item>
        <text:list-item>
          <text:p text:style-name="P224"><text:span text:style-name="Strong_20_Emphasis"><text:span text:style-name="T40">GIGABLAST</text:span></text:span></text:p>
        </text:list-item>
        <text:list-item>
          <text:p text:style-name="P224"><text:span text:style-name="Strong_20_Emphasis"><text:span text:style-name="T40">girafa</text:span></text:span></text:p>
        </text:list-item>
        <text:list-item>
          <text:p text:style-name="P224"><text:span text:style-name="Strong_20_Emphasis"><text:span text:style-name="T40">gnn o d</text:span></text:span></text:p>
        </text:list-item>
        <text:list-item>
          <text:p text:style-name="P224"><text:span text:style-name="Strong_20_Emphasis"><text:span text:style-name="T40">GoDefy</text:span></text:span></text:p>
        </text:list-item>
        <text:list-item>
          <text:p text:style-name="P224"><text:span text:style-name="Strong_20_Emphasis"><text:span text:style-name="T40">goshme</text:span></text:span></text:p>
        </text:list-item>
        <text:list-item>
          <text:p text:style-name="P224"><text:span text:style-name="Strong_20_Emphasis"><text:span text:style-name="T40">GoYams</text:span></text:span></text:p>
        </text:list-item>
        <text:list-item>
          <text:p text:style-name="P224"><text:span text:style-name="Strong_20_Emphasis"><text:span text:style-name="T40">grokker</text:span></text:span></text:p>
        </text:list-item>
        <text:list-item>
          <text:p text:style-name="P224"><text:span text:style-name="Strong_20_Emphasis"><text:span text:style-name="T40">ICEROCKET</text:span></text:span></text:p>
        </text:list-item>
        <text:list-item>
          <text:p text:style-name="P224"><text:span text:style-name="Strong_20_Emphasis"><text:span text:style-name="T40">ixquick</text:span></text:span></text:p>
        </text:list-item>
        <text:list-item>
          <text:p text:style-name="P224"><text:span text:style-name="Strong_20_Emphasis"><text:span text:style-name="T40">KartOO</text:span></text:span></text:p>
        </text:list-item>
        <text:list-item>
          <text:p text:style-name="P224"><text:span text:style-name="Strong_20_Emphasis"><text:span text:style-name="T40">last.fm</text:span></text:span></text:p>
        </text:list-item>
        <text:list-item>
          <text:p text:style-name="P224"><text:span text:style-name="Strong_20_Emphasis"><text:span text:style-name="T40">Lexxealpha</text:span></text:span></text:p>
        </text:list-item>
        <text:list-item>
          <text:p text:style-name="P224"><text:span text:style-name="Strong_20_Emphasis"><text:span text:style-name="T40">like</text:span></text:span></text:p>
        </text:list-item>
        <text:list-item>
          <text:p text:style-name="P224"><text:span text:style-name="Strong_20_Emphasis"><text:span text:style-name="T40">LiveDeal</text:span></text:span></text:p>
        </text:list-item>
        <text:list-item>
          <text:p text:style-name="P224"><text:span text:style-name="Strong_20_Emphasis"><text:span text:style-name="T40">liveplasma</text:span></text:span></text:p>
        </text:list-item>
        <text:list-item>
          <text:p text:style-name="P224"><text:span text:style-name="Strong_20_Emphasis"><text:span text:style-name="T40">Local.com</text:span></text:span></text:p>
        </text:list-item>
        <text:list-item>
          <text:p text:style-name="P224"><text:span text:style-name="Strong_20_Emphasis"><text:span text:style-name="T40">lurpo</text:span></text:span></text:p>
        </text:list-item>
        <text:list-item>
          <text:p text:style-name="P224"><text:span text:style-name="Strong_20_Emphasis"><text:span text:style-name="T40">MetaGlossary</text:span></text:span></text:p>
        </text:list-item>
        <text:list-item>
          <text:p text:style-name="P224"><text:span text:style-name="Strong_20_Emphasis"><text:span text:style-name="T40">mnemomap</text:span></text:span></text:p>
        </text:list-item>
        <text:list-item>
          <text:p text:style-name="P224"><text:span text:style-name="Strong_20_Emphasis"><text:span text:style-name="T40">Mojeek</text:span></text:span></text:p>
        </text:list-item>
        <text:list-item>
          <text:p text:style-name="P224"><text:span text:style-name="Strong_20_Emphasis"><text:span text:style-name="T40">Mooter</text:span></text:span></text:p>
        </text:list-item>
        <text:list-item>
          <text:p text:style-name="P224"><text:span text:style-name="Strong_20_Emphasis"><text:span text:style-name="T40">MrSAPO</text:span></text:span></text:p>
        </text:list-item>
        <text:list-item>
          <text:p text:style-name="P224"><text:span text:style-name="Strong_20_Emphasis"><text:span text:style-name="T40">MS. DEWEY</text:span></text:span></text:p>
        </text:list-item>
        <text:list-item>
          <text:p text:style-name="P224"><text:span text:style-name="Strong_20_Emphasis"><text:span text:style-name="T40">nayio</text:span></text:span></text:p>
        </text:list-item>
        <text:list-item>
          <text:p text:style-name="P224"><text:span text:style-name="Strong_20_Emphasis"><text:span text:style-name="T40">Octora</text:span></text:span></text:p>
        </text:list-item>
        <text:list-item>
          <text:p text:style-name="P224"><text:span text:style-name="Strong_20_Emphasis"><text:span text:style-name="T40">OiHoi Search</text:span></text:span></text:p>
        </text:list-item>
        <text:list-item>
          <text:p text:style-name="P224"><text:span text:style-name="Strong_20_Emphasis"><text:span text:style-name="T40">Ozu</text:span></text:span></text:p>
        </text:list-item>
        <text:list-item>
          <text:p text:style-name="P224"><text:span text:style-name="Strong_20_Emphasis"><text:span text:style-name="T40">Pagebull</text:span></text:span></text:p>
        </text:list-item>
        <text:list-item>
          <text:p text:style-name="P224"><text:span text:style-name="Strong_20_Emphasis"><text:span text:style-name="T40">PlanetSearch</text:span></text:span></text:p>
        </text:list-item>
        <text:list-item>
          <text:p text:style-name="P224"><text:soft-page-break/><text:span text:style-name="Strong_20_Emphasis"><text:span text:style-name="T40">pluggd</text:span></text:span></text:p>
        </text:list-item>
        <text:list-item>
          <text:p text:style-name="P224"><text:span text:style-name="Strong_20_Emphasis"><text:span text:style-name="T40">PODZINGER</text:span></text:span></text:p>
        </text:list-item>
        <text:list-item>
          <text:p text:style-name="P224"><text:span text:style-name="Strong_20_Emphasis"><text:span text:style-name="T40">Previewseek</text:span></text:span></text:p>
        </text:list-item>
        <text:list-item>
          <text:p text:style-name="P224"><text:span text:style-name="Strong_20_Emphasis"><text:span text:style-name="T40">pronto.com</text:span></text:span></text:p>
        </text:list-item>
        <text:list-item>
          <text:p text:style-name="P224"><text:span text:style-name="Strong_20_Emphasis"><text:span text:style-name="T40">QTsearch</text:span></text:span></text:p>
        </text:list-item>
        <text:list-item>
          <text:p text:style-name="P224"><text:span text:style-name="Strong_20_Emphasis"><text:span text:style-name="T40">Quintura</text:span></text:span></text:p>
        </text:list-item>
        <text:list-item>
          <text:p text:style-name="P224"><text:span text:style-name="Strong_20_Emphasis"><text:span text:style-name="T40">Releton</text:span></text:span></text:p>
        </text:list-item>
        <text:list-item>
          <text:p text:style-name="P224"><text:span text:style-name="Strong_20_Emphasis"><text:span text:style-name="T40">retrevo gamma</text:span></text:span></text:p>
        </text:list-item>
        <text:list-item>
          <text:p text:style-name="P224"><text:span text:style-name="Strong_20_Emphasis"><text:span text:style-name="T40">riya</text:span></text:span></text:p>
        </text:list-item>
        <text:list-item>
          <text:p text:style-name="P224"><text:span text:style-name="Strong_20_Emphasis"><text:span text:style-name="T40">ROLLYO O</text:span></text:span></text:p>
        </text:list-item>
        <text:list-item>
          <text:p text:style-name="P224"><text:span text:style-name="Strong_20_Emphasis"><text:span text:style-name="T40">SearchTheWeb2</text:span></text:span></text:p>
        </text:list-item>
        <text:list-item>
          <text:p text:style-name="P224"><text:span text:style-name="Strong_20_Emphasis"><text:span text:style-name="T40">SEEQPOD</text:span></text:span></text:p>
        </text:list-item>
        <text:list-item>
          <text:p text:style-name="P224"><text:span text:style-name="Strong_20_Emphasis"><text:span text:style-name="T40">sidekiq</text:span></text:span></text:p>
        </text:list-item>
        <text:list-item>
          <text:p text:style-name="P224"><text:span text:style-name="Strong_20_Emphasis"><text:span text:style-name="T40">Simply Google</text:span></text:span></text:p>
        </text:list-item>
        <text:list-item>
          <text:p text:style-name="P224"><text:span text:style-name="Strong_20_Emphasis"><text:span text:style-name="T40">Singing FISH</text:span></text:span></text:p>
        </text:list-item>
        <text:list-item>
          <text:p text:style-name="P224"><text:span text:style-name="Strong_20_Emphasis"><text:span text:style-name="T40">Slideshow</text:span></text:span></text:p>
        </text:list-item>
        <text:list-item>
          <text:p text:style-name="P224"><text:span text:style-name="Strong_20_Emphasis"><text:span text:style-name="T40">Slifter</text:span></text:span></text:p>
        </text:list-item>
        <text:list-item>
          <text:p text:style-name="P224"><text:span text:style-name="Strong_20_Emphasis"><text:span text:style-name="T40">soople</text:span></text:span></text:p>
        </text:list-item>
        <text:list-item>
          <text:p text:style-name="P224"><text:span text:style-name="Strong_20_Emphasis"><text:span text:style-name="T40">Speegle</text:span></text:span></text:p>
        </text:list-item>
        <text:list-item>
          <text:p text:style-name="P224"><text:span text:style-name="Strong_20_Emphasis"><text:span text:style-name="T40">Sphider</text:span></text:span></text:p>
        </text:list-item>
        <text:list-item>
          <text:p text:style-name="P224"><text:span text:style-name="Strong_20_Emphasis"><text:span text:style-name="T40">SPURL.net</text:span></text:span></text:p>
        </text:list-item>
        <text:list-item>
          <text:p text:style-name="P224"><text:span text:style-name="Strong_20_Emphasis"><text:span text:style-name="T40">S R C H R</text:span></text:span></text:p>
        </text:list-item>
        <text:list-item>
          <text:p text:style-name="P224"><text:span text:style-name="Strong_20_Emphasis"><text:span text:style-name="T40">SurfWax</text:span></text:span></text:p>
        </text:list-item>
        <text:list-item>
          <text:p text:style-name="P224"><text:span text:style-name="Strong_20_Emphasis"><text:span text:style-name="T40">Swoogle</text:span></text:span></text:p>
        </text:list-item>
        <text:list-item>
          <text:p text:style-name="P224"><text:span text:style-name="Strong_20_Emphasis"><text:span text:style-name="T40">TagJag!</text:span></text:span></text:p>
        </text:list-item>
        <text:list-item>
          <text:p text:style-name="P224"><text:span text:style-name="Strong_20_Emphasis"><text:span text:style-name="T40">Terra</text:span></text:span></text:p>
        </text:list-item>
        <text:list-item>
          <text:p text:style-name="P224"><text:span text:style-name="Strong_20_Emphasis"><text:span text:style-name="T40">thefind.com</text:span></text:span></text:p>
        </text:list-item>
        <text:list-item>
          <text:p text:style-name="P224"><text:span text:style-name="Strong_20_Emphasis"><text:span text:style-name="T40">Trexy</text:span></text:span></text:p>
        </text:list-item>
        <text:list-item>
          <text:p text:style-name="P224"><text:span text:style-name="Strong_20_Emphasis"><text:span text:style-name="T40">turboscout</text:span></text:span></text:p>
        </text:list-item>
        <text:list-item>
          <text:p text:style-name="P224"><text:span text:style-name="Strong_20_Emphasis"><text:span text:style-name="T40">UJIKO</text:span></text:span></text:p>
        </text:list-item>
        <text:list-item>
          <text:p text:style-name="P224"><text:span text:style-name="Strong_20_Emphasis"><text:span text:style-name="T40">url.com</text:span></text:span></text:p>
        </text:list-item>
        <text:list-item>
          <text:p text:style-name="P224"><text:span text:style-name="Strong_20_Emphasis"><text:span text:style-name="T40">VMGO.com</text:span></text:span></text:p>
        </text:list-item>
        <text:list-item>
          <text:p text:style-name="P224"><text:span text:style-name="Strong_20_Emphasis"><text:span text:style-name="T40">Web 2.0</text:span></text:span></text:p>
        </text:list-item>
        <text:list-item>
          <text:p text:style-name="P224"><text:span text:style-name="Strong_20_Emphasis"><text:span text:style-name="T40">Webaroo</text:span></text:span></text:p>
        </text:list-item>
        <text:list-item>
          <text:p text:style-name="P224"><text:span text:style-name="Strong_20_Emphasis"><text:span text:style-name="T40">WEBBRAIN</text:span></text:span></text:p>
        </text:list-item>
        <text:list-item>
          <text:p text:style-name="P224"><text:span text:style-name="Strong_20_Emphasis"><text:span text:style-name="T40">What to RENT?</text:span></text:span></text:p>
        </text:list-item>
        <text:list-item>
          <text:p text:style-name="P224"><text:span text:style-name="Strong_20_Emphasis"><text:span text:style-name="T40">whonu?</text:span></text:span></text:p>
        </text:list-item>
        <text:list-item>
          <text:p text:style-name="P224"><text:span text:style-name="Strong_20_Emphasis"><text:span text:style-name="T40">WIKIO</text:span></text:span></text:p>
        </text:list-item>
        <text:list-item>
          <text:p text:style-name="P224"><text:span text:style-name="Strong_20_Emphasis"><text:span text:style-name="T40">WiseNut</text:span></text:span></text:p>
        </text:list-item>
        <text:list-item>
          <text:p text:style-name="P224"><text:span text:style-name="Strong_20_Emphasis"><text:span text:style-name="T40">Yahoo! MINDSET</text:span></text:span></text:p>
        </text:list-item>
        <text:list-item>
          <text:p text:style-name="P224"><text:span text:style-name="Strong_20_Emphasis"><text:span text:style-name="T40">yoono</text:span></text:span></text:p>
        </text:list-item>
        <text:list-item>
          <text:p text:style-name="P224"><text:span text:style-name="Strong_20_Emphasis"><text:span text:style-name="T40">yoople</text:span></text:span></text:p>
        </text:list-item>
        <text:list-item>
          <text:p text:style-name="P224"><text:span text:style-name="Strong_20_Emphasis"><text:span text:style-name="T40">yubnub</text:span></text:span></text:p>
        </text:list-item>
        <text:list-item>
          <text:p text:style-name="P224"><text:span text:style-name="Strong_20_Emphasis"><text:span text:style-name="T40">YuFind</text:span></text:span></text:p>
        </text:list-item>
        <text:list-item>
          <text:p text:style-name="P224"><text:span text:style-name="Strong_20_Emphasis"><text:span text:style-name="T40">ZABASEARCH</text:span></text:span></text:p>
        </text:list-item>
        <text:list-item>
          <text:p text:style-name="P224"><text:span text:style-name="Strong_20_Emphasis"><text:span text:style-name="T40">zapmeta</text:span></text:span></text:p>
        </text:list-item>
        <text:list-item>
          <text:p text:style-name="P224"><text:span text:style-name="Strong_20_Emphasis"><text:span text:style-name="T40">Zippy</text:span></text:span></text:p>
        </text:list-item>
        <text:list-item>
          <text:p text:style-name="P224"><text:span text:style-name="Strong_20_Emphasis"><text:span text:style-name="T40">ZUULA</text:span></text:span></text:p>
        </text:list-item>
      </text:list>
      <text:p text:style-name="P100"><text:soft-page-break/><text:line-break/><text:span text:style-name="T8">23. ¿Cuál es la utilidad del archivo robots.txt en un sitio web? ¿Puede servir como medida de seguridad? ¿Por qué?</text:span></text:p>
      <text:p text:style-name="Standard"><text:span text:style-name="T76">Los Robots de la </text:span><text:a xlink:type="simple" xlink:href="http://www.informatica-hoy.com.ar/aplicaciones-web/contenidos-aplicaciones-web.php" text:style-name="Internet_20_link" text:visited-style-name="Visited_20_Internet_20_Link"><text:span text:style-name="T70">Web</text:span></text:a><text:span text:style-name="T76">, también conocidos como</text:span><text:span text:style-name="Strong_20_Emphasis"><text:span text:style-name="T76">Wanderers, Crawlers, o Spiders</text:span></text:span><text:span text:style-name="T76">, son pequeños programas que motores de búsqueda como Google frecuentemente utilizan para la</text:span><text:span text:style-name="Strong_20_Emphasis"><text:span text:style-name="T76">indexación y categorización de contenidos.</text:span></text:span><text:span text:style-name="T75"><text:line-break/><text:line-break/></text:span><text:span text:style-name="Strong_20_Emphasis"><text:span text:style-name="T76">Estos robots recorren la web automáticamente indexando todos los contenidos que encuentran</text:span></text:span><text:span text:style-name="T76">, para poder ser utilizados por los </text:span><text:a xlink:type="simple" xlink:href="http://www.informatica-hoy.com.ar/internet-buscadores/Trucos-para-buscar-en-Google-como-un-experto.php" text:style-name="Internet_20_link" text:visited-style-name="Visited_20_Internet_20_Link">algoritmos de búsqueda de Google</text:a><text:span text:style-name="T70"> </text:span><text:span text:style-name="T76">cuando realizamos alguna consulta en el buscador.</text:span></text:p>
      <text:p text:style-name="P58"/>
      <text:p text:style-name="P58">Los motores de búsqueda visitan cada cierto tiempo los sitios web y rastrean el contenido de éstos a través de robots, también conocidos como arañas.</text:p>
      <text:p text:style-name="P57"/>
      <text:p text:style-name="Standard"><text:span text:style-name="T75">Para facilitar la indexación de un sitio web el administrador del sitio debe utilizar lo que se conoce como fichero </text:span><text:span text:style-name="Strong_20_Emphasis"><text:span text:style-name="T90">“</text:span></text:span><text:span text:style-name="Strong_20_Emphasis"><text:span text:style-name="T91">robots.txt”</text:span></text:span><text:span text:style-name="T75">. Este fichero sirve para </text:span><text:span text:style-name="Strong_20_Emphasis"><text:span text:style-name="T91">dar instrucciones a los robots sobre qué contenidos deben rastrear </text:span></text:span><text:span text:style-name="T75">y cuáles no y cómo deberían hacerlo.</text:span></text:p>
      <text:p text:style-name="P58">Algunas características de este fichero son:</text:p>
      <text:p text:style-name="P58"/>
      <text:list xml:id="list3676136450277471772" text:style-name="L27">
        <text:list-item>
          <text:p text:style-name="P189">Este fichero debe ser único en un sitio web, salvo que existan subdominios. En ese caso deberemos incluir un fichero robots.txt para cada uno de los subdominios y otro para el dominio principal.</text:p>
        </text:list-item>
        <text:list-item>
          <text:p text:style-name="P189">Destacar que este fichero debe ser creado en un documento de texto normal sin formato.</text:p>
        </text:list-item>
        <text:list-item>
          <text:p text:style-name="P189">Debemos tener cuidado con las urls ya que son sensibles a mayúsculas y minúsculas y no dejar espacios en blanco entre líneas.</text:p>
        </text:list-item>
        <text:list-item>
          <text:p text:style-name="P189">Es importante que respetemos el nombre del fichero “robots.txt” para que sea encontrado fácilmente por los robots.</text:p>
        </text:list-item>
        <text:list-item>
          <text:p text:style-name="P189">El fichero además debe subirse a la raíz del sitio web porque es ahí donde van a ir a buscarlo.</text:p>
        </text:list-item>
        <text:list-item>
          <text:p text:style-name="P189">Es recomendable establecer una jerarquía en las instrucciones que le demos, ya que en un mismo fichero puede haber distintas reglas aplicadas a distintos buscadores.</text:p>
        </text:list-item>
        <text:list-item>
          <text:p text:style-name="P191"><text:span text:style-name="T57">Es aconsejable que en el fichero robots.txt hagamos mención a la ruta donde se encuentra el sitemap, que no es más que otro fichero que contendrá todas las urls que tiene el sitio web</text:span>.</text:p>
        </text:list-item>
      </text:list>
      <text:p text:style-name="P103"/>
      <text:p text:style-name="Standard"><text:span text:style-name="T85">El uso de archivos robots.txt</text:span><text:span text:style-name="T86"><text:line-break/><text:line-break/>Uno de los métodos más utilizados por los Webmaster para restringir el acceso de ciertos robots a determinados contenidos de su sitio, es la</text:span><text:span text:style-name="Strong_20_Emphasis"><text:span text:style-name="T77">creación de los denominados archivos "robots.txt".</text:span></text:span><text:span text:style-name="T86"><text:line-break/><text:line-break/></text:span><text:span text:style-name="Strong_20_Emphasis"><text:span text:style-name="T77">Este archivo es utilizado para ofrecer instrucciones acerca de lo que se puede indexar y lo que no. </text:span></text:span><text:span text:style-name="T86">Este método se llama "Protocolo de Exclusión de Robots" o "Robots Exclusion Standard" de su nombre en inglés.<text:line-break/><text:line-break/></text:span><text:span text:style-name="Strong_20_Emphasis"><text:span text:style-name="T77">Se trata de una técnica que se utiliza en los servicios de indexación de los </text:span></text:span><text:a xlink:type="simple" xlink:href="http://www.informatica-hoy.com.ar/internet-buscadores/contenidos-internet-buscadores.php" text:style-name="Internet_20_link" text:visited-style-name="Visited_20_Internet_20_Link"><text:span text:style-name="Strong_20_Emphasis">buscadores</text:span></text:a><text:span text:style-name="Strong_20_Emphasis"><text:span text:style-name="T71"> </text:span></text:span><text:span text:style-name="T86">para evitar que se añada información que no es relevante de los sitios webs investigados.</text:span></text:p>
      <text:p text:style-name="Standard"><text:span text:style-name="T11">Como mencionamos, </text:span><text:span text:style-name="Strong_20_Emphasis"><text:span text:style-name="T11">la incorporación de un archivo robots.txt en nuestro sitio web servirá al propósito de especificar que determinados robots no indexen directorios especificados</text:span></text:span><text:span text:style-name="T11">, según lo declarado en el contenido del archivo robots.txt.<text:line-break/><text:line-break/></text:span><text:span text:style-name="Strong_20_Emphasis"><text:span text:style-name="T11">El funcionamiento de estos robots es simple</text:span></text:span><text:span text:style-name="T11">, antes de acceder a una web, los mismos corroboran la existencia de un archivo robots.txt, el cual contendrá las instrucciones acerca de qué páginas deben indexar y cuales no.<text:line-break/></text:span><text:soft-page-break/><text:span text:style-name="T11"><text:line-break/>No obstante, si bien es una práctica normal que todos los robots acreditados para este efecto respeten estas instrucciones, </text:span><text:span text:style-name="Strong_20_Emphasis"><text:span text:style-name="T11">es posible que ciertos robots de indexación lo hagan en una forma diferente.</text:span></text:span><text:span text:style-name="T11"><text:line-break/><text:line-break/></text:span><text:span text:style-name="Strong_20_Emphasis"><text:span text:style-name="T11">La inclusión de esta medida de seguridad no es obligatoria, </text:span></text:span><text:span text:style-name="T11">y en algunos casos los webmaster de los sitios suelen utilizarlo para tareas de mejor posicionamiento cuando la página es indexada por el robot de un buscador en particular.<text:line-break/><text:line-break/></text:span><text:span text:style-name="Strong_20_Emphasis"><text:span text:style-name="T11">Como mencionamos, la inclusión del archivo robots.txt en nuestros sitios podría llegar a ser una buena medida de seguridad, </text:span></text:span><text:span text:style-name="T11">sin embargo los Spammers y otro tipo de delincuentes informáticos pueden ignorarlo, y por lo tanto es esencial la protección de directorios y subdirectorios con contenidos privados con passwords.<text:line-break/><text:line-break/>También es importante destacar que los archivos robots.txt </text:span><text:span text:style-name="Strong_20_Emphasis"><text:span text:style-name="T11">son sólo necesarios si en nuestra web poseemos contenidos que no queremos que sean indexados.</text:span></text:span></text:p>
      <text:p text:style-name="P104"/>
      <text:p text:style-name="P75">24. Investigue para qué se utiliza el sitemap.xml y cómo puede servirnos en nuestro sitio web.</text:p>
      <text:p text:style-name="P4"><text:span text:style-name="Strong_20_Emphasis"><text:span text:style-name="T47"><text:s/></text:span></text:span></text:p>
      <text:p text:style-name="P25">El posicionamiento en buscadores de los sitios que diseñamos y realizamos tiene una enorme importancia en un entorno muy competitivo como la web de hoy. De este aspecto depende muchas veces el éxito o fracaso del sitio.</text:p>
      <text:p text:style-name="P38"/>
      <text:p text:style-name="P49"><text:span text:style-name="T77">Un requisito básico para que todo ese empeño rinda frutos es lograr que todas las páginas del sitio estén correctamente indexadas en los </text:span><text:a xlink:type="simple" xlink:href="http://www.maestrosdelweb.com/editorial/optibasica/" text:style-name="Internet_20_link" text:visited-style-name="Visited_20_Internet_20_Link"><text:span text:style-name="T60">motores de búsqueda</text:span></text:a><text:span text:style-name="T77">. Esto ocurrirá siempre y cuando los crawlers (arañas) de los buscadores importantes visiten e indexen esas páginas con la periodicidad adecuada y sin omitir ninguna.</text:span></text:p>
      <text:p text:style-name="P28"><text:span text:style-name="T100">L</text:span>as arañas relevan las páginas de los sitios web simplemente siguiendo los enlaces (a menos que estos incluyan el atributo “no-follow”), pero hay más cosas que pueden hacerse. Una buena estrategia consiste en suministrar a los buscadores una “lista” de las páginas que nos interesa que se indexen, junto con alguna información adicional que haga la visita más eficaz. Concretamente, eso se logra mediante el uso de Sitemaps.</text:p>
      <text:p text:style-name="P28"/>
      <text:p text:style-name="P35">REPUESTA</text:p>
      <text:p text:style-name="P35"/>
      <text:p text:style-name="P12"><text:span text:style-name="T11">Los </text:span><text:span text:style-name="Emphasis"><text:span text:style-name="T29">sitemaps </text:span></text:span><text:span text:style-name="T11">son archivos que contienen un </text:span><text:span text:style-name="Strong_20_Emphasis"><text:span text:style-name="T27">listado en formato XML de todas las páginas que componen un sitio web</text:span></text:span><text:span text:style-name="T11">.</text:span></text:p>
      <text:p text:style-name="P50"><text:span text:style-name="T79">Estos archivos le son útiles a los robots y a las arañas de los motores de búsqueda, que usarán la información que le damos en el archivo </text:span><text:span text:style-name="Emphasis"><text:span text:style-name="T79">sitemap </text:span></text:span><text:span text:style-name="T79">para realizar un rastreo más efectivo del sitio web, lo que revertirá en que indexe mejor nuestras páginas y en la mejora de nuestro posicionamiento. </text:span><text:span text:style-name="T80">Esto quiere decir que habr</text:span><text:span text:style-name="T81">á</text:span><text:span text:style-name="T80"> mas posibilidades de que los motores de busqueda devuelvan nuestra p</text:span><text:span text:style-name="T81">á</text:span><text:span text:style-name="T80">gina como resultado de una busqueda.</text:span></text:p>
      <text:p text:style-name="P50"/>
      <text:p text:style-name="P51"><text:span text:style-name="T89">2</text:span><text:span text:style-name="T75">5. ¿Cuál es la relación entre robots.txt y sitemap.xml con los motores de búsqueda?</text:span></text:p>
      <text:p text:style-name="P51"/>
      <text:p text:style-name="P26">La relación es que ambos le brindan información a los motores de búsqueda.</text:p>
      <text:p text:style-name="P29">El archivo “robots.txt” les dice a los motores de búsqueda a qué partes de tu sitio pueden acceder y consecuentemente rastrear.</text:p>
      <text:p text:style-name="P37"><text:span text:style-name="T102">Los </text:span><text:span text:style-name="T103">sitemaps.xml</text:span><text:span text:style-name="T102"> ayudan </text:span><text:span text:style-name="T103">a los </text:span><text:span text:style-name="T102">motores de búsqueda a encontrar y clasificar el contenido en su sitio que no han encontrado por sí mismos, </text:span><text:span text:style-name="T104">en otras palabras le dicen </text:span>la forma en que puede<text:span text:style-name="T101">n</text:span> rastrear <text:span text:style-name="T101">su</text:span> sitio web.</text:p>
      <text:p text:style-name="P37"><text:soft-page-break/></text:p>
      <text:p text:style-name="P41">26. Explique cu<text:span text:style-name="T105">a</text:span>l es la utilidad Webmaster <text:s/>(http://www.google.com/webmasters ) y Analytics (http://www.google.com/analytics). ¿Qué hace falta para poder incorporar estos servicios a su sitio web?</text:p>
      <text:p text:style-name="P41"/>
      <text:p text:style-name="Standard"><text:span text:style-name="T77">Las herramientas para webmasters de Google son un servicio gratuito para </text:span><text:a xlink:type="simple" xlink:href="https://es.wikipedia.org/wiki/Webmaster" text:style-name="Internet_20_link" text:visited-style-name="Visited_20_Internet_20_Link">webmasters</text:a><text:span text:style-name="T72"> </text:span><text:span text:style-name="T77">de </text:span><text:a xlink:type="simple" xlink:href="https://es.wikipedia.org/wiki/Google" text:style-name="Internet_20_link" text:visited-style-name="Visited_20_Internet_20_Link"><text:span text:style-name="T72">Google</text:span></text:a><text:span text:style-name="T77">. El servicio permite a los creadores de páginas web comprobar el estado de la indexación de sus sitios en internet por el buscador y optimizar su visibilidad.</text:span></text:p>
      <text:p text:style-name="P69"/>
      <text:p text:style-name="P64">El servicio dispone de herramientas que permiten a los webmasters:</text:p>
      <text:p text:style-name="P64"/>
      <text:list xml:id="list324611712609832784" text:style-name="L28">
        <text:list-item>
          <text:p text:style-name="P200"><text:span text:style-name="T11">Enviar y comprobar un mapa del sitio (</text:span><text:a xlink:type="simple" xlink:href="https://es.wikipedia.org/wiki/Sitemap" text:style-name="Internet_20_link" text:visited-style-name="Visited_20_Internet_20_Link"><text:span text:style-name="T34">sitemap</text:span></text:a><text:span text:style-name="T11">).</text:span></text:p>
        </text:list-item>
        <text:list-item>
          <text:p text:style-name="P200"><text:span text:style-name="T11">Comprobar y ajustar la frecuencia de indexación, y ver con qué frecuencia </text:span><text:a xlink:type="simple" xlink:href="https://es.wikipedia.org/wiki/Googlebot" text:style-name="Internet_20_link" text:visited-style-name="Visited_20_Internet_20_Link">Googlebot</text:a><text:span text:style-name="T34"> </text:span><text:span text:style-name="T11">visita un sitio determinado.</text:span></text:p>
        </text:list-item>
        <text:list-item>
          <text:p text:style-name="P200"><text:span text:style-name="T11">Producir y comprobar un archivo </text:span><text:a xlink:type="simple" xlink:href="https://es.wikipedia.org/wiki/Robots.txt" text:style-name="Internet_20_link" text:visited-style-name="Visited_20_Internet_20_Link"><text:span text:style-name="T34">robots.txt</text:span></text:a></text:p>
        </text:list-item>
        <text:list-item>
          <text:p text:style-name="P188">Enumerar los enlaces de páginas internas y externas a ese sitio.</text:p>
        </text:list-item>
        <text:list-item>
          <text:p text:style-name="P188">Ver qué palabras clave en las búsquedas de Google han llevado a ese sitio, y la tasa de clic en las palabras de esa lista.</text:p>
        </text:list-item>
        <text:list-item>
          <text:p text:style-name="P188">Ver estadísticas sobre cómo google indexa el sitio, y los errores que haya podido encontrar.</text:p>
        </text:list-item>
        <text:list-item>
          <text:p text:style-name="P188">Fijar un dominio preferido (por ejemplo, hacer que ejemplo.com tenga preferencia sobre www.ejemplo.com), lo que determinará cómo la URL del sitio aparezca en los resultados de las búsquedas.</text:p>
        </text:list-item>
      </text:list>
      <text:p text:style-name="P79"><text:span text:style-name="T6"><text:line-break/></text:span><text:span text:style-name="T2">Google Analytics </text:span><text:span text:style-name="T1">es una herramienta de </text:span><text:a xlink:type="simple" xlink:href="https://es.wikipedia.org/wiki/Analítica_web" text:style-name="Internet_20_link" text:visited-style-name="Visited_20_Internet_20_Link">analítica web</text:a><text:span text:style-name="T3"> </text:span><text:span text:style-name="T1">de la empresa </text:span><text:a xlink:type="simple" xlink:href="https://es.wikipedia.org/wiki/Google" text:style-name="Internet_20_link" text:visited-style-name="Visited_20_Internet_20_Link"><text:span text:style-name="T3">Google</text:span></text:a><text:span text:style-name="T1">. Ofrece información agrupada del tráfico que llega a los sitios web según la audiencia, la adquisición, el comportamiento y las conversiones que se llevan a cabo en el sitio web.</text:span></text:p>
      <text:p text:style-name="P132"><text:span text:style-name="T1">Se pueden obtener informes como el seguimiento de </text:span><text:a xlink:type="simple" xlink:href="https://es.wikipedia.org/wiki/Usuario" text:style-name="Internet_20_link" text:visited-style-name="Visited_20_Internet_20_Link">usuarios</text:a><text:span text:style-name="T3"> </text:span><text:span text:style-name="T1">exclusivos, el rendimiento del segmento de usuarios, los resultados de las diferentes campañas de </text:span><text:a xlink:type="simple" xlink:href="https://es.wikipedia.org/wiki/Marketing_online" text:style-name="Internet_20_link" text:visited-style-name="Visited_20_Internet_20_Link"><text:span text:style-name="T3">marketing online</text:span></text:a><text:span text:style-name="T1">, las sesiones por fuentes de tráfico, tasas de rebote, duración de las sesiones, contenidos visitados, conversiones (para ecommerce), etc. Este producto se desarrolló basándose en la compra de </text:span><text:a xlink:type="simple" xlink:href="https://es.wikipedia.org/w/index.php?title=Urchin_(empresa)&amp;action=edit&amp;redlink=1" text:style-name="Internet_20_link" text:visited-style-name="Visited_20_Internet_20_Link">Urchin</text:a><text:span text:style-name="T4"> </text:span><text:span text:style-name="T1">(hasta entonces la mayor compañía de análisis estadístico de páginas web) por parte de </text:span><text:a xlink:type="simple" xlink:href="https://es.wikipedia.org/wiki/Google" text:style-name="Internet_20_link" text:visited-style-name="Visited_20_Internet_20_Link"><text:span text:style-name="T3">Google</text:span></text:a><text:span text:style-name="T1">.</text:span></text:p>
      <text:p text:style-name="P42"/>
      <text:p text:style-name="P42">HTML y Hojas de Estilos</text:p>
      <text:p text:style-name="P42"/>
      <text:p text:style-name="P42">27. ¿Qué es HTML? Describa las versiones existentes. ¿Qué es XHTML?</text:p>
      <text:p text:style-name="P42"/>
      <text:p text:style-name="P30">HTML es el lenguaje que se emplea para el desarrollo de páginas de internet. Está compuesto por una seríe de etiquetas que el navegador interpreta y da forma en la pantalla. HTML dispone de etiquetas para imágenes, hipervínculos que nos permiten dirigirnos a otras páginas, saltos de línea, listas, tablas, etc.</text:p>
      <text:p text:style-name="P30"/>
      <text:p text:style-name="P86">Evolución de HTML:</text:p>
      <table:table table:name="Table3" table:style-name="Table3">
        <table:table-column table:style-name="Table3.A"/>
        <table:table-column table:style-name="Table3.B"/>
        <table:table-row>
          <table:table-cell table:style-name="Table3.A1" office:value-type="string">
            <text:p text:style-name="P166">HTML 2.0</text:p>
          </table:table-cell>
          <table:table-cell table:style-name="Table3.B1" office:value-type="string">
            <text:p text:style-name="P167">En 1995 se publica el estándar HTML 2.0. A pesar de su nombre, HTML 2.0 es el primer estándar oficial de HTML, es decir, el HTML 1.0 no existió como estándar. HTML 2.0 no soportaba tablas.</text:p>
            <text:p text:style-name="P167">Se simplificaba al máximo la estructura del documento para agilizar su edición, donde la declaración explícita de los elementos body, html y head es opcional.</text:p>
          </table:table-cell>
        </table:table-row>
        <text:soft-page-break/>
        <table:table-row>
          <table:table-cell table:style-name="Table3.A2" office:value-type="string">
            <text:p text:style-name="P166">HTML 3.2</text:p>
          </table:table-cell>
          <table:table-cell table:style-name="Table3.B2" office:value-type="string">
            <text:p text:style-name="P167">La versión HTML 3.2 se publicó en 1997 y es la primera recomendación de HTML publicada por el W3C (Consorcio internacional). Esta revisión incorporó los últimos avances de las páginas web desarrolladas hasta 1996, como applets de Java y texto que fluye alrededor de las imágenes.</text:p>
          </table:table-cell>
        </table:table-row>
        <table:table-row>
          <table:table-cell table:style-name="Table3.A2" office:value-type="string">
            <text:p text:style-name="P166">HTML 4.01</text:p>
          </table:table-cell>
          <table:table-cell table:style-name="Table3.B2" office:value-type="string">
            <text:p text:style-name="P167">La última especificación oficial de HTML se publicó en diciembre de 1999 y se denomina HTML 4.01. Desde la publicación de HTML 4.01, el W3C se centró en el desarrollo del estándar XHTML. Por este motivo, en el año 2004, las empresas Apple, Mozilla y Opera mostraron su preocupación por la falta de interés del W3C en HTML y decidieron organizarse en una nueva asociación llamada WHATWG (Web Hypertext Application Technology Working Group) que comenzó el desarrollo del HTML 5, cuyo primer borrador oficial se publicó en enero de 2008. Debido a la fuerza de las empresas que forman el grupo WHATWG y a la publicación de los borradores de HTML 5.0, en marzo de 2007 el W3C decidió retomar la actividad estandarizadora de HTML, y actualmente W3C está trabajando para el lanzamiento del estándar HTML 5.0, dentro del cual ha decidido integrar el XHTML.</text:p>
          </table:table-cell>
        </table:table-row>
        <table:table-row>
          <table:table-cell table:style-name="Table3.A4" office:value-type="string">
            <text:p text:style-name="P163">HTML 5.0, HTML 5.1 y HTML 5.2</text:p>
          </table:table-cell>
          <table:table-cell table:style-name="Table3.B4" office:value-type="string">
            <text:p text:style-name="P167">El consorcio internacional W3C marcó las siguientes fechas para liberación de los estándares de especificación: 2014/2015 para HTML 5.0, 2016 para HTML 5.1 y 2019 para HTML 5.2</text:p>
          </table:table-cell>
        </table:table-row>
      </table:table>
      <text:p text:style-name="P52"/>
      <text:p text:style-name="P52"/>
      <text:p text:style-name="P52"><text:span text:style-name="T86">XHTML (Lenguaje de Marcado de Hipertexto Extensible) es una versión más estricta y limpia de </text:span><text:span text:style-name="T87">HTML</text:span><text:span text:style-name="T86">, que nace precisamente con el objetivo de remplazar a HTML ante su limitación de uso con las cada vez más abundantes herramientas basadas en </text:span><text:span text:style-name="T87">XML</text:span><text:span text:style-name="T86">. XHTML extiende HTML 4.0 combinando la sintaxis de HTML, diseñado para mostrar datos, con la de XML, diseñado para describir los datos.</text:span></text:p>
      <text:p text:style-name="P52"/>
      <text:p text:style-name="P43">28. ¿Para qué sirve <text:s/>el DOCTYPE ? ¿Cuáles son sus diferentes formas? ¿Qué DOCTYPE utiliza HTML5?</text:p>
      <text:p text:style-name="P43"/>
      <text:p text:style-name="P31"><text:span text:style-name="T106">El DOCTYPE es</text:span> una marca que no necesita cierre y cuya función es facilitar información al servidor web que aloja la página. La información facilita<text:span text:style-name="T106">da</text:span> por DOCTYPE se refiere al tipo de documento visualizado además de ser necesaria para la comunicación entre navegador y servidor. DOCTYPE se debe escribir de forma estándar:<text:line-break/><text:line-break/><text:span text:style-name="T63">&lt;!DOCTYPE HTML PUBLIC ="-//IETF//DTD HTML 4.0//EN"&gt;</text:span><text:line-break/><text:line-break/>Esta línea proporciona algunos datos sobre el documento:</text:p>
      <text:p text:style-name="P31"/>
      <text:list xml:id="list4941827484907202384" text:style-name="L29">
        <text:list-item>
          <text:p text:style-name="P225"><text:span text:style-name="T97">HTML PUBLIC</text:span>: el documento es público</text:p>
        </text:list-item>
      </text:list>
      <text:list xml:id="list6187621000867776923" text:style-name="L30">
        <text:list-item>
          <text:p text:style-name="P226"><text:span text:style-name="T97">IETF</text:span>: el tipo de HTML público está gestionado por la Internet Engineering Task Force</text:p>
        </text:list-item>
      </text:list>
      <text:list xml:id="list6927375473837478913" text:style-name="L31">
        <text:list-item>
          <text:p text:style-name="P227"><text:span text:style-name="T97">DTD HTML 4.0</text:span>: la versión de HTML soportada es la 4.0</text:p>
        </text:list-item>
      </text:list>
      <text:list xml:id="list652200168021828904" text:style-name="L32">
        <text:list-item>
          <text:p text:style-name="P219"><text:span text:style-name="T97">EN</text:span>: el idioma del documento es el inglés</text:p>
        </text:list-item>
      </text:list>
      <text:p text:style-name="P106"><text:soft-page-break/>El uso de DOCTYPE no es obligatorio y puede omitirse. Seguramente su uso ayuda al servidor web a interpretar correctamente el documento, pero su ausencia no condiciona la correcta visualización.</text:p>
      <text:p text:style-name="P109">Formas de DOCTYPE:</text:p>
      <text:p text:style-name="P129">Doctype XHTML 1.0 strict</text:p>
      <text:p text:style-name="P169">&lt;!DOCTYPE html<text:line-break/>PUBLIC "-//W3C//DTD XHTML 1.0 Strict//EN"<text:line-break/>"http://www.w3.org/TR/xhtml1/DTD/xhtml1-strict.dtd"&gt;</text:p>
      <text:p text:style-name="P141">Doctype XHTML 1.0 transitional</text:p>
      <text:p text:style-name="P168">&lt;!DOCTYPE html<text:line-break/>PUBLIC "-//W3C//DTD XHTML 1.0 Transitional//EN"<text:line-break/>"http://www.w3.org/TR/xhtml1/DTD/xhtml1-transitional.dtd"&gt;</text:p>
      <text:p text:style-name="P141">Doctype XHTML 1.0 frameset</text:p>
      <text:p text:style-name="P168">&lt;!DOCTYPE html<text:line-break/>PUBLIC "-//W3C//DTD XHTML 1.0 Frameset//EN"<text:line-break/>"http://www.w3.org/TR/xhtml1/DTD/xhtml1-frameset.dtd"&gt;</text:p>
      <text:p text:style-name="P141">Doctype HTML 4.01 strict</text:p>
      <text:p text:style-name="P168">&lt;!DOCTYPE HTML PUBLIC "-//W3C//DTD HTML 4.01//EN" "http://www.w3.org/TR/html4/strict.dtd"&gt;</text:p>
      <text:p text:style-name="P141">Doctype HTML 4.01 transitional</text:p>
      <text:p text:style-name="P168">&lt;!DOCTYPE HTML PUBLIC "-//W3C//DTD HTML 4.01 Transitional//EN" "http://www.w3.org/TR/html4/loose.dtd"&gt;</text:p>
      <text:p text:style-name="P141">Doctype HTML 4.01 frameset</text:p>
      <text:p text:style-name="P168">&lt;!DOCTYPE HTML PUBLIC "-//W3C//DTD HTML 4.01 Frameset//EN" "http://www.w3.org/TR/html4/frameset.dtd"&gt;</text:p>
      <text:p text:style-name="P109"/>
      <text:p text:style-name="P110">El DOCTYPE que utiliza HTML5 es:</text:p>
      <text:p text:style-name="P117"><text:span text:style-name="T108"><text:s/></text:span><text:span text:style-name="T107">&lt;!DOCTYPE html&gt;</text:span></text:p>
      <text:p text:style-name="P122">29. ¿Qué son los campos META?¿Cuáles existen y para qué sirven cada uno?</text:p>
      <text:p text:style-name="P114">Los campos META aparecen al principio de la página y se utilizan para ofrecer información adicional, no visible al usuario, que mejore la manera en que los documentos son indexados, localizados y clasificados por los buscadores.</text:p>
      <text:p text:style-name="P115">Los Meta Tags mas importantes son:</text:p>
      <text:p text:style-name="P130"><text:span text:style-name="Strong_20_Emphasis"><text:span text:style-name="T78">Meta tag “Keywords”</text:span></text:span><text:span text:style-name="T88"><text:line-break/><text:line-break/>Este meta indica al buscador las palabras claves de nuestra página. Por ejemplo, nuestra página al ser un tutorial de html, sus palabras clave serán “tutorial” y “html”. Los keywords deben ir separados por comas y sin espacios entre ellos.</text:span></text:p>
      <text:p text:style-name="P107">&lt;meta name="Keywords" content="tutorial,html" /&gt;</text:p>
      <text:p text:style-name="P134"><text:span text:style-name="Strong_20_Emphasis"><text:span text:style-name="T11">Meta tag “Description”</text:span></text:span><text:span text:style-name="T11"><text:line-break/><text:line-break/>Este meta es también destinado para los buscadores. En la “description” escribiremos la descripción de la página, de sus contenidos. Esto lo haremos a través de frases cortas y separadas entre ellas por </text:span><text:soft-page-break/><text:span text:style-name="T11">puntos. En nuestra página este meta quedaría de la siguiente manera:</text:span></text:p>
      <text:p text:style-name="P107">&lt;meta name="Description" content="Tutorial html. Meta tags" /&gt;</text:p>
      <text:p text:style-name="P134"><text:span text:style-name="Strong_20_Emphasis"><text:span text:style-name="T11">Meta tag “language”</text:span></text:span><text:span text:style-name="T11"><text:line-break/><text:line-break/>Este meta tag le indica al buscador el idioma en el que está escrita la página. En el caso de español en content se pone “es”, en inglés “en”, en francés “fr”… Nuestra página es española así que su meta será el siguiente:</text:span></text:p>
      <text:p text:style-name="P107">&lt;meta http-equiv="Content-Language" content="es"/&gt;</text:p>
      <text:p text:style-name="P134"><text:span text:style-name="Strong_20_Emphasis"><text:span text:style-name="T11">Meta tag “Distribution”</text:span></text:span><text:span text:style-name="T11"><text:line-break/><text:line-break/>Este meta es importante. Marac la distribución que queremos que se haga de nuestra web en Internet. Si queremos que se distribuya por todo el mundo en “content” indicaremos “global”. Escribir este meta en global es lo más recomendable. Así pues nuestra página incluirá…</text:span></text:p>
      <text:p text:style-name="P107">&lt;meta name="distribution" content="global"/&gt;</text:p>
      <text:p text:style-name="P134"><text:span text:style-name="Strong_20_Emphasis"><text:span text:style-name="T11">Meta tag “Robots”</text:span></text:span><text:span text:style-name="T11"><text:line-break/><text:line-break/>Puede que no queramos que nuestra página sea indexada por los robots de los buscadores Web. En ese caso debemos indicárselo con el meta “Robots”. En content variará la respuesta dependiendo del valor que escribamos.</text:span></text:p>
      <text:p text:style-name="P107">&lt;meta name="Robots" content="all"/&gt;</text:p>
      <text:p text:style-name="P107"><text:line-break/>Los valores “all” e “index” indicarán que queremos que se indexe toda la página. Los valores “none” y “noindex” indicarán que no queremos que se indexe nada. El valor “follow” indica que queremos que el robot siga los vínculos externos de nuestra web y “nofollow” indicará lo contrario.</text:p>
      <text:p text:style-name="P131"/>
      <text:list xml:id="list3902513122647388538" text:style-name="L33">
        <text:list-header>
          <text:p text:style-name="P221"><text:span text:style-name="T114">30. </text:span>Visitar el sitio http://www.csszengarden.com/. Analicen el sitio y sus diferentes formas de visualización. Pruebe visualizar una página sin la hoja de estilo asociada.</text:p>
        </text:list-header>
      </text:list>
      <text:p text:style-name="P127"/>
      <text:list xml:id="list143656254784954" text:continue-numbering="true" text:style-name="L33">
        <text:list-header>
          <text:p text:style-name="P222">31. Enumere las distintas formas de agregar estilos a una página y en qué casos es conveniente cada uno. Ejemplifique.</text:p>
          <text:p text:style-name="P220"><text:span text:style-name="Strong_20_Emphasis"><text:span text:style-name="T61">CSS Directas</text:span></text:span></text:p>
        </text:list-header>
      </text:list>
      <text:p text:style-name="P105">Las CSS directas se usan para poder aplicar un estilo a una parte del texto concreta. Para ello debemos utilizar el parámetro “style”. Observa el siguiente código de ejemplo:</text:p>
      <table:table table:name="Table4" table:style-name="Table4">
        <table:table-column table:style-name="Table4.A"/>
        <table:table-row>
          <table:table-cell table:style-name="Table4.A1" office:value-type="string">
            <text:p text:style-name="P164">&lt;X style= “atributo1:valor1;atributo2:valor2;”&gt;Aquí va el texto al que se le aplicará el estilo&lt;/style&gt;</text:p>
          </table:table-cell>
        </table:table-row>
      </table:table>
      <text:p text:style-name="P121"/>
      <text:p text:style-name="P121"><text:soft-page-break/>“<text:span text:style-name="T111">X” sería la etiqueta html a la que se le ha aplicado el estilo, mediante el parámetro “style”. “X” puede ser un párrafo (&lt;p&gt;), una capa con salto de línea (&lt;div&gt;), una capa sin efecto (&lt;span&gt;), etc.</text:span></text:p>
      <text:p text:style-name="P105">También apreciamos que el estilo está definido por unos atributos con un valor (“atributo1:valor1”), separados entre ellos por punto y coma.</text:p>
      <text:p text:style-name="P105">Gracias al siguiente código lo comprenderemos mucho mejor:</text:p>
      <table:table table:name="Table5" table:style-name="Table5">
        <table:table-column table:style-name="Table5.A"/>
        <table:table-row>
          <table:table-cell table:style-name="Table5.A1" office:value-type="string">
            <text:p text:style-name="P164">El texto que veremos a continuaci&amp;oacute;n &lt;span style="font-size:23px;color:#0000FF"&gt;estar&amp;aacute;<text:line-break/>en azul y en un tama&amp;ntilde;o m&amp;aacute;s grande&lt;/span&gt; gracias a la css directa<text:line-break/>que hemos aplicado sobre &amp;eacute;l.</text:p>
          </table:table-cell>
        </table:table-row>
      </table:table>
      <text:p text:style-name="P105"/>
      <text:p text:style-name="P105">Observa a continuación su efecto:</text:p>
      <table:table table:name="Table6" table:style-name="Table6">
        <table:table-column table:style-name="Table6.A"/>
        <table:table-row>
          <table:table-cell table:style-name="Table6.A1" office:value-type="string">
            <text:p text:style-name="P164">El texto que veremos a continuación estará en azul y en un tamaño más grande gracias a la css directa que hemos aplicado sobre él.</text:p>
          </table:table-cell>
        </table:table-row>
      </table:table>
      <text:p text:style-name="P136"/>
      <text:p text:style-name="P133"><text:span text:style-name="Strong_20_Emphasis"><text:span text:style-name="T11">CSS indirectas fuera del documento</text:span></text:span></text:p>
      <text:p text:style-name="P105">Otra forma de aplicar CSS es a través de unos estilos que se encuentran fuera del documento, pero al que se aplicarán esos estilos. Esta forma de aplicar CSS es útil si queremos aplicar los mismos estilos a diferentes documentos html.</text:p>
      <text:p text:style-name="P105">Deberemos crear por tanto un documento de extensión .css donde estarán determinados los diferentes estilos. Y desde cada hoja en la que queramos aplicarlos, habrá que indicar que debe buscar los estilos en ese documento. Para ello, debemos incluir la siguiente etiqueta con los siguientes atributos:</text:p>
      <table:table table:name="Table7" table:style-name="Table7">
        <table:table-column table:style-name="Table7.A"/>
        <table:table-row>
          <table:table-cell table:style-name="Table7.A1" office:value-type="string">
            <text:p text:style-name="P164">&lt;link rel="stylesheet" type="text/css" href="urlhojadeestilos.css"&gt;</text:p>
          </table:table-cell>
        </table:table-row>
      </table:table>
      <text:p text:style-name="P136"/>
      <text:p text:style-name="P133"><text:span text:style-name="T11">Expliquemos a continuación los diferentes atributos de la etiqueta &lt;</text:span><text:span text:style-name="Strong_20_Emphasis"><text:span text:style-name="T11">link</text:span></text:span><text:span text:style-name="T11">&gt;:</text:span></text:p>
      <text:p text:style-name="P133"><text:span text:style-name="T11">El atributo "</text:span><text:span text:style-name="Strong_20_Emphasis"><text:span text:style-name="T11">rel</text:span></text:span><text:span text:style-name="T11">" debe ir con el valor "</text:span><text:span text:style-name="Strong_20_Emphasis"><text:span text:style-name="T11">stylesheet</text:span></text:span><text:span text:style-name="T11">" ya que está definiendo que “link” se está usando para insertar una hoja de estilo. El atributo "</text:span><text:span text:style-name="Strong_20_Emphasis"><text:span text:style-name="T11">type</text:span></text:span><text:span text:style-name="T11">" con valor "</text:span><text:span text:style-name="Strong_20_Emphasis"><text:span text:style-name="T11">text/css</text:span></text:span><text:span text:style-name="T11">" indica que el tipo de sintaxis que usa la hoja de estilo es CSS. Por último, el atributo "</text:span><text:span text:style-name="Strong_20_Emphasis"><text:span text:style-name="T11">href</text:span></text:span><text:span text:style-name="T11">" especificará la ubicación y el nombre de la hoja de estilo.</text:span></text:p>
      <text:p text:style-name="P133"><text:span text:style-name="T11">En este documento html de aquí veréis un ejemplo de esta forma de aplicar las CSS: </text:span><text:a xlink:type="simple" xlink:href="http://css.hazunaweb.com/css/ejemplos/201.html" office:target-frame-name="_blank" xlink:show="new" text:style-name="Internet_20_link" text:visited-style-name="Visited_20_Internet_20_Link"><text:span text:style-name="T34">Ejemplo de forma de aplicar CSS</text:span></text:a><text:span text:style-name="T11">.</text:span></text:p>
      <text:p text:style-name="P105">Para que les puedas echar un vistazo a continuación te dejamos el código del documento html:</text:p>
      <table:table table:name="Table8" table:style-name="Table8">
        <table:table-column table:style-name="Table8.A"/>
        <table:table-row>
          <table:table-cell table:style-name="Table8.A1" office:value-type="string">
            <text:p text:style-name="P164">&lt;html&gt;<text:line-break/>&lt;head&gt;<text:line-break/>&lt;title&gt;Un ejemplo practico de css en un documento externo&lt;/title&gt;<text:line-break/>&lt;link rel="stylesheet" type="text/css" <text:soft-page-break/>href="http://css.hazunaweb.com/css/ejemplos/ejemplocss.css"&gt;<text:line-break/>&lt;/head&gt;<text:line-break/>&lt;body&gt;<text:line-break/>Como en la hoja de estilo hemos dicho que el body fuera con fondo blanco, con<text:line-break/>un texto de tama&amp;ntilde;o 10 y centrado, &amp;eacute;sta ser&amp;aacute; la apariencia<text:line-break/>principal de la p&amp;aacute;gina.<text:line-break/>&lt;p&gt;Aqu&amp;iacute; tenemos un párrafo. Como tambi&amp;eacute;n le hemos aplicado un estilo,<text:line-break/>podemos ver el texto del p&amp;aacute;rrafo de color azul y con un tama&amp;ntilde;o<text:line-break/>ligeramente superior.&lt;/p&gt;<text:line-break/>&lt;p id="estilo1"&gt; A este párrafo le hemos aplicado el “estilo1”, por lo que el<text:line-break/>texto tiene un fondo negro, un texto en blanco y un tama&amp;ntilde;o de 15 px.&lt;/p&gt;<text:line-break/><text:line-break/>&lt;div class="clase1"&gt;Este texto posee unas caracter&amp;iacute;sticas propias de la<text:line-break/>clase 1. No es que sea un estilo muy bonito, pero por lo menos se entiende bien,<text:line-break/>&amp;iquest;&amp;iquest;no?? &lt;/div&gt;&lt;br&gt;<text:line-break/><text:line-break/>&lt;h1&gt;Y aqu&amp;iacute; tenemos un &amp;uacute;ltimo estilo.&lt;/h1&gt;<text:line-break/>Pues estos han sido todos los estilos que ten&amp;iacute;amos preperados para ti.<text:line-break/>Este tiene otra vez el estilo predeterminado para body.<text:line-break/>&lt;/body&gt;<text:line-break/>&lt;/html&gt;</text:p>
          </table:table-cell>
        </table:table-row>
      </table:table>
      <text:p text:style-name="P105"/>
      <text:p text:style-name="P105">Y también el del documento CSS con las hojas de estilo:</text:p>
      <table:table table:name="Table9" table:style-name="Table9">
        <table:table-column table:style-name="Table9.A"/>
        <table:table-row>
          <table:table-cell table:style-name="Table9.A1" office:value-type="string">
            <text:p text:style-name="P176">body {<text:line-break/>font: 10px;<text:line-break/>text-align: center;<text:line-break/>background-color: #ffffff;<text:line-break/>}</text:p>
            <text:p text:style-name="P176">p{<text:line-break/>font-size:12ppx;<text:line-break/>color:#0000FF;<text:line-break/>text-align:left;<text:line-break/>}</text:p>
            <text:p text:style-name="P176">h1{<text:line-break/>color:#FF0000;<text:line-break/>text-align:left;<text:line-break/>}</text:p>
            <text:p text:style-name="P176"><text:soft-page-break/>.clase1{<text:line-break/>font-style:italic;<text:line-break/>font-size:20px;<text:line-break/>border-bottom:1px #000000 dashed;<text:line-break/>text-align:left;<text:line-break/>}</text:p>
            <text:p text:style-name="P176">#estilo1{<text:line-break/>color:#FFFFFF;<text:line-break/>font-size:15px;<text:line-break/>background-color: #000000;<text:line-break/>text-align:left;<text:line-break/>}</text:p>
          </table:table-cell>
        </table:table-row>
      </table:table>
      <text:p text:style-name="P119"/>
      <text:p text:style-name="P123">32. ¿Qué son las entidades HTML? ¿Por qué es importante respetarlas?</text:p>
      <text:p text:style-name="P118">Entidades HTML </text:p>
      <text:p text:style-name="P118">Se las utiliza para representar símbolos especiales que no son representados de la misma manera en todos los set de caracteres: símbolos matemáticos, caracteres griegos, letras acentuadas, etc. </text:p>
      <text:p text:style-name="P118">Forma general: &amp;nombreEntidad; </text:p>
      <text:p text:style-name="P118">Ejemplos: </text:p>
      <text:p text:style-name="P118">&amp;amp; (&amp;) - &amp;copy; (©) - &amp;lt; </text:p>
      <text:p text:style-name="P118">(&lt;) - &amp;gt; (&gt;) -&amp;quot; (") ... </text:p>
      <text:p text:style-name="P118">&amp;aacute; (á) - &amp;eacute; (é) - …</text:p>
      <text:p text:style-name="P126">33. Investigue a qué se denomina semántica en la web y por qué es tan importante a la hora de construir sitios. Ejemplifique</text:p>
      <text:p text:style-name="P116">La Web Semántica es una Web extendida, dotada de mayor significado en la que cualquier usuario en Internet podrá encontrar respuestas a sus preguntas de forma más rápida y sencilla gracias a una información mejor definida. Al dotar a la Web de más significado y, por lo tanto, de más semántica, se pueden obtener soluciones a problemas habituales en la búsqueda de información gracias a la utilización de una infraestructura común, mediante la cual, es posible compartir, procesar y transferir información de forma sencilla. Esta Web extendida y basada en el significado, se apoya en lenguajes universales que resuelven los problemas ocasionados por una Web carente de semántica en la que, en ocasiones, el acceso a la información se convierte en una tarea difícil y frustrante.</text:p>
      <text:p text:style-name="P116"/>
      <text:p text:style-name="P116">La Web ha cambiado profundamente la forma en la que nos comunicamos, hacemos negocios y realizamos nuestro trabajo. La comunicación prácticamente con todo el mundo en cualquier momento y a bajo coste es posible hoy en día. Podemos realizar transacciones económicas a través de Internet. Tenemos acceso a millones de recursos, independientemente de nuestra situación geográfica e idioma. Todos estos factores han contribuido al éxito de la Web. Sin embargo, al <text:soft-page-break/>mismo tiempo, estos factores que han propiciado el éxito de la Web, también han originado sus principales problemas: sobrecarga de información y heterogeneidad de fuentes de información con el consiguiente problema de interoperabilidad.</text:p>
      <text:p text:style-name="P172">La Web Semántica ayuda a resolver estos dos importantes problemas permitiendo a los usuarios delegar tareas en software. Gracias a la semántica en la Web, el software es capaz de procesar su contenido, razonar con este, combinarlo y realizar deducciones lógicas para resolver problemas cotidianos automáticamente.</text:p>
      <text:p text:style-name="P124">34. ¿Qué son los microformatos? ¿Tiene alguna relación con el punto anterior? Ejemplifique.</text:p>
      <text:p text:style-name="P135"><text:span text:style-name="T15">Los microformatos </text:span><text:span text:style-name="T11">son elementos de </text:span><text:a xlink:type="simple" xlink:href="https://es.wikipedia.org/wiki/Lenguaje_de_marcado" text:style-name="Internet_20_link" text:visited-style-name="Visited_20_Internet_20_Link"><text:span text:style-name="T34">lenguaje de marcado</text:span></text:a><text:span text:style-name="T11">, usando </text:span><text:span text:style-name="T13">HTML o </text:span><text:span text:style-name="T11">XHTML usando nombres de clase específicos. En este sentido, son abiertos para que cualquiera haga uso de ellos.</text:span></text:p>
      <text:p text:style-name="P111">Las especificaciones actuales de microformatos permiten la representación de eventos, información de contacto, relaciones sociales, direcciones, ubicaciones (coordenadas), etc.</text:p>
      <text:p text:style-name="P113">Los microformatos tienen relacion con la semantica de la web porque lo que hacen es darle un significado a lo que se esta codificando para que los buscadores puedan indexar la informacion apropiadamente sabiendo que es cada cosa y no tomarlo todo como un simple texto plano.</text:p>
      <text:p text:style-name="P113">Ejemplo:</text:p>
      <text:p text:style-name="P102"><text:span text:style-name="Strong_20_Emphasis"><text:span text:style-name="T92">Cesar Soplin</text:span></text:span><text:span text:style-name="T93"><text:line-break/>Jr. de la Unión 123<text:line-break/>Lima Perú<text:line-break/>987-654-32</text:span></text:p>
      <text:p text:style-name="P112">Normalmente esto se traduce en codigo XHTML del tipo :</text:p>
      <text:p text:style-name="P160">&lt;p&gt;</text:p>
      <text:p text:style-name="P179">&lt;strong&gt;Cesar Soplin&lt;/strong&gt;&lt;br/&gt; </text:p>
      <text:p text:style-name="P179">Jr. de la Unión 123&lt;br/&gt; </text:p>
      <text:p text:style-name="P179">Lima Perú&lt;br/&gt; </text:p>
      <text:p text:style-name="P179">987-654-32&lt;br/&gt;</text:p>
      <text:p text:style-name="P174">&lt;/p&gt;</text:p>
      <text:p text:style-name="P173"><text:span text:style-name="T11">Siendo así los visitantes del sitio verán nuestra información de contacto correctamente formateada, y </text:span><text:span text:style-name="T14">los buscadores</text:span><text:span text:style-name="T20"> </text:span><text:span text:style-name="T11">también la podrán indexar, el problema del asunto es que el buscador no sabe exactamente qué tipo de datos está indexando, ¿de qué trata el texto? no puede diferenciar si es una dirección o un párrafo de poesia.<text:line-break/>Aquí entran al juego los microformatos.</text:span></text:p>
      <text:h text:style-name="P230" text:outline-level="3">Si el texto anterior es publicado usando el siguiente codigo XHTML:</text:h>
      <text:p text:style-name="P160">&lt;div class="vcard"&gt;</text:p>
      <text:p text:style-name="P180"><text:s text:c="2"/><text:span text:style-name="T111">&lt;span class="fn n"&gt;</text:span></text:p>
      <text:p text:style-name="P180"><text:s text:c="3"/><text:span text:style-name="T111">&lt;span class="given-name"&gt;Cesar&lt;/span&gt;</text:span></text:p>
      <text:p text:style-name="P180"><text:s text:c="3"/><text:span text:style-name="T111">&lt;span class="additional-name"&gt;Soplin&lt;/span&gt;</text:span></text:p>
      <text:p text:style-name="P180"><text:s text:c="3"/><text:span text:style-name="T111">&lt;span class="family-name"&gt;&lt;/span&gt;</text:span></text:p>
      <text:p text:style-name="P180"><text:soft-page-break/><text:s text:c="2"/><text:span text:style-name="T111">&lt;/span&gt;</text:span></text:p>
      <text:p text:style-name="P180"><text:s text:c="2"/><text:span text:style-name="T111">&lt;div class="adr"&gt;</text:span></text:p>
      <text:p text:style-name="P180"><text:s text:c="3"/><text:span text:style-name="T111">&lt;div class="street-address"&gt;Jr. de la Unión 123&lt;/div&gt;</text:span></text:p>
      <text:p text:style-name="P180"><text:s text:c="3"/><text:span text:style-name="T111">&lt;span class="locality"&gt;Lima&lt;/span&gt;</text:span></text:p>
      <text:p text:style-name="P180"><text:s text:c="3"/><text:span text:style-name="T111">&lt;span class="country-name"&gt;Perú&lt;/span&gt;</text:span></text:p>
      <text:p text:style-name="P180"><text:s text:c="2"/><text:span text:style-name="T111">&lt;/div&gt;</text:span></text:p>
      <text:p text:style-name="P180"><text:s text:c="2"/><text:span text:style-name="T111">&lt;div class="tel"&gt;987-654-32&lt;/div&gt;</text:span></text:p>
      <text:p text:style-name="P175"><text:s text:c="2"/><text:span text:style-name="T111">&lt;/div&gt;</text:span></text:p>
      <text:p text:style-name="P159"><text:span text:style-name="T11">Vemos que sigue siendo código conocido, pero se diferencia al estar siendo formateado tomando en cuenta el </text:span><text:a xlink:type="simple" xlink:href="http://armonia.spiral-static.org/?2005/09/11/76-los-microformatos-y-la-semantica-hcard" text:style-name="Internet_20_link" text:visited-style-name="Visited_20_Internet_20_Link"><text:span text:style-name="T20">estandard hCard</text:span></text:a><text:span text:style-name="T11">, microformato usado para darle semántica a las información personal en la web, así, máquinas y los humanos sabremos de qué estamos hablando.</text:span></text:p>
      <text:p text:style-name="P125">35. ¿Qué cambios introduce HTML5 en relación a la semántica web?</text:p>
      <text:p text:style-name="P128"><text:span text:style-name="T58">HTML5 a</text:span><text:span text:style-name="T59">ñade etiquetas para manejar la </text:span><text:span text:style-name="T112">Web Semántica</text:span><text:span text:style-name="T109"> </text:span><text:span text:style-name="T59">(Web 3.0): header, footer, article, nav, time (fecha del contenido), link rel=</text:span><text:span text:style-name="T58">'</text:span><text:span text:style-name="T59"> </text:span><text:span text:style-name="T58">' </text:span><text:span text:style-name="T59">(tipo de contenido que se enlaza). </text:span></text:p>
      <text:p text:style-name="P108">Estas etiquetas permiten describir cuál es el significado del contenido. Por ejemplo su importancia, su finalidad y las relaciones que existen. No tienen especial impacto en la visualización, se orientan a buscadores.</text:p>
      <text:p text:style-name="P108">Los buscadores podrán indexar e interpretar esta meta información para no buscar simplemente apariciones de palabras en el texto de la página.</text:p>
      <text:p text:style-name="P108">Permite incorporar a las páginas ficheros RDF / OWL (con meta información) para describir relaciones entre los términos utilizados.</text:p>
      <text:list xml:id="list6765448896048967051" text:style-name="L34">
        <text:list-header>
          <text:p text:style-name="P228">Además, ofrece versatilidad en el manejo y animación de objetos simples, imágenes etc.</text:p>
        </text:list-header>
      </text:list>
      <text:p text:style-name="P178"/>
      <text:p text:style-name="P177">36. ¿Cuáles son los cambios y mejoras que propone CSS3?</text:p>
      <text:p text:style-name="P177"/>
      <text:p text:style-name="P58">Capacidades visuales avanzadas:</text:p>
      <text:p text:style-name="P58"/>
      <text:p text:style-name="P58">CSS 3 contiene varias mejoras en cuanto a interfaz gráfica, posicionamiento y tamaño de los objetos, usando condiciones de alineación para cada uno. El objetivo es que sea más sencillo posicionar los controles dentro de la página y que cuenten con otras características como desplazamiento.</text:p>
      <text:p text:style-name="P58"/>
      <text:p text:style-name="P58">Hojas de Estilo Aural:</text:p>
      <text:p text:style-name="P58"/>
      <text:p text:style-name="P58">Pretende utilizar las opciones de ciertos dispositivos con capacidades de reproducción de sonido. El módulo de audio podría agregar sonidos de fondo o efectos de transición que se activarían mediante determinado evento. Otras propiedades permitan controlar la posición del sonido que se está reproduciendo, etc.</text:p>
      <text:p text:style-name="P58"/>
      <text:p text:style-name="P58"/>
      <text:p text:style-name="P58"><text:soft-page-break/>Bordes y Fondos:</text:p>
      <text:p text:style-name="P58"/>
      <text:p text:style-name="P58">Las nuevas capacidades de CSS 3 permitirían entre otras cosas usar imágenes para los bordes, redondear y/o agregar sombras. Posicionamiento de elementos en pantalla: se podrá controlar de mejor manera los objetos y su dirección (horizontal o vertical).</text:p>
      <text:p text:style-name="P58">Además, se quiere incluir el módulo de paginación para crear pies de página, referencias cruzadas y construir cabeceras para títulos de secciones. También se desea introducir una nueva propiedad para dividir secciones en columnas.</text:p>
      <text:p text:style-name="P58"/>
      <text:p text:style-name="P58">Fuentes:</text:p>
      <text:p text:style-name="P58"/>
      <text:p text:style-name="Standard"><text:span text:style-name="T11">Nuevas funciones sobre todo encaminadas a brindar un mejor soporte a múltiples lenguajes. Se pretende volver a incluir el </text:span><text:span text:style-name="Source_20_Text"><text:span text:style-name="T11">@font-face </text:span></text:span><text:span text:style-name="T11">para utilizar fuentes externas.</text:span></text:p>
      <text:p text:style-name="Standard"><text:span text:style-name="T11">Otros cambios sustanciales serían un mejor modelo para trabajar CSS con </text:span><text:a xlink:type="simple" xlink:href="http://www.maestrosdelweb.com/editorial/dom/" text:style-name="Internet_20_link" text:visited-style-name="Visited_20_Internet_20_Link">DOM</text:a><text:span text:style-name="T20"> </text:span><text:span text:style-name="T11">incluyendo la posibilidad de cambiar valores a las propiedades, uso de </text:span><text:span text:style-name="Strong_20_Emphasis"><text:span text:style-name="T25">NAMESPACES </text:span></text:span><text:span text:style-name="T11">como </text:span><text:a xlink:type="simple" xlink:href="http://www.maestrosdelweb.com/editorial/desarrollo-web/xml/" text:style-name="Internet_20_link" text:visited-style-name="Visited_20_Internet_20_Link">XML</text:a><text:span text:style-name="T20"> </text:span><text:span text:style-name="T11">y la inclusión de un mejor soporte para manejo de expresiones matemáticas.</text:span></text:p>
      <text:p text:style-name="P58"/>
      <text:p text:style-name="P58">Roadmap de soporte de CSS 3 para los navegadores:</text:p>
      <text:p text:style-name="P58"/>
      <text:p text:style-name="P58">Lo que deberemos tomar en cuenta es que antes de saltar a empezar a migrar nuestro sitio a la versión CSS 3 la mayoría de los navegadores ya hayan implementado parte de estas nuevas especificaciones.</text:p>
      <text:p text:style-name="Standard"><text:span text:style-name="T11">Actualmente el desarrollo va con el navegador </text:span><text:a xlink:type="simple" xlink:href="http://www.maestrosdelweb.com/actualidad/2228/" text:style-name="Internet_20_link" text:visited-style-name="Visited_20_Internet_20_Link">Opera</text:a><text:span text:style-name="T20"> </text:span><text:span text:style-name="T11">a la cabeza seguido de WebKit. Opera 9.x incluso ya viene con soporte para los nuevas etiquetas de HTML 5. </text:span><text:a xlink:type="simple" xlink:href="http://www.mozilla.com/" text:style-name="Internet_20_link" text:visited-style-name="Visited_20_Internet_20_Link">Mozilla</text:a><text:span text:style-name="T20"> </text:span><text:span text:style-name="T11">y </text:span><text:a xlink:type="simple" xlink:href="http://www.maestrosdelweb.com/editorial/microsoft/" text:style-name="Internet_20_link" text:visited-style-name="Visited_20_Internet_20_Link"><text:span text:style-name="T20">Microsoft</text:span></text:a><text:span text:style-name="T11">aún no han presentado mayores cambios en sus exploradores </text:span><text:a xlink:type="simple" xlink:href="http://www.maestrosdelweb.com/editorial/firefox/" text:style-name="Internet_20_link" text:visited-style-name="Visited_20_Internet_20_Link">Firefox</text:a><text:span text:style-name="T20"> </text:span><text:span text:style-name="T11">e Internet Explorer, respectivamente.</text:span></text:p>
      <text:p text:style-name="Standard"><text:span text:style-name="T11">Por otro lugar el equipo de desarrollo de WebKit (donde podemos incluir a Konqueror y Safari) estado trabajando en dar soporte a estas nuevas propiedades. Los cambios también incluyen el regreso de la propiedad </text:span><text:span text:style-name="Source_20_Text"><text:span text:style-name="T11">@font-face </text:span></text:span><text:span text:style-name="T11">que permite la carga de un recurso tipográfico (es decir una fuente TTF) como de una imagen se tratase.</text:span></text:p>
      <text:p text:style-name="P58">Esta propiedad fue incluida en la especificación de CSS 2.0 y eliminada de la lista bajo la excusa de no ser utilizada. Los primeros en brindar el soporte a esta propiedad es el equipo de WebKit mediante un plugin.</text:p>
      <text:p text:style-name="P58"/>
      <text:p text:style-name="P62">37. ¿Qué son las media queries definidas en CSS3?</text:p>
      <text:p text:style-name="P101"><text:span text:style-name="T48"><text:line-break/></text:span><text:span text:style-name="T27">Las Media Queries son, en una traducción rápida, consultas de las características del medio donde se está visualizando una web y nos sirven para definir estilos condicionales, que solo se aplicarán en caso que esa consulta del medio sea satisfactoria.</text:span></text:p>
      <text:p text:style-name="P142">Son una de las herramientas fundamentales para implementar el "Responsive Web Design" y han llegado de la mano de las CSS3, convirtiéndose en un aliado fundamental de cualquier diseñador web.</text:p>
      <text:p text:style-name="P142">En la mayoría de los casos las Media Queries sirven para definir estilos diferentes para distintos tamaños de la pantalla. Son sencillas de entender y aplicar, aunque el estándar es bastante sofisticado, con diversas posibilidades. Existen muchos usos, algunos no tan habituales en el mundo del diseño actual, pero que podrán tener su protagonismo en algún momento.</text:p>
      <text:p text:style-name="P145"/>
      <text:p text:style-name="P145"/>
      <text:p text:style-name="P145"/>
      <text:p text:style-name="P145"/>
      <text:p text:style-name="P143"><text:soft-page-break/>Ejemplos:</text:p>
      <text:p text:style-name="P146"/>
      <text:p text:style-name="P148"><text:span text:style-name="Source_20_Text"><text:span text:style-name="T49">@media (min-width</text:span></text:span><text:span text:style-name="Source_20_Text"><text:span text:style-name="T51">:</text:span></text:span><text:span text:style-name="Source_20_Text"><text:span text:style-name="T49"> 500px)</text:span></text:span><text:span text:style-name="Source_20_Text"><text:span text:style-name="T54"> </text:span></text:span><text:span text:style-name="Source_20_Text"><text:span text:style-name="T51">{</text:span></text:span></text:p>
      <text:p text:style-name="P147"><text:span text:style-name="Source_20_Text"><text:span text:style-name="T43"><text:s text:c="4"/></text:span></text:span><text:span text:style-name="Source_20_Text"><text:span text:style-name="T52">h1</text:span></text:span><text:span text:style-name="Source_20_Text"><text:span text:style-name="T50">{</text:span></text:span></text:p>
      <text:p text:style-name="P147"><text:span text:style-name="Source_20_Text"><text:span text:style-name="T43"><text:s text:c="8"/></text:span></text:span><text:span text:style-name="Source_20_Text"><text:span text:style-name="T53">margin</text:span></text:span><text:span text:style-name="Source_20_Text"><text:span text:style-name="T50">:</text:span></text:span><text:span text:style-name="Source_20_Text"><text:span text:style-name="T42"> 1%</text:span></text:span><text:span text:style-name="Source_20_Text"><text:span text:style-name="T50">;</text:span></text:span></text:p>
      <text:p text:style-name="P147"><text:span text:style-name="Source_20_Text"><text:span text:style-name="T43"><text:s text:c="4"/></text:span></text:span><text:span text:style-name="Source_20_Text"><text:span text:style-name="T50">}</text:span></text:span></text:p>
      <text:p text:style-name="P147"><text:span text:style-name="Source_20_Text"><text:span text:style-name="T43"><text:s text:c="4"/></text:span></text:span><text:span text:style-name="Source_20_Text"><text:span text:style-name="T52">.estiloresponsive</text:span></text:span><text:span text:style-name="Source_20_Text"><text:span text:style-name="T50">{</text:span></text:span></text:p>
      <text:p text:style-name="P147"><text:span text:style-name="Source_20_Text"><text:span text:style-name="T43"><text:s text:c="8"/></text:span></text:span><text:span text:style-name="Source_20_Text"><text:span text:style-name="T53">float</text:span></text:span><text:span text:style-name="Source_20_Text"><text:span text:style-name="T50">:</text:span></text:span><text:span text:style-name="Source_20_Text"><text:span text:style-name="T42"> right</text:span></text:span><text:span text:style-name="Source_20_Text"><text:span text:style-name="T50">;</text:span></text:span></text:p>
      <text:p text:style-name="P147"><text:span text:style-name="Source_20_Text"><text:span text:style-name="T43"><text:s text:c="8"/></text:span></text:span><text:span text:style-name="Source_20_Text"><text:span text:style-name="T53">padding-left</text:span></text:span><text:span text:style-name="Source_20_Text"><text:span text:style-name="T50">:</text:span></text:span><text:span text:style-name="Source_20_Text"><text:span text:style-name="T42"> 15px</text:span></text:span><text:span text:style-name="Source_20_Text"><text:span text:style-name="T50">;</text:span></text:span><text:span text:style-name="Source_20_Text"><text:span text:style-name="T42"> </text:span></text:span></text:p>
      <text:p text:style-name="P147"><text:span text:style-name="Source_20_Text"><text:span text:style-name="T43"><text:s text:c="4"/></text:span></text:span><text:span text:style-name="Source_20_Text"><text:span text:style-name="T50">}</text:span></text:span></text:p>
      <text:p text:style-name="P147"><text:span text:style-name="Source_20_Text"><text:span text:style-name="T50">}</text:span></text:span></text:p>
      <text:p text:style-name="P146"/>
      <text:p text:style-name="P146"/>
      <text:p text:style-name="P148"><text:span text:style-name="Source_20_Text"><text:span text:style-name="T49">@media (max-width</text:span></text:span><text:span text:style-name="Source_20_Text"><text:span text:style-name="T51">:</text:span></text:span><text:span text:style-name="Source_20_Text"><text:span text:style-name="T49"> 600px) and (orientation</text:span></text:span><text:span text:style-name="Source_20_Text"><text:span text:style-name="T51">:</text:span></text:span><text:span text:style-name="Source_20_Text"><text:span text:style-name="T49"> landscape)</text:span></text:span><text:span text:style-name="Source_20_Text"><text:span text:style-name="T54"> </text:span></text:span><text:span text:style-name="Source_20_Text"><text:span text:style-name="T51">{</text:span></text:span></text:p>
      <text:p text:style-name="P147"><text:span text:style-name="Source_20_Text"><text:span text:style-name="T43"><text:s text:c="4"/></text:span></text:span><text:span text:style-name="Source_20_Text"><text:span text:style-name="T52">h1</text:span></text:span><text:span text:style-name="Source_20_Text"><text:span text:style-name="T50">{</text:span></text:span></text:p>
      <text:p text:style-name="P147"><text:span text:style-name="Source_20_Text"><text:span text:style-name="T43"><text:s text:c="8"/></text:span></text:span><text:span text:style-name="Source_20_Text"><text:span text:style-name="T53">color</text:span></text:span><text:span text:style-name="Source_20_Text"><text:span text:style-name="T50">:</text:span></text:span><text:span text:style-name="Source_20_Text"><text:span text:style-name="T42"> red</text:span></text:span><text:span text:style-name="Source_20_Text"><text:span text:style-name="T50">;</text:span></text:span></text:p>
      <text:p text:style-name="P147"><text:span text:style-name="Source_20_Text"><text:span text:style-name="T43"><text:s text:c="4"/></text:span></text:span><text:span text:style-name="Source_20_Text"><text:span text:style-name="T50">}</text:span></text:span></text:p>
      <text:p text:style-name="P147"><text:span text:style-name="Source_20_Text"><text:span text:style-name="T50">}</text:span></text:span></text:p>
      <text:p text:style-name="P146"/>
      <text:p text:style-name="P146"/>
      <text:p text:style-name="P148"><text:span text:style-name="Source_20_Text"><text:span text:style-name="T49">@media tv and (min-width</text:span></text:span><text:span text:style-name="Source_20_Text"><text:span text:style-name="T51">:</text:span></text:span><text:span text:style-name="Source_20_Text"><text:span text:style-name="T49"> 1200px)</text:span></text:span><text:span text:style-name="Source_20_Text"><text:span text:style-name="T51">{</text:span></text:span></text:p>
      <text:p text:style-name="P147"><text:span text:style-name="Source_20_Text"><text:span text:style-name="T43"><text:s text:c="4"/></text:span></text:span><text:span text:style-name="Source_20_Text"><text:span text:style-name="T52">h1</text:span></text:span><text:span text:style-name="Source_20_Text"><text:span text:style-name="T50">{</text:span></text:span></text:p>
      <text:p text:style-name="P147"><text:span text:style-name="Source_20_Text"><text:span text:style-name="T43"><text:s text:c="8"/></text:span></text:span><text:span text:style-name="Source_20_Text"><text:span text:style-name="T53">margin</text:span></text:span><text:span text:style-name="Source_20_Text"><text:span text:style-name="T50">:</text:span></text:span><text:span text:style-name="Source_20_Text"><text:span text:style-name="T42"> 10%</text:span></text:span><text:span text:style-name="Source_20_Text"><text:span text:style-name="T50">;</text:span></text:span></text:p>
      <text:p text:style-name="P147"><text:span text:style-name="Source_20_Text"><text:span text:style-name="T43"><text:s text:c="4"/></text:span></text:span><text:span text:style-name="Source_20_Text"><text:span text:style-name="T50">}</text:span></text:span></text:p>
      <text:p text:style-name="P147"><text:span text:style-name="Source_20_Text"><text:span text:style-name="T50">}</text:span></text:span></text:p>
      <text:p text:style-name="P147"/>
      <text:p text:style-name="P80"><text:span text:style-name="Source_20_Text"><text:span text:style-name="T21">En resumen es como una pseudoprogramacion en el CSS, son condiciones logicas que si se cumplen se realiza X accion sino se ignora.</text:span></text:span></text:p>
      <text:p text:style-name="P80"><text:span text:style-name="Source_20_Text"><text:span text:style-name="T21"/></text:span></text:p>
      <text:p text:style-name="Standard"><text:span text:style-name="Source_20_Text"><text:span text:style-name="T7">38. ¿Todos los navegadores aceptan las propiedades de CSS3?¿Identifique cuáles y qué versiones?</text:span></text:span></text:p>
      <text:p text:style-name="Standard"/>
      <text:p text:style-name="P88">La siguiente tabla muestra el soporte de CSS 1, CSS 2.1 y CSS 3 de los cinco navegadores más utilizados por los usuarios:</text:p>
      <text:p text:style-name="P88"/>
      <text:section text:style-name="Sect1" text:name="table_1_1">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table-cell table:style-name="Table10.A1" office:value-type="string">
                <text:p text:style-name="P171">Navegador</text:p>
              </table:table-cell>
              <table:table-cell table:style-name="Table10.A1" office:value-type="string">
                <text:p text:style-name="P171">Motor</text:p>
              </table:table-cell>
              <table:table-cell table:style-name="Table10.A1" office:value-type="string">
                <text:p text:style-name="P171">CSS 1</text:p>
              </table:table-cell>
              <table:table-cell table:style-name="Table10.A1" office:value-type="string">
                <text:p text:style-name="P171">CSS 2.1</text:p>
              </table:table-cell>
              <table:table-cell table:style-name="Table10.A1" office:value-type="string">
                <text:p text:style-name="P171">CSS 3</text:p>
              </table:table-cell>
            </table:table-row>
          </table:table-header-rows>
          <table:table-row>
            <table:table-cell table:style-name="Table10.A2" office:value-type="string">
              <text:p text:style-name="P165">Google Chrome</text:p>
            </table:table-cell>
            <table:table-cell table:style-name="Table10.B2" office:value-type="string">
              <text:p text:style-name="P165">WebKit</text:p>
            </table:table-cell>
            <table:table-cell table:style-name="Table10.C2" office:value-type="string">
              <text:p text:style-name="P165">Completo desde la versión 85 del motor</text:p>
            </table:table-cell>
            <table:table-cell table:style-name="Table10.D2" office:value-type="string">
              <text:p text:style-name="P165">Completo</text:p>
            </table:table-cell>
            <table:table-cell table:style-name="Table10.E2" office:value-type="string">
              <text:p text:style-name="P165">Todos los selectores, pseudo-clases y muchas propiedades</text:p>
            </table:table-cell>
          </table:table-row>
          <table:table-row>
            <table:table-cell table:style-name="Table10.A3" office:value-type="string">
              <text:p text:style-name="P165">Internet Explorer</text:p>
            </table:table-cell>
            <table:table-cell table:style-name="Table10.B3" office:value-type="string">
              <text:p text:style-name="P165">Trident</text:p>
            </table:table-cell>
            <table:table-cell table:style-name="Table10.C3" office:value-type="string">
              <text:p text:style-name="P165">Completo desde la versión 7.0 del navegador</text:p>
            </table:table-cell>
            <table:table-cell table:style-name="Table10.D3" office:value-type="string">
              <text:p text:style-name="P165">Completo</text:p>
            </table:table-cell>
            <table:table-cell table:style-name="Table10.E3" office:value-type="string">
              <text:p text:style-name="P165">Todos los selectores, pseudo-clases y muchas propiedades a partir de la versión 10.0 del navegador</text:p>
            </table:table-cell>
          </table:table-row>
          <text:soft-page-break/>
          <table:table-row>
            <table:table-cell table:style-name="Table10.A4" office:value-type="string">
              <text:p text:style-name="P165">Firefox</text:p>
            </table:table-cell>
            <table:table-cell table:style-name="Table10.B4" office:value-type="string">
              <text:p text:style-name="P165">Gecko</text:p>
            </table:table-cell>
            <table:table-cell table:style-name="Table10.C4" office:value-type="string">
              <text:p text:style-name="P165">Completo desde la versión 1.0 del navegador</text:p>
            </table:table-cell>
            <table:table-cell table:style-name="Table10.D4" office:value-type="string">
              <text:p text:style-name="P165">Completo</text:p>
            </table:table-cell>
            <table:table-cell table:style-name="Table10.E4" office:value-type="string">
              <text:p text:style-name="P165">Todos los selectores, pseudo-clases y muchas propiedades</text:p>
            </table:table-cell>
          </table:table-row>
          <table:table-row>
            <table:table-cell table:style-name="Table10.A5" office:value-type="string">
              <text:p text:style-name="P165">Safari</text:p>
            </table:table-cell>
            <table:table-cell table:style-name="Table10.B5" office:value-type="string">
              <text:p text:style-name="P165">WebKit</text:p>
            </table:table-cell>
            <table:table-cell table:style-name="Table10.C5" office:value-type="string">
              <text:p text:style-name="P165">Completo desde la versión 85 del motor</text:p>
            </table:table-cell>
            <table:table-cell table:style-name="Table10.D5" office:value-type="string">
              <text:p text:style-name="P165">Completo</text:p>
            </table:table-cell>
            <table:table-cell table:style-name="Table10.E5" office:value-type="string">
              <text:p text:style-name="P165">Todos los selectores, pseudo-clases y muchas propiedades</text:p>
            </table:table-cell>
          </table:table-row>
          <table:table-row>
            <table:table-cell table:style-name="Table10.A6" office:value-type="string">
              <text:p text:style-name="P165">Opera</text:p>
            </table:table-cell>
            <table:table-cell table:style-name="Table10.B6" office:value-type="string">
              <text:p text:style-name="P165">Presto</text:p>
            </table:table-cell>
            <table:table-cell table:style-name="Table10.C6" office:value-type="string">
              <text:p text:style-name="P165">Completo desde la versión 1.0 del navegador</text:p>
            </table:table-cell>
            <table:table-cell table:style-name="Table10.D6" office:value-type="string">
              <text:p text:style-name="P165">Completo</text:p>
            </table:table-cell>
            <table:table-cell table:style-name="Table10.E6" office:value-type="string">
              <text:p text:style-name="P165">Todos los selectores, pseudo-clases y muchas propiedades</text:p>
            </table:table-cell>
          </table:table-row>
        </table:table>
      </text:section>
      <text:p text:style-name="P149"/>
      <text:p text:style-name="P149">Los navegadores Firefox, Chrome, Safari y Opera son los más avanzados en el soporte de CSS, ya que incluyen muchos elementos de la futura versión CSS 3 y un soporte casi perfecto de la actual version 2.1.</text:p>
      <text:p text:style-name="P149">Por su parte, el navegador Internet Explorer sólo puede considerarse adecuado desde el punto de vista de CSS a partir de su versión 7. Internet Explorer 6, utilizado todavía por un número no despreciable de usuarios, sufre carencias muy importantes y contiene decenas de errores en su soporte de CSS. Internet Explorer 8 soporta casi todas las propiedades y características de CSS 2.1.</text:p>
      <text:p text:style-name="P150"/>
      <text:p text:style-name="P47">Marketing por Internet</text:p>
      <text:p text:style-name="P75"/>
      <text:p text:style-name="P48">39. Investigue qué son los conceptos SEO, SEM, SMO y SMM. Cuales son las características de cada uno.</text:p>
      <text:p text:style-name="P76"/>
      <text:p text:style-name="P2">SEO</text:p>
      <text:p text:style-name="P83"/>
      <text:p text:style-name="P83"><text:span text:style-name="Strong_20_Emphasis"><text:span text:style-name="T79">Optimización web o SEO </text:span></text:span><text:span text:style-name="T79">(search engine optimization) es un conjunto de técnicas que sirven para<text:line-break/>posicionar una página web de forma natural en Google, a través de la selección de las palabras claves.<text:line-break/><text:line-break/>Se caracteriza por ser un trabajo a largo plazo, donde se busca posicionar una empresa/producto/servicio.<text:line-break/>El </text:span><text:span text:style-name="Strong_20_Emphasis"><text:span text:style-name="T79">objetivo </text:span></text:span><text:span text:style-name="T79">no es solo posicionarse en Google sino también aumentar el volumen de usuarios a su sitio web.</text:span></text:p>
      <text:p text:style-name="P70"/>
      <text:p text:style-name="P74">Estrategias de SEO:</text:p>
      <text:p text:style-name="P72"/>
      <text:h text:style-name="P229" text:outline-level="2">MOTORES DE BÚSQUEDA</text:h>
      <text:p text:style-name="Text_20_body"><text:span text:style-name="T79">Se estudian y se investigan los motores de búsqueda más importantes, entre ellos Google con la mayor cantidad de búsquedas realizadas. Los buscadores van cambiando constantemente por eso es importante mantenerse actualizado a todos los cambios del </text:span><text:span text:style-name="T83">mundo digital</text:span><text:span text:style-name="T79">.</text:span></text:p>
      <text:p text:style-name="P70"/>
      <text:h text:style-name="P229" text:outline-level="2"><text:soft-page-break/>PALABRAS CLAVES</text:h>
      <text:p text:style-name="Text_20_body"><text:span text:style-name="T79">Se realiza una investigación de las </text:span><text:span text:style-name="Strong_20_Emphasis"><text:span text:style-name="T79">palabras claves </text:span></text:span><text:span text:style-name="T79">más relevantes para su empresa. Esta investigación es realizada por un </text:span><text:span text:style-name="Strong_20_Emphasis"><text:span text:style-name="T79">analista de SEO</text:span></text:span><text:span text:style-name="T79">. Se analiza la demanda de palabras claves por mes, la dificultad de esa palabra y su competencia.<text:line-break/>Una vez seleccionadas las </text:span><text:span text:style-name="Strong_20_Emphasis"><text:span text:style-name="T79">palabras claves </text:span></text:span><text:span text:style-name="T79">se muestran al cliente para corroborar el tipo de estrategia que se va a realizar.</text:span></text:p>
      <text:p text:style-name="P70"/>
      <text:h text:style-name="P229" text:outline-level="2">META TAGS</text:h>
      <text:p text:style-name="Text_20_body"><text:span text:style-name="T79">Se optimizan los </text:span><text:span text:style-name="Strong_20_Emphasis"><text:span text:style-name="T79">meta tags </text:span></text:span><text:span text:style-name="T79">de cada sección del sitio web. Tanto el title como description tienen que ser únicos y relevantes a esa sección. Siempre incluyendo las </text:span><text:span text:style-name="Strong_20_Emphasis"><text:span text:style-name="T79">palabras claves </text:span></text:span><text:span text:style-name="T79">seleccionadas y con el máximo de caracteres. Tiene que ser atractivo para el usuario, llamando su atención con el objetivo de que haga click en el resultado que Google le muestra.</text:span></text:p>
      <text:p text:style-name="P70"/>
      <text:h text:style-name="P229" text:outline-level="2">CONTENIDO - ARQUITECTURA</text:h>
      <text:p text:style-name="Text_20_body"><text:span text:style-name="T79">El contenido de la página web tiene que estar optimizado con las </text:span><text:span text:style-name="Strong_20_Emphasis"><text:span text:style-name="T79">palabras claves </text:span></text:span><text:span text:style-name="T79">seleccionadas. Es ideal que el texto sea creativo, único e interesante para el usuario. Nunca utilizar contenido duplicado y brindar soluciones a los usuarios. También optimizar los títulos e imágenes de cada una de las secciones de la web. Cada uno de los títulos tiene que tener su jerarquía (h1/h2) con </text:span><text:span text:style-name="Strong_20_Emphasis"><text:span text:style-name="T79">palabras claves </text:span></text:span><text:span text:style-name="T79">y cada imagen con sus alt/title.</text:span></text:p>
      <text:p text:style-name="P70"/>
      <text:h text:style-name="P229" text:outline-level="2">URLS</text:h>
      <text:p text:style-name="Text_20_body"><text:span text:style-name="T83">La optimización de la URL </text:span><text:span text:style-name="T79">es una de las partes más importantes a la hora de implementar </text:span><text:span text:style-name="Strong_20_Emphasis"><text:span text:style-name="T79">SEO </text:span></text:span><text:span text:style-name="T79">de una página web.<text:line-break/>Una URL sencilla y con </text:span><text:span text:style-name="Strong_20_Emphasis"><text:span text:style-name="T79">palabras claves </text:span></text:span><text:span text:style-name="T79">facilita el posicionamiento en los buscadores, además de facilitar la comprensión del sitio para los usuarios, es por eso que es necesario modificarlas.<text:line-break/>Muchos usuarios pueden sentirse incómodos al ingresar a una página con URL largas o extrañas, deben ser redactadas de forma amigable y fácil de recordar.</text:span></text:p>
      <text:p text:style-name="P70"/>
      <text:h text:style-name="P229" text:outline-level="2">LINK BUILDING</text:h>
      <text:p text:style-name="Text_20_body"><text:span text:style-name="T79">Hay dos tipos de </text:span><text:span text:style-name="Strong_20_Emphasis"><text:span text:style-name="T79">Link Building</text:span></text:span><text:span text:style-name="T79">: uno interno y otro externo. Interno significa linkear todas las secciones de una página web entre ellas y que los usuarios puedan navegar un sitio web de forma fluida y sin barreras.<text:line-break/>La otra cara del </text:span><text:span text:style-name="Strong_20_Emphasis"><text:span text:style-name="T79">Link Building </text:span></text:span><text:span text:style-name="T79">es el externo.Vamos a buscar aquellos sitios webs que sean relevantes al nuestro, donde podamos poner un link que nos lleve a nuestra página web. Se buscan sitios con un </text:span><text:span text:style-name="T83">PageRank</text:span><text:span text:style-name="T79"> elevado y con mucho tráfico.</text:span></text:p>
      <text:p text:style-name="P97"/>
      <text:p text:style-name="P97"/>
      <text:p text:style-name="P97"/>
      <text:p text:style-name="P97"><text:soft-page-break/>SEM</text:p>
      <text:p text:style-name="Standard"><text:span text:style-name="Strong_20_Emphasis"><text:span text:style-name="T17">Es el acrónimo de </text:span></text:span><text:span text:style-name="Strong_20_Emphasis"><text:span text:style-name="Emphasis"><text:span text:style-name="T17">(Search Engine Marketing) </text:span></text:span></text:span><text:span text:style-name="T16">o como definición más llana es la posibilidad de </text:span><text:span text:style-name="Strong_20_Emphasis"><text:span text:style-name="T17">crear campañas de anuncios por clic en internet </text:span></text:span><text:span text:style-name="T16">a través de los buscadores más comunes. Como Yahoo o Google.</text:span></text:p>
      <text:p text:style-name="P25"/>
      <text:p text:style-name="P70">Estas herramientas nos las ofrecen los propios buscadores para publicitarnos a través de sus medios (o servidores de anuncios) para publicitarnos en sus medios de búsqueda o redes de contenidos.</text:p>
      <text:p text:style-name="P70">En los últimos años estas potentes herramienta de alcance global han permitido dar a conocer rápidamente productos, servicios o marcas a través de la Red. Mediante una optimización oportuna podemos conseguir un retorno de inversión (ROI) más eficiente y rápido y así poder optimizar nuestras campañas.</text:p>
      <text:p text:style-name="P20"/>
      <text:p text:style-name="Standard"><text:span text:style-name="T16">Con </text:span><text:span text:style-name="Emphasis"><text:span text:style-name="T17">SEM </text:span></text:span><text:span text:style-name="T16">podemos aumentar el tráfico de nuestra página a través de lo que se denomina tráfico pagado.</text:span></text:p>
      <text:p text:style-name="P25"/>
      <text:p text:style-name="Standard"><text:span text:style-name="T16">El </text:span><text:span text:style-name="Emphasis"><text:span text:style-name="T17">SEM </text:span></text:span><text:span text:style-name="T16">está inexorablemente relacionado al posicionamiento natural o también denominado </text:span><text:span text:style-name="T37">SEO </text:span><text:span text:style-name="T16">(siempre necesario para el óptimo funcionamiento de una página).</text:span></text:p>
      <text:p text:style-name="P95"/>
      <text:p text:style-name="P98">SMO</text:p>
      <text:p text:style-name="P82"><text:span text:style-name="T16">SMO o </text:span><text:span text:style-name="T30">Social Media Optimization</text:span><text:span text:style-name="T16">, traducido del </text:span><text:span text:style-name="T18">inglés</text:span><text:span text:style-name="T36"> </text:span><text:span text:style-name="T16">como «Optimización de los </text:span><text:a xlink:type="simple" xlink:href="https://es.wikipedia.org/wiki/Medio_social" text:style-name="Internet_20_link" text:visited-style-name="Visited_20_Internet_20_Link"><text:span text:style-name="T36">medios sociales</text:span></text:a><text:span text:style-name="T16">», es un término de </text:span><text:span text:style-name="T18">marketing</text:span><text:span text:style-name="T36"> </text:span><text:span text:style-name="T16">que hace referencia a la </text:span><text:span text:style-name="T18">estrategia </text:span><text:span text:style-name="T16">y conjunto de acciones llevadas a cabo en redes sociales y comunidades online con una finalidad </text:span><text:span text:style-name="T18">publicitaria</text:span><text:span text:style-name="T36"> </text:span><text:span text:style-name="T16">o </text:span><text:a xlink:type="simple" xlink:href="https://es.wikipedia.org/wiki/Comercio" text:style-name="Internet_20_link" text:visited-style-name="Visited_20_Internet_20_Link"><text:span text:style-name="T36">comercial</text:span></text:a><text:span text:style-name="T16">. El término fue creado por</text:span><text:span text:style-name="T36"> </text:span><text:span text:style-name="T38">Rohit Bhargava </text:span><text:span text:style-name="T16">y debido a la proliferación de sitios sociales, el tiempo que los usuarios pasan en ellos y los beneficios que aporta en términos de tráfico y posicionamiento en buscadores ha adquirido una gran relevancia por parte de empresas y expertos en marketing digital. Este trabajo es en general realizado por un Social Media Manager, (o </text:span><text:a xlink:type="simple" xlink:href="https://es.wikipedia.org/wiki/Community_Manager" text:style-name="Internet_20_link" text:visited-style-name="Visited_20_Internet_20_Link"><text:span text:style-name="T36">Community Manager</text:span></text:a><text:span text:style-name="T16">), o un administrador de un </text:span><text:a xlink:type="simple" xlink:href="https://es.wikipedia.org/wiki/Medio_social" text:style-name="Internet_20_link" text:visited-style-name="Visited_20_Internet_20_Link"><text:span text:style-name="T36">medio social</text:span></text:a><text:span text:style-name="T16">.</text:span></text:p>
      <text:p text:style-name="P27"/>
      <text:p text:style-name="P81"><text:span text:style-name="T16">Por tanto, el Social Media Manager, tiene como objetivo apoyar a los profesionales y a las empresas, optimizando y conociendo las mejores estrategias de </text:span><text:span text:style-name="T19">marketing viral</text:span><text:span text:style-name="T36"> </text:span><text:span text:style-name="T16">y sociales, para la gestión de sus </text:span><text:span text:style-name="T19">redes sociales</text:span><text:span text:style-name="T36"> </text:span><text:span text:style-name="T16">y comunidades online (Twitter, Youtube, Facebook, Linkedin, etc.). Así mismo conoce las tendencias de la </text:span><text:a xlink:type="simple" xlink:href="https://es.wikipedia.org/wiki/Web_social" text:style-name="Internet_20_link" text:visited-style-name="Visited_20_Internet_20_Link"><text:span text:style-name="T36">web social</text:span></text:a><text:span text:style-name="T16">, sus herramientas de optimización y productividad para aprovechar mejor los recursos de Internet. El Administrador de Redes Sociales podrá ser contactado en el horario habitual de oficina y se encargará de escribir entradas originales de blog y artículos relacionados a su industria, negocio u otros temas que serán publicados en su blog y promovidos a través de sus cuentas en redes sociales.</text:span></text:p>
      <text:p text:style-name="P96"/>
      <text:p text:style-name="P99">SMM</text:p>
      <text:p text:style-name="P84"><text:span text:style-name="T79">El SMM o Social Media Marketing (</text:span><text:span text:style-name="Strong_20_Emphasis"><text:span text:style-name="T79">Marketing en medios sociales</text:span></text:span><text:span text:style-name="T79">) tiene la función de promover un sitio Web mediante enlaces y contenido a través de las redes sociales, en cualquiera de sus formas como por ejemplo utilizando Facebook. Los resultados que se pueden obtener al aplicar el </text:span><text:span text:style-name="Strong_20_Emphasis"><text:span text:style-name="T79">SMM </text:span></text:span><text:span text:style-name="T79">suelen ser muy positivos ya que generan reconocimiento por parte de los usuarios, facilita el feedback entre cliente y empresa.</text:span></text:p>
      <text:p text:style-name="P71"><text:line-break/>Quizás lo más importante es que nos permite segmentar nuestro público para llegar a nuestros clientes potenciales según las características geográficas, demográficas, de género, socio económicas etc.</text:p>
      <text:p text:style-name="P84"><text:span text:style-name="T79"><text:line-break/>Por ejemplo un “Psicólogo en </text:span><text:span text:style-name="Strong_20_Emphasis"><text:span text:style-name="T79">Madrid</text:span></text:span><text:span text:style-name="T79">” aparecerá en Facebook únicamente a las personas que </text:span><text:soft-page-break/><text:span text:style-name="T79">residan en Madrid o un gimnasio exclusivo para mujeres en </text:span><text:span text:style-name="Strong_20_Emphasis"><text:span text:style-name="T79">Barcelona </text:span></text:span><text:span text:style-name="T79">aparecerá únicamente para ese segmento geográfico y de género.</text:span></text:p>
      <text:p text:style-name="P84"><text:span text:style-name="T79"><text:line-break/>Es un término que apareció un tiempo después que el de SMO, haciendo referencia al uso de las redes sociales para difundir mensajes y contenidos utilizando diferentes formas de </text:span><text:span text:style-name="T82">marketing viral</text:span><text:span text:style-name="T7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Helvetica, sans-serif"/>
    <style:font-face style:name="Consolas" svg:font-family="Consolas, Monaco, 'Andale Mono', monospace"/>
    <style:font-face style:name="Crimson Text" svg:font-family="'Crimson Text', serif"/>
    <style:font-face style:name="Droid Sans" svg:font-family="'Droid Sans', Arial, sans-serif"/>
    <style:font-face style:name="Geneva" svg:font-family="Geneva, Tahoma, 'Nimbus Sans L', sans-serif"/>
    <style:font-face style:name="Montserrat" svg:font-family="Montserrat, sans-serif"/>
    <style:font-face style:name="Open Sans" svg:font-family="'Open Sans', 'Helvetica Neue', Helvetica, Arial, sans-serif"/>
    <style:font-face style:name="Source Sans Pro" svg:font-family="'Source Sans Pro', Helvetica, sans-serif"/>
    <style:font-face style:name="Verdana" svg:font-family="Verdana, 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acronym"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 </meta:initial-creator>
    <meta:creation-date>2015-08-26T16:41:38.472905768</meta:creation-date>
    <dc:date>2016-09-01T14:36:53.964056696</dc:date>
    <meta:editing-duration>P1DT21H46M22S</meta:editing-duration>
    <meta:editing-cycles>97</meta:editing-cycles>
    <meta:generator>LibreOffice/5.0.3.2$Linux_X86_64 LibreOffice_project/00m0$Build-2</meta:generator>
    <meta:document-statistic meta:table-count="10" meta:image-count="0" meta:object-count="0" meta:page-count="28" meta:paragraph-count="557" meta:word-count="9185" meta:character-count="57136" meta:non-whitespace-character-count="48528"/>
  </office:meta>
</office:document-meta>
</file>